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4b2bf"/>
    </style:style>
    <style:style style:name="P717" style:family="paragraph" style:parent-style-name="Исходный_20_код">
      <style:text-properties officeooo:rsid="1153c38f" officeooo:paragraph-rsid="11556290"/>
    </style:style>
    <style:style style:name="P718" style:family="paragraph" style:parent-style-name="Исходный_20_код">
      <style:text-properties officeooo:rsid="1153c38f" officeooo:paragraph-rsid="11558fd5"/>
    </style:style>
    <style:style style:name="P719" style:family="paragraph" style:parent-style-name="Исходный_20_код">
      <style:text-properties officeooo:rsid="1153c38f" officeooo:paragraph-rsid="115a82a7"/>
    </style:style>
    <style:style style:name="P720" style:family="paragraph" style:parent-style-name="Text_20_body">
      <style:text-properties officeooo:rsid="115f7d73" officeooo:paragraph-rsid="115f7d73"/>
    </style:style>
    <style:style style:name="P721" style:family="paragraph" style:parent-style-name="Text_20_body">
      <style:text-properties officeooo:rsid="1161b3c3" officeooo:paragraph-rsid="1161b3c3"/>
    </style:style>
    <style:style style:name="P722" style:family="paragraph" style:parent-style-name="Text_20_body">
      <style:text-properties officeooo:rsid="116249f8" officeooo:paragraph-rsid="116249f8"/>
    </style:style>
    <style:style style:name="P723" style:family="paragraph" style:parent-style-name="Text_20_body">
      <style:text-properties officeooo:rsid="116269a7" officeooo:paragraph-rsid="116269a7"/>
    </style:style>
    <style:style style:name="P724" style:family="paragraph" style:parent-style-name="Text_20_body">
      <style:text-properties officeooo:rsid="116523c9" officeooo:paragraph-rsid="116523c9"/>
    </style:style>
    <style:style style:name="P725" style:family="paragraph" style:parent-style-name="Text_20_body">
      <style:text-properties officeooo:rsid="116642a3" officeooo:paragraph-rsid="116642a3"/>
    </style:style>
    <style:style style:name="P726" style:family="paragraph" style:parent-style-name="Text_20_body">
      <style:text-properties officeooo:rsid="116642a3" officeooo:paragraph-rsid="1166da97"/>
    </style:style>
    <style:style style:name="P727" style:family="paragraph" style:parent-style-name="Text_20_body">
      <style:text-properties officeooo:rsid="116ddb64" officeooo:paragraph-rsid="116ddb64"/>
    </style:style>
    <style:style style:name="P728" style:family="paragraph" style:parent-style-name="Исходный_20_код">
      <style:text-properties officeooo:paragraph-rsid="1151bd16"/>
    </style:style>
    <style:style style:name="P729" style:family="paragraph" style:parent-style-name="Исходный_20_код">
      <style:text-properties officeooo:paragraph-rsid="11525ee2"/>
    </style:style>
    <style:style style:name="P730" style:family="paragraph" style:parent-style-name="Heading_20_1">
      <style:text-properties officeooo:rsid="030668d5" officeooo:paragraph-rsid="09af3c4c"/>
    </style:style>
    <style:style style:name="P731" style:family="paragraph" style:parent-style-name="Heading_20_1">
      <style:text-properties officeooo:rsid="08376563" officeooo:paragraph-rsid="0975b3ad"/>
    </style:style>
    <style:style style:name="P732" style:family="paragraph" style:parent-style-name="Heading_20_1">
      <style:text-properties officeooo:paragraph-rsid="0f9d303d"/>
    </style:style>
    <style:style style:name="P733" style:family="paragraph" style:parent-style-name="Heading_20_2">
      <style:text-properties officeooo:rsid="0ff39871" officeooo:paragraph-rsid="0ff39871"/>
    </style:style>
    <style:style style:name="P734" style:family="paragraph" style:parent-style-name="Heading_20_2">
      <style:text-properties officeooo:paragraph-rsid="09af3c4c"/>
    </style:style>
    <style:style style:name="P735" style:family="paragraph" style:parent-style-name="Heading_20_2">
      <style:text-properties officeooo:rsid="0b4cbee6" officeooo:paragraph-rsid="0b4cbee6"/>
    </style:style>
    <style:style style:name="P736" style:family="paragraph" style:parent-style-name="Heading_20_2">
      <style:text-properties officeooo:rsid="0b9b4934" officeooo:paragraph-rsid="0b9b4934"/>
    </style:style>
    <style:style style:name="P737" style:family="paragraph" style:parent-style-name="Heading_20_2">
      <style:text-properties officeooo:paragraph-rsid="0bc0ed1b"/>
    </style:style>
    <style:style style:name="P738" style:family="paragraph" style:parent-style-name="Heading_20_2">
      <style:text-properties officeooo:paragraph-rsid="07294ebc"/>
    </style:style>
    <style:style style:name="P739" style:family="paragraph" style:parent-style-name="Heading_20_2">
      <style:text-properties officeooo:rsid="0007ce7d" officeooo:paragraph-rsid="01023fd0"/>
    </style:style>
    <style:style style:name="P740" style:family="paragraph" style:parent-style-name="Heading_20_2">
      <style:text-properties officeooo:rsid="0506f2f0" officeooo:paragraph-rsid="0c23ba8f"/>
    </style:style>
    <style:style style:name="P741" style:family="paragraph" style:parent-style-name="Heading_20_2">
      <style:text-properties officeooo:paragraph-rsid="0c23ba8f"/>
    </style:style>
    <style:style style:name="P742" style:family="paragraph" style:parent-style-name="Heading_20_2">
      <style:text-properties officeooo:rsid="0fac5dfd" officeooo:paragraph-rsid="0fac5dfd"/>
    </style:style>
    <style:style style:name="P743" style:family="paragraph" style:parent-style-name="Heading_20_2">
      <style:text-properties officeooo:paragraph-rsid="0be41be8"/>
    </style:style>
    <style:style style:name="P744" style:family="paragraph" style:parent-style-name="Heading_20_2">
      <style:text-properties officeooo:paragraph-rsid="10560b18"/>
    </style:style>
    <style:style style:name="P745" style:family="paragraph" style:parent-style-name="Heading_20_2">
      <style:text-properties officeooo:paragraph-rsid="0ae9a132"/>
    </style:style>
    <style:style style:name="P746" style:family="paragraph" style:parent-style-name="Heading_20_2">
      <style:text-properties officeooo:rsid="10091087" officeooo:paragraph-rsid="10091087"/>
    </style:style>
    <style:style style:name="P747" style:family="paragraph" style:parent-style-name="Heading_20_2">
      <style:text-properties officeooo:paragraph-rsid="047bd7da"/>
    </style:style>
    <style:style style:name="P748" style:family="paragraph" style:parent-style-name="Heading_20_2">
      <style:text-properties officeooo:paragraph-rsid="1007e8f1"/>
    </style:style>
    <style:style style:name="P749" style:family="paragraph" style:parent-style-name="Heading_20_2">
      <style:text-properties officeooo:rsid="0c60ed75" officeooo:paragraph-rsid="0c60ed75"/>
    </style:style>
    <style:style style:name="P750" style:family="paragraph" style:parent-style-name="Heading_20_2">
      <style:text-properties officeooo:rsid="0e79e90b" officeooo:paragraph-rsid="0e79e90b"/>
    </style:style>
    <style:style style:name="P751" style:family="paragraph" style:parent-style-name="Heading_20_3">
      <style:text-properties officeooo:rsid="0c495917" officeooo:paragraph-rsid="0c495917"/>
    </style:style>
    <style:style style:name="P752" style:family="paragraph" style:parent-style-name="Heading_20_3">
      <style:text-properties officeooo:rsid="061d21be" officeooo:paragraph-rsid="061d21be"/>
    </style:style>
    <style:style style:name="P753" style:family="paragraph" style:parent-style-name="Heading_20_3">
      <style:text-properties officeooo:rsid="09582543" officeooo:paragraph-rsid="09582543"/>
    </style:style>
    <style:style style:name="P754" style:family="paragraph" style:parent-style-name="Heading_20_3">
      <style:text-properties officeooo:rsid="0975b3ad" officeooo:paragraph-rsid="0975b3ad"/>
    </style:style>
    <style:style style:name="P755" style:family="paragraph" style:parent-style-name="Heading_20_3">
      <style:text-properties officeooo:paragraph-rsid="01023fd0"/>
    </style:style>
    <style:style style:name="P756" style:family="paragraph" style:parent-style-name="Heading_20_3">
      <style:text-properties officeooo:rsid="00fb200b" officeooo:paragraph-rsid="01023fd0"/>
    </style:style>
    <style:style style:name="P757" style:family="paragraph" style:parent-style-name="Heading_20_3">
      <style:text-properties officeooo:rsid="02524ea3" officeooo:paragraph-rsid="02524ea3"/>
    </style:style>
    <style:style style:name="P758" style:family="paragraph" style:parent-style-name="Heading_20_3">
      <style:text-properties officeooo:rsid="0251c04e" officeooo:paragraph-rsid="089539aa"/>
    </style:style>
    <style:style style:name="P759" style:family="paragraph" style:parent-style-name="Heading_20_3">
      <style:text-properties officeooo:rsid="0251c04e" officeooo:paragraph-rsid="0c5cade4"/>
    </style:style>
    <style:style style:name="P760" style:family="paragraph" style:parent-style-name="Heading_20_3">
      <style:text-properties officeooo:rsid="0251c04e" officeooo:paragraph-rsid="05049cfa"/>
    </style:style>
    <style:style style:name="P761" style:family="paragraph" style:parent-style-name="Heading_20_3">
      <style:text-properties officeooo:rsid="0251c04e" officeooo:paragraph-rsid="0251c04e"/>
    </style:style>
    <style:style style:name="P762" style:family="paragraph" style:parent-style-name="Heading_20_3">
      <style:text-properties officeooo:rsid="04306acc" officeooo:paragraph-rsid="04306acc"/>
    </style:style>
    <style:style style:name="P763" style:family="paragraph" style:parent-style-name="Heading_20_3">
      <style:text-properties officeooo:paragraph-rsid="0845f5a3"/>
    </style:style>
    <style:style style:name="P764" style:family="paragraph" style:parent-style-name="Heading_20_3">
      <style:text-properties officeooo:rsid="07060c18" officeooo:paragraph-rsid="07060c18"/>
    </style:style>
    <style:style style:name="P765" style:family="paragraph" style:parent-style-name="Heading_20_3">
      <style:text-properties officeooo:rsid="04a0107e" officeooo:paragraph-rsid="04c9d0e6"/>
    </style:style>
    <style:style style:name="P766" style:family="paragraph" style:parent-style-name="Heading_20_3">
      <style:text-properties officeooo:rsid="04a0107e" officeooo:paragraph-rsid="04a0107e"/>
    </style:style>
    <style:style style:name="P767" style:family="paragraph" style:parent-style-name="Heading_20_3">
      <style:text-properties officeooo:rsid="04a234b8" officeooo:paragraph-rsid="04a234b8"/>
    </style:style>
    <style:style style:name="P768" style:family="paragraph" style:parent-style-name="Heading_20_3">
      <style:text-properties officeooo:rsid="04a234b8" officeooo:paragraph-rsid="0c373b60"/>
    </style:style>
    <style:style style:name="P769" style:family="paragraph" style:parent-style-name="Heading_20_3">
      <style:text-properties officeooo:rsid="04a4a5b3" officeooo:paragraph-rsid="04a4a5b3"/>
    </style:style>
    <style:style style:name="P770" style:family="paragraph" style:parent-style-name="Heading_20_3">
      <style:text-properties officeooo:rsid="04a4a5b3" officeooo:paragraph-rsid="0c373b60"/>
    </style:style>
    <style:style style:name="P771" style:family="paragraph" style:parent-style-name="Heading_20_3">
      <style:text-properties officeooo:rsid="04a4a5b3" officeooo:paragraph-rsid="0c356a37"/>
    </style:style>
    <style:style style:name="P772" style:family="paragraph" style:parent-style-name="Heading_20_3">
      <style:text-properties officeooo:rsid="04a4e6c6" officeooo:paragraph-rsid="04a4e6c6"/>
    </style:style>
    <style:style style:name="P773" style:family="paragraph" style:parent-style-name="Heading_20_3">
      <style:text-properties officeooo:rsid="04a88932" officeooo:paragraph-rsid="0c356a37"/>
    </style:style>
    <style:style style:name="P774" style:family="paragraph" style:parent-style-name="Heading_20_3">
      <style:text-properties officeooo:rsid="04aa6536" officeooo:paragraph-rsid="04aa6536"/>
    </style:style>
    <style:style style:name="P775" style:family="paragraph" style:parent-style-name="Heading_20_3">
      <style:text-properties officeooo:rsid="04b01eb2" officeooo:paragraph-rsid="04b01eb2"/>
    </style:style>
    <style:style style:name="P776" style:family="paragraph" style:parent-style-name="Heading_20_3">
      <style:text-properties officeooo:paragraph-rsid="1007e8f1"/>
    </style:style>
    <style:style style:name="P777" style:family="paragraph" style:parent-style-name="Heading_20_3">
      <style:text-properties officeooo:rsid="088978d3" officeooo:paragraph-rsid="088978d3"/>
    </style:style>
    <style:style style:name="P778" style:family="paragraph" style:parent-style-name="Heading_20_3">
      <style:text-properties officeooo:paragraph-rsid="087a0a4f"/>
    </style:style>
    <style:style style:name="P779" style:family="paragraph" style:parent-style-name="Heading_20_3">
      <style:text-properties officeooo:paragraph-rsid="069e3f3c"/>
    </style:style>
    <style:style style:name="P780" style:family="paragraph" style:parent-style-name="Heading_20_3">
      <style:text-properties officeooo:paragraph-rsid="06903f5c"/>
    </style:style>
    <style:style style:name="P781" style:family="paragraph" style:parent-style-name="Heading_20_3">
      <style:text-properties officeooo:rsid="07d05194" officeooo:paragraph-rsid="084bf5e0"/>
    </style:style>
    <style:style style:name="P782" style:family="paragraph" style:parent-style-name="Heading_20_3">
      <style:text-properties officeooo:rsid="07d05194" officeooo:paragraph-rsid="08505a1a"/>
    </style:style>
    <style:style style:name="P783" style:family="paragraph" style:parent-style-name="Heading_20_3">
      <style:text-properties officeooo:rsid="07d05194" officeooo:paragraph-rsid="11127a1b"/>
    </style:style>
    <style:style style:name="P784" style:family="paragraph" style:parent-style-name="Heading_20_3">
      <style:text-properties officeooo:rsid="07d05194" officeooo:paragraph-rsid="11168658"/>
    </style:style>
    <style:style style:name="P785" style:family="paragraph" style:parent-style-name="Heading_20_3">
      <style:text-properties officeooo:rsid="07d05194" officeooo:paragraph-rsid="111b4f28"/>
    </style:style>
    <style:style style:name="P786" style:family="paragraph" style:parent-style-name="Heading_20_3">
      <style:text-properties officeooo:paragraph-rsid="11168658"/>
    </style:style>
    <style:style style:name="P787" style:family="paragraph" style:parent-style-name="Heading_20_3">
      <style:text-properties officeooo:paragraph-rsid="11127a1b"/>
    </style:style>
    <style:style style:name="P788" style:family="paragraph" style:parent-style-name="Heading_20_3">
      <style:text-properties officeooo:paragraph-rsid="0858963c"/>
    </style:style>
    <style:style style:name="P789" style:family="paragraph" style:parent-style-name="Heading_20_3">
      <style:text-properties officeooo:paragraph-rsid="087290ff"/>
    </style:style>
    <style:style style:name="P790" style:family="paragraph" style:parent-style-name="Heading_20_3">
      <style:text-properties officeooo:rsid="0861cddb" officeooo:paragraph-rsid="0d9b3c16"/>
    </style:style>
    <style:style style:name="P791" style:family="paragraph" style:parent-style-name="Heading_20_3">
      <style:text-properties officeooo:rsid="0861cddb" officeooo:paragraph-rsid="0d9d607c"/>
    </style:style>
    <style:style style:name="P792" style:family="paragraph" style:parent-style-name="Heading_20_3">
      <style:text-properties officeooo:rsid="0861cddb" officeooo:paragraph-rsid="0dbc64e8"/>
    </style:style>
    <style:style style:name="P793" style:family="paragraph" style:parent-style-name="Heading_20_3">
      <style:text-properties officeooo:paragraph-rsid="0874e748"/>
    </style:style>
    <style:style style:name="P794" style:family="paragraph" style:parent-style-name="Heading_20_3">
      <style:text-properties officeooo:paragraph-rsid="087d3abf"/>
    </style:style>
    <style:style style:name="P795" style:family="paragraph" style:parent-style-name="Heading_20_3">
      <style:text-properties officeooo:paragraph-rsid="087f2f39"/>
    </style:style>
    <style:style style:name="P796" style:family="paragraph" style:parent-style-name="Heading_20_3">
      <style:text-properties officeooo:paragraph-rsid="08828c49"/>
    </style:style>
    <style:style style:name="P797" style:family="paragraph" style:parent-style-name="Heading_20_3">
      <style:text-properties officeooo:paragraph-rsid="089539aa"/>
    </style:style>
    <style:style style:name="P798" style:family="paragraph" style:parent-style-name="Heading_20_3">
      <style:text-properties officeooo:rsid="0cf554b6" officeooo:paragraph-rsid="0cf554b6"/>
    </style:style>
    <style:style style:name="P799" style:family="paragraph" style:parent-style-name="Heading_20_3">
      <style:text-properties officeooo:rsid="0c7e0be5" officeooo:paragraph-rsid="0c7e0be5"/>
    </style:style>
    <style:style style:name="P800" style:family="paragraph" style:parent-style-name="Heading_20_3">
      <style:text-properties officeooo:rsid="084794a4" officeooo:paragraph-rsid="0c613b27"/>
    </style:style>
    <style:style style:name="P801" style:family="paragraph" style:parent-style-name="Heading_20_3">
      <style:text-properties officeooo:rsid="084794a4" officeooo:paragraph-rsid="0c643a78"/>
    </style:style>
    <style:style style:name="P802" style:family="paragraph" style:parent-style-name="Heading_20_3">
      <style:text-properties officeooo:rsid="084794a4" officeooo:paragraph-rsid="0c704f8f"/>
    </style:style>
    <style:style style:name="P803" style:family="paragraph" style:parent-style-name="Heading_20_3">
      <style:text-properties officeooo:rsid="084794a4" officeooo:paragraph-rsid="0c7340a0"/>
    </style:style>
    <style:style style:name="P804" style:family="paragraph" style:parent-style-name="Heading_20_3">
      <style:text-properties officeooo:rsid="084794a4" officeooo:paragraph-rsid="0c7c09e1"/>
    </style:style>
    <style:style style:name="P805" style:family="paragraph" style:parent-style-name="Heading_20_3">
      <style:text-properties officeooo:rsid="084794a4" officeooo:paragraph-rsid="0c82c35b"/>
    </style:style>
    <style:style style:name="P806" style:family="paragraph" style:parent-style-name="Heading_20_3">
      <style:text-properties officeooo:rsid="084794a4" officeooo:paragraph-rsid="0c920456"/>
    </style:style>
    <style:style style:name="P807" style:family="paragraph" style:parent-style-name="Heading_20_3">
      <style:text-properties officeooo:rsid="084794a4" officeooo:paragraph-rsid="0cf98c2a"/>
    </style:style>
    <style:style style:name="P808" style:family="paragraph" style:parent-style-name="Heading_20_3">
      <style:text-properties officeooo:rsid="084794a4" officeooo:paragraph-rsid="0c8724a6"/>
    </style:style>
    <style:style style:name="P809" style:family="paragraph" style:parent-style-name="Heading_20_3">
      <style:text-properties officeooo:rsid="084794a4" officeooo:paragraph-rsid="0ca9246c"/>
    </style:style>
    <style:style style:name="P810" style:family="paragraph" style:parent-style-name="Heading_20_3">
      <style:text-properties officeooo:paragraph-rsid="0d5e6c01"/>
    </style:style>
    <style:style style:name="P811" style:family="paragraph" style:parent-style-name="Heading_20_3">
      <style:text-properties officeooo:paragraph-rsid="0d2b5581"/>
    </style:style>
    <style:style style:name="P812" style:family="paragraph" style:parent-style-name="Heading_20_3">
      <style:text-properties officeooo:paragraph-rsid="0cc5b67f"/>
    </style:style>
    <style:style style:name="P813" style:family="paragraph" style:parent-style-name="Heading_20_3">
      <style:text-properties officeooo:paragraph-rsid="0cee8336"/>
    </style:style>
    <style:style style:name="P814" style:family="paragraph" style:parent-style-name="Heading_20_3">
      <style:text-properties officeooo:paragraph-rsid="0cb22524"/>
    </style:style>
    <style:style style:name="P815" style:family="paragraph" style:parent-style-name="Heading_20_3">
      <style:text-properties officeooo:paragraph-rsid="0cf1cd55"/>
    </style:style>
    <style:style style:name="P816" style:family="paragraph" style:parent-style-name="Heading_20_3">
      <style:text-properties officeooo:paragraph-rsid="0cb8d406"/>
    </style:style>
    <style:style style:name="P817" style:family="paragraph" style:parent-style-name="Heading_20_3">
      <style:text-properties officeooo:paragraph-rsid="0d2b7d13"/>
    </style:style>
    <style:style style:name="P818" style:family="paragraph" style:parent-style-name="Heading_20_3">
      <style:text-properties officeooo:paragraph-rsid="0d40f4d9"/>
    </style:style>
    <style:style style:name="P819" style:family="paragraph" style:parent-style-name="Heading_20_3">
      <style:text-properties officeooo:paragraph-rsid="0d26178e"/>
    </style:style>
    <style:style style:name="P820" style:family="paragraph" style:parent-style-name="Heading_20_3">
      <style:text-properties officeooo:paragraph-rsid="0dc87814"/>
    </style:style>
    <style:style style:name="P821" style:family="paragraph" style:parent-style-name="Heading_20_3">
      <style:text-properties officeooo:paragraph-rsid="0dc0ffa8"/>
    </style:style>
    <style:style style:name="P822" style:family="paragraph" style:parent-style-name="Heading_20_3">
      <style:text-properties officeooo:paragraph-rsid="0d733e38"/>
    </style:style>
    <style:style style:name="P823" style:family="paragraph" style:parent-style-name="Heading_20_3">
      <style:text-properties officeooo:rsid="0e822ae8" officeooo:paragraph-rsid="0ec80259"/>
    </style:style>
    <style:style style:name="P824" style:family="paragraph" style:parent-style-name="Heading_20_3">
      <style:text-properties officeooo:rsid="0e79e90b" officeooo:paragraph-rsid="0e79e90b"/>
    </style:style>
    <style:style style:name="P825" style:family="paragraph" style:parent-style-name="Heading_20_3">
      <style:text-properties officeooo:rsid="0e79e90b" officeooo:paragraph-rsid="0ea7c2ca"/>
    </style:style>
    <style:style style:name="P826" style:family="paragraph" style:parent-style-name="Heading_20_3">
      <style:text-properties officeooo:paragraph-rsid="0e79e90b"/>
    </style:style>
    <style:style style:name="P827" style:family="paragraph" style:parent-style-name="Heading_20_3">
      <style:text-properties officeooo:paragraph-rsid="0e7a1ee1"/>
    </style:style>
    <style:style style:name="P828" style:family="paragraph" style:parent-style-name="Heading_20_3">
      <style:text-properties officeooo:rsid="1153c38f" officeooo:paragraph-rsid="1153c38f"/>
    </style:style>
    <style:style style:name="P829" style:family="paragraph" style:parent-style-name="Heading_20_3">
      <style:text-properties officeooo:paragraph-rsid="1153c38f"/>
    </style:style>
    <style:style style:name="P830" style:family="paragraph" style:parent-style-name="Heading_20_3">
      <style:text-properties officeooo:paragraph-rsid="115a82a7"/>
    </style:style>
    <style:style style:name="P831" style:family="paragraph" style:parent-style-name="Heading_20_3">
      <style:text-properties officeooo:paragraph-rsid="116f7606"/>
    </style:style>
    <style:style style:name="P832" style:family="paragraph" style:parent-style-name="Heading_20_4">
      <style:text-properties officeooo:rsid="06051fca" officeooo:paragraph-rsid="06051fca"/>
    </style:style>
    <style:style style:name="P833" style:family="paragraph" style:parent-style-name="Heading_20_4">
      <style:text-properties officeooo:rsid="06051fca" officeooo:paragraph-rsid="06086fbd"/>
    </style:style>
    <style:style style:name="P834" style:family="paragraph" style:parent-style-name="Heading_20_4">
      <style:text-properties officeooo:rsid="06051fca" officeooo:paragraph-rsid="0609f852"/>
    </style:style>
    <style:style style:name="P835" style:family="paragraph" style:parent-style-name="Heading_20_4">
      <style:text-properties officeooo:rsid="06051fca" officeooo:paragraph-rsid="060ad3d7"/>
    </style:style>
    <style:style style:name="P836" style:family="paragraph" style:parent-style-name="Heading_20_4">
      <style:text-properties officeooo:rsid="06051fca" officeooo:paragraph-rsid="060af3f5"/>
    </style:style>
    <style:style style:name="P837" style:family="paragraph" style:parent-style-name="Heading_20_4">
      <style:text-properties officeooo:rsid="06051fca" officeooo:paragraph-rsid="060c39b8"/>
    </style:style>
    <style:style style:name="P838" style:family="paragraph" style:parent-style-name="Heading_20_4">
      <style:text-properties officeooo:rsid="06051fca" officeooo:paragraph-rsid="06d1b10a"/>
    </style:style>
    <style:style style:name="P839" style:family="paragraph" style:parent-style-name="Heading_20_4">
      <style:text-properties officeooo:rsid="034fdf84" officeooo:paragraph-rsid="03d7655a"/>
    </style:style>
    <style:style style:name="P840" style:family="paragraph" style:parent-style-name="Heading_20_4">
      <style:text-properties officeooo:rsid="034fdf84" officeooo:paragraph-rsid="03dd9cce"/>
    </style:style>
    <style:style style:name="P841" style:family="paragraph" style:parent-style-name="Heading_20_4">
      <style:text-properties officeooo:rsid="060f284b" officeooo:paragraph-rsid="060f284b"/>
    </style:style>
    <style:style style:name="P842" style:family="paragraph" style:parent-style-name="Heading_20_4">
      <style:text-properties officeooo:rsid="060f284b" officeooo:paragraph-rsid="061d21be"/>
    </style:style>
    <style:style style:name="P843" style:family="paragraph" style:parent-style-name="Heading_20_4">
      <style:text-properties officeooo:paragraph-rsid="061d21be"/>
    </style:style>
    <style:style style:name="P844" style:family="paragraph" style:parent-style-name="Heading_20_4">
      <style:text-properties officeooo:rsid="060d7cba" officeooo:paragraph-rsid="060d7cba"/>
    </style:style>
    <style:style style:name="P845" style:family="paragraph" style:parent-style-name="Heading_20_4">
      <style:text-properties officeooo:rsid="060d7cba" officeooo:paragraph-rsid="09582543"/>
    </style:style>
    <style:style style:name="P846" style:family="paragraph" style:parent-style-name="Heading_20_4">
      <style:text-properties officeooo:rsid="060d7cba" officeooo:paragraph-rsid="0975b3ad"/>
    </style:style>
    <style:style style:name="P847" style:family="paragraph" style:parent-style-name="Heading_20_4">
      <style:text-properties officeooo:rsid="0f16228b" officeooo:paragraph-rsid="0f23426f"/>
    </style:style>
    <style:style style:name="P848" style:family="paragraph" style:parent-style-name="Heading_20_4">
      <style:text-properties officeooo:rsid="0f16228b" officeooo:paragraph-rsid="0f16228b"/>
    </style:style>
    <style:style style:name="P849" style:family="paragraph" style:parent-style-name="Heading_20_4">
      <style:text-properties officeooo:paragraph-rsid="09582543"/>
    </style:style>
    <style:style style:name="P850" style:family="paragraph" style:parent-style-name="Heading_20_4">
      <style:text-properties officeooo:rsid="0f05a903" officeooo:paragraph-rsid="0f05a903"/>
    </style:style>
    <style:style style:name="P851" style:family="paragraph" style:parent-style-name="Heading_20_4">
      <style:text-properties officeooo:paragraph-rsid="0975b3ad"/>
    </style:style>
    <style:style style:name="P852" style:family="paragraph" style:parent-style-name="Heading_20_4">
      <style:text-properties officeooo:paragraph-rsid="025e6b69"/>
    </style:style>
    <style:style style:name="P853" style:family="paragraph" style:parent-style-name="Heading_20_4">
      <style:text-properties officeooo:rsid="096892a8" officeooo:paragraph-rsid="096892a8"/>
    </style:style>
    <style:style style:name="P854" style:family="paragraph" style:parent-style-name="Heading_20_4">
      <style:text-properties officeooo:rsid="096892a8" officeooo:paragraph-rsid="096a22d5"/>
    </style:style>
    <style:style style:name="P855" style:family="paragraph" style:parent-style-name="Heading_20_4">
      <style:text-properties officeooo:rsid="096892a8" officeooo:paragraph-rsid="10351d4c"/>
    </style:style>
    <style:style style:name="P856" style:family="paragraph" style:parent-style-name="Heading_20_4">
      <style:text-properties officeooo:paragraph-rsid="0c5cade4"/>
    </style:style>
    <style:style style:name="P857" style:family="paragraph" style:parent-style-name="Heading_20_4">
      <style:text-properties officeooo:paragraph-rsid="096a22d5"/>
    </style:style>
    <style:style style:name="P858" style:family="paragraph" style:parent-style-name="Heading_20_4">
      <style:text-properties officeooo:paragraph-rsid="02d46ef4"/>
    </style:style>
    <style:style style:name="P859" style:family="paragraph" style:parent-style-name="Heading_20_4">
      <style:text-properties officeooo:paragraph-rsid="0c5d9a16"/>
    </style:style>
    <style:style style:name="P860" style:family="paragraph" style:parent-style-name="Heading_20_4">
      <style:text-properties officeooo:paragraph-rsid="04321c81"/>
    </style:style>
    <style:style style:name="P861" style:family="paragraph" style:parent-style-name="Heading_20_4">
      <style:text-properties officeooo:paragraph-rsid="0432b9bb"/>
    </style:style>
    <style:style style:name="P862" style:family="paragraph" style:parent-style-name="Heading_20_4">
      <style:text-properties officeooo:paragraph-rsid="043b125e"/>
    </style:style>
    <style:style style:name="P863" style:family="paragraph" style:parent-style-name="Heading_20_4">
      <style:text-properties officeooo:paragraph-rsid="108501fc"/>
    </style:style>
    <style:style style:name="P864" style:family="paragraph" style:parent-style-name="Heading_20_4">
      <style:text-properties officeooo:paragraph-rsid="043f83fe"/>
    </style:style>
    <style:style style:name="P865" style:family="paragraph" style:parent-style-name="Heading_20_4">
      <style:text-properties officeooo:paragraph-rsid="04406dcf"/>
    </style:style>
    <style:style style:name="P866" style:family="paragraph" style:parent-style-name="Heading_20_4">
      <style:text-properties officeooo:paragraph-rsid="04423082"/>
    </style:style>
    <style:style style:name="P867" style:family="paragraph" style:parent-style-name="Heading_20_4">
      <style:text-properties officeooo:paragraph-rsid="04429bdc"/>
    </style:style>
    <style:style style:name="P868" style:family="paragraph" style:parent-style-name="Heading_20_4">
      <style:text-properties officeooo:paragraph-rsid="0443e35b"/>
    </style:style>
    <style:style style:name="P869" style:family="paragraph" style:parent-style-name="Heading_20_4">
      <style:text-properties officeooo:paragraph-rsid="05049cfa"/>
    </style:style>
    <style:style style:name="P870" style:family="paragraph" style:parent-style-name="Heading_20_4">
      <style:text-properties officeooo:paragraph-rsid="01091fb4"/>
    </style:style>
    <style:style style:name="P871" style:family="paragraph" style:parent-style-name="Heading_20_4">
      <style:text-properties officeooo:rsid="0112e62a" officeooo:paragraph-rsid="0112e62a"/>
    </style:style>
    <style:style style:name="P872" style:family="paragraph" style:parent-style-name="Heading_20_4">
      <style:text-properties officeooo:rsid="0112e62a" officeooo:paragraph-rsid="08446432"/>
    </style:style>
    <style:style style:name="P873" style:family="paragraph" style:parent-style-name="Heading_20_4">
      <style:text-properties officeooo:rsid="0112e62a" officeooo:paragraph-rsid="0845f5a3"/>
    </style:style>
    <style:style style:name="P874" style:family="paragraph" style:parent-style-name="Heading_20_4">
      <style:text-properties officeooo:paragraph-rsid="0139fdf0"/>
    </style:style>
    <style:style style:name="P875" style:family="paragraph" style:parent-style-name="Heading_20_4">
      <style:text-properties officeooo:rsid="01c5a1f7" officeooo:paragraph-rsid="01dfee0d"/>
    </style:style>
    <style:style style:name="P876" style:family="paragraph" style:parent-style-name="Heading_20_4">
      <style:text-properties officeooo:rsid="084794a4" officeooo:paragraph-rsid="084794a4"/>
    </style:style>
    <style:style style:name="P877" style:family="paragraph" style:parent-style-name="Heading_20_4">
      <style:text-properties officeooo:paragraph-rsid="110b05af"/>
    </style:style>
    <style:style style:name="P878" style:family="paragraph" style:parent-style-name="Heading_20_4">
      <style:text-properties officeooo:paragraph-rsid="07e7abec"/>
    </style:style>
    <style:style style:name="P879" style:family="paragraph" style:parent-style-name="Heading_20_4">
      <style:text-properties officeooo:paragraph-rsid="07ec9397"/>
    </style:style>
    <style:style style:name="P880" style:family="paragraph" style:parent-style-name="Heading_20_5">
      <style:text-properties officeooo:paragraph-rsid="022f637c"/>
    </style:style>
    <style:style style:name="P881" style:family="paragraph" style:parent-style-name="Text_20_body" style:list-style-name="L1">
      <style:text-properties officeooo:paragraph-rsid="089fff8f"/>
    </style:style>
    <style:style style:name="P882" style:family="paragraph" style:parent-style-name="Text_20_body" style:list-style-name="L1">
      <style:text-properties officeooo:rsid="08a73dc6" officeooo:paragraph-rsid="08a73dc6"/>
    </style:style>
    <style:style style:name="P883" style:family="paragraph" style:parent-style-name="Text_20_body" style:list-style-name="L1">
      <style:text-properties officeooo:rsid="089fff8f" officeooo:paragraph-rsid="089fff8f"/>
    </style:style>
    <style:style style:name="P884" style:family="paragraph" style:parent-style-name="Text_20_body" style:list-style-name="L2">
      <style:text-properties officeooo:rsid="08ae6576" officeooo:paragraph-rsid="08b5bdc5"/>
    </style:style>
    <style:style style:name="P885" style:family="paragraph" style:parent-style-name="Text_20_body" style:list-style-name="L3">
      <style:text-properties officeooo:rsid="08ae6576" officeooo:paragraph-rsid="08ae6576"/>
    </style:style>
    <style:style style:name="P886" style:family="paragraph" style:parent-style-name="Text_20_body" style:list-style-name="L3">
      <style:text-properties officeooo:paragraph-rsid="08ab5a51"/>
    </style:style>
    <style:style style:name="P887" style:family="paragraph" style:parent-style-name="Text_20_body" style:list-style-name="L3">
      <style:text-properties officeooo:rsid="08bbbe4a" officeooo:paragraph-rsid="08bbbe4a"/>
    </style:style>
    <style:style style:name="P888" style:family="paragraph" style:parent-style-name="Text_20_body" style:list-style-name="L3">
      <style:text-properties officeooo:rsid="08c2cdb8" officeooo:paragraph-rsid="08c2cdb8"/>
    </style:style>
    <style:style style:name="P889" style:family="paragraph" style:parent-style-name="Text_20_body" style:list-style-name="L3">
      <style:text-properties officeooo:rsid="08c5140a" officeooo:paragraph-rsid="08c5140a"/>
    </style:style>
    <style:style style:name="P890" style:family="paragraph" style:parent-style-name="Text_20_body" style:list-style-name="L3">
      <style:text-properties officeooo:rsid="08c6f77f" officeooo:paragraph-rsid="08d35a7d"/>
    </style:style>
    <style:style style:name="P891" style:family="paragraph" style:parent-style-name="Text_20_body" style:list-style-name="L4">
      <style:text-properties officeooo:rsid="092e9839" officeooo:paragraph-rsid="092e9839"/>
    </style:style>
    <style:style style:name="P892" style:family="paragraph" style:parent-style-name="Text_20_body" style:list-style-name="L5">
      <style:text-properties officeooo:paragraph-rsid="093a1e20"/>
    </style:style>
    <style:style style:name="P893" style:family="paragraph" style:parent-style-name="Text_20_body" style:list-style-name="L5">
      <style:text-properties officeooo:rsid="093b0e08" officeooo:paragraph-rsid="093b0e08"/>
    </style:style>
    <style:style style:name="P894" style:family="paragraph" style:parent-style-name="Text_20_body" style:list-style-name="L6">
      <style:text-properties officeooo:rsid="0b5bb9eb" officeooo:paragraph-rsid="0b5bb9eb"/>
    </style:style>
    <style:style style:name="P895" style:family="paragraph" style:parent-style-name="Text_20_body" style:list-style-name="L7">
      <style:text-properties officeooo:paragraph-rsid="0ba4d5c3"/>
    </style:style>
    <style:style style:name="P896" style:family="paragraph" style:parent-style-name="Text_20_body" style:list-style-name="L8">
      <style:text-properties officeooo:rsid="039cc364" officeooo:paragraph-rsid="0473ccea"/>
    </style:style>
    <style:style style:name="P897" style:family="paragraph" style:parent-style-name="Text_20_body" style:list-style-name="L8">
      <style:text-properties officeooo:rsid="039cc364" officeooo:paragraph-rsid="039cc364"/>
    </style:style>
    <style:style style:name="P89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99" style:family="paragraph" style:parent-style-name="Text_20_body" style:list-style-name="L9">
      <style:text-properties officeooo:paragraph-rsid="00c89376"/>
    </style:style>
    <style:style style:name="P900" style:family="paragraph" style:parent-style-name="Text_20_body" style:list-style-name="L9">
      <style:text-properties officeooo:rsid="00c6b5db" officeooo:paragraph-rsid="00c89376"/>
    </style:style>
    <style:style style:name="P901" style:family="paragraph" style:parent-style-name="Text_20_body" style:list-style-name="L9">
      <style:text-properties officeooo:rsid="00ca897b" officeooo:paragraph-rsid="00ca897b"/>
    </style:style>
    <style:style style:name="P902" style:family="paragraph" style:parent-style-name="Text_20_body" style:list-style-name="L9">
      <style:text-properties officeooo:rsid="00cab932" officeooo:paragraph-rsid="00cab932"/>
    </style:style>
    <style:style style:name="P903" style:family="paragraph" style:parent-style-name="Text_20_body" style:list-style-name="L9">
      <style:text-properties officeooo:rsid="06ea49fa" officeooo:paragraph-rsid="06ea49fa"/>
    </style:style>
    <style:style style:name="P904" style:family="paragraph" style:parent-style-name="Text_20_body" style:list-style-name="L10">
      <style:text-properties officeooo:paragraph-rsid="0ad205ef"/>
    </style:style>
    <style:style style:name="P905" style:family="paragraph" style:parent-style-name="Text_20_body" style:list-style-name="L10">
      <style:text-properties officeooo:rsid="0ad205ef" officeooo:paragraph-rsid="0ad205ef"/>
    </style:style>
    <style:style style:name="P906" style:family="paragraph" style:parent-style-name="Text_20_body" style:list-style-name="L11">
      <style:text-properties officeooo:rsid="001998ef" officeooo:paragraph-rsid="01023fd0"/>
    </style:style>
    <style:style style:name="P907" style:family="paragraph" style:parent-style-name="Text_20_body" style:list-style-name="L12">
      <style:text-properties officeooo:rsid="001998ef" officeooo:paragraph-rsid="01023fd0"/>
    </style:style>
    <style:style style:name="P908" style:family="paragraph" style:parent-style-name="Text_20_body" style:list-style-name="L13">
      <style:text-properties officeooo:rsid="05b0dc3b" officeooo:paragraph-rsid="05b0dc3b"/>
    </style:style>
    <style:style style:name="P909" style:family="paragraph" style:parent-style-name="Text_20_body" style:list-style-name="L14">
      <style:text-properties officeooo:paragraph-rsid="05cc541c"/>
    </style:style>
    <style:style style:name="P910" style:family="paragraph" style:parent-style-name="Text_20_body" style:list-style-name="L14">
      <style:text-properties officeooo:rsid="05cc541c" officeooo:paragraph-rsid="05cc541c"/>
    </style:style>
    <style:style style:name="P911" style:family="paragraph" style:parent-style-name="Text_20_body" style:list-style-name="L15">
      <style:text-properties officeooo:rsid="0a5d69ef" officeooo:paragraph-rsid="104b5c7f"/>
    </style:style>
    <style:style style:name="P912" style:family="paragraph" style:parent-style-name="Text_20_body" style:list-style-name="L15">
      <style:text-properties officeooo:rsid="0a5d69ef" officeooo:paragraph-rsid="0a5d69ef"/>
    </style:style>
    <style:style style:name="P913" style:family="paragraph" style:parent-style-name="Text_20_body" style:list-style-name="L16">
      <style:text-properties officeooo:rsid="0a6abdfc" officeooo:paragraph-rsid="0a6abdfc"/>
    </style:style>
    <style:style style:name="P914" style:family="paragraph" style:parent-style-name="Text_20_body" style:list-style-name="L17">
      <style:text-properties officeooo:paragraph-rsid="04078734"/>
    </style:style>
    <style:style style:name="P915" style:family="paragraph" style:parent-style-name="Text_20_body" style:list-style-name="L17">
      <style:text-properties officeooo:rsid="026903af" officeooo:paragraph-rsid="026903af"/>
    </style:style>
    <style:style style:name="P916" style:family="paragraph" style:parent-style-name="Text_20_body" style:list-style-name="L17">
      <style:text-properties officeooo:rsid="026ade76" officeooo:paragraph-rsid="109d6ab6"/>
    </style:style>
    <style:style style:name="P917" style:family="paragraph" style:parent-style-name="Text_20_body" style:list-style-name="L18">
      <style:text-properties officeooo:paragraph-rsid="07c16ce6"/>
    </style:style>
    <style:style style:name="P918" style:family="paragraph" style:parent-style-name="Text_20_body" style:list-style-name="L18">
      <style:text-properties officeooo:rsid="07c16ce6" officeooo:paragraph-rsid="07c16ce6"/>
    </style:style>
    <style:style style:name="P919" style:family="paragraph" style:parent-style-name="Text_20_body" style:list-style-name="L19">
      <style:text-properties officeooo:paragraph-rsid="07ce040e"/>
    </style:style>
    <style:style style:name="P920" style:family="paragraph" style:parent-style-name="Text_20_body" style:list-style-name="L19">
      <style:text-properties officeooo:paragraph-rsid="07e7abec"/>
    </style:style>
    <style:style style:name="P921" style:family="paragraph" style:parent-style-name="Text_20_body" style:list-style-name="L19">
      <style:text-properties officeooo:rsid="07ce040e" officeooo:paragraph-rsid="07ce040e"/>
    </style:style>
    <style:style style:name="P922" style:family="paragraph" style:parent-style-name="Text_20_body" style:list-style-name="L19">
      <style:text-properties officeooo:rsid="07ce0f00" officeooo:paragraph-rsid="07ce0f00"/>
    </style:style>
    <style:style style:name="P923" style:family="paragraph" style:parent-style-name="Text_20_body" style:list-style-name="L19">
      <style:text-properties officeooo:rsid="07ce0f00" officeooo:paragraph-rsid="07e7abec"/>
    </style:style>
    <style:style style:name="P924" style:family="paragraph" style:parent-style-name="Text_20_body" style:list-style-name="L19">
      <style:text-properties officeooo:rsid="07d05194" officeooo:paragraph-rsid="07d05194"/>
    </style:style>
    <style:style style:name="P925" style:family="paragraph" style:parent-style-name="Text_20_body" style:list-style-name="L19">
      <style:text-properties officeooo:rsid="07d05194" officeooo:paragraph-rsid="07e7abec"/>
    </style:style>
    <style:style style:name="P926" style:family="paragraph" style:parent-style-name="Text_20_body" style:list-style-name="L19">
      <style:text-properties officeooo:rsid="07d05194" officeooo:paragraph-rsid="07ec9397"/>
    </style:style>
    <style:style style:name="P927" style:family="paragraph" style:parent-style-name="Text_20_body" style:list-style-name="L20">
      <style:text-properties officeooo:rsid="07d05194" officeooo:paragraph-rsid="07d42575"/>
    </style:style>
    <style:style style:name="P928" style:family="paragraph" style:parent-style-name="Text_20_body" style:list-style-name="L20">
      <style:text-properties officeooo:rsid="07d1e99f" officeooo:paragraph-rsid="07d1e99f"/>
    </style:style>
    <style:style style:name="P929" style:family="paragraph" style:parent-style-name="Text_20_body" style:list-style-name="L19">
      <style:text-properties officeooo:rsid="07d1e99f" officeooo:paragraph-rsid="07ec9397"/>
    </style:style>
    <style:style style:name="P930" style:family="paragraph" style:parent-style-name="Text_20_body" style:list-style-name="L20">
      <style:text-properties officeooo:rsid="07d2dfac" officeooo:paragraph-rsid="07d2dfac"/>
    </style:style>
    <style:style style:name="P931" style:family="paragraph" style:parent-style-name="Text_20_body" style:list-style-name="L19">
      <style:text-properties officeooo:rsid="07d2dfac" officeooo:paragraph-rsid="07ec9397"/>
    </style:style>
    <style:style style:name="P93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3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3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35" style:family="paragraph" style:parent-style-name="Text_20_body" style:list-style-name="L21">
      <style:text-properties officeooo:rsid="0eda592f" officeooo:paragraph-rsid="0eda592f"/>
    </style:style>
    <style:style style:name="P936" style:family="paragraph" style:parent-style-name="Text_20_body">
      <style:text-properties officeooo:rsid="116642a3" officeooo:paragraph-rsid="116f7606"/>
    </style:style>
    <style:style style:name="P937" style:family="paragraph" style:parent-style-name="Исходный_20_код">
      <style:text-properties officeooo:rsid="1151bd16" officeooo:paragraph-rsid="1151bd16"/>
    </style:style>
    <style:style style:name="P938" style:family="paragraph" style:parent-style-name="Исходный_20_код">
      <style:text-properties officeooo:rsid="1153c38f" officeooo:paragraph-rsid="116f76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ce861"/>
    </style:style>
    <style:style style:name="T572" style:family="text">
      <style:text-properties officeooo:rsid="057177f5"/>
    </style:style>
    <style:style style:name="T573" style:family="text">
      <style:text-properties officeooo:rsid="0571d3b8"/>
    </style:style>
    <style:style style:name="T574" style:family="text">
      <style:text-properties officeooo:rsid="0575f65f"/>
    </style:style>
    <style:style style:name="T575" style:family="text">
      <style:text-properties officeooo:rsid="0580b058"/>
    </style:style>
    <style:style style:name="T576" style:family="text">
      <style:text-properties officeooo:rsid="0584226d"/>
    </style:style>
    <style:style style:name="T577" style:family="text">
      <style:text-properties officeooo:rsid="058c48a7"/>
    </style:style>
    <style:style style:name="T578" style:family="text">
      <style:text-properties officeooo:rsid="05905131"/>
    </style:style>
    <style:style style:name="T579" style:family="text">
      <style:text-properties officeooo:rsid="059c866d"/>
    </style:style>
    <style:style style:name="T580" style:family="text">
      <style:text-properties officeooo:rsid="059de58d"/>
    </style:style>
    <style:style style:name="T581" style:family="text">
      <style:text-properties officeooo:rsid="059ed84a"/>
    </style:style>
    <style:style style:name="T582" style:family="text">
      <style:text-properties officeooo:rsid="05a0a2ac"/>
    </style:style>
    <style:style style:name="T583" style:family="text">
      <style:text-properties officeooo:rsid="05a1f602"/>
    </style:style>
    <style:style style:name="T584" style:family="text">
      <style:text-properties officeooo:rsid="05a292c6"/>
    </style:style>
    <style:style style:name="T585" style:family="text">
      <style:text-properties officeooo:rsid="05a3a1b5"/>
    </style:style>
    <style:style style:name="T586" style:family="text">
      <style:text-properties officeooo:rsid="05a59321"/>
    </style:style>
    <style:style style:name="T587" style:family="text">
      <style:text-properties officeooo:rsid="05a62f6f"/>
    </style:style>
    <style:style style:name="T588" style:family="text">
      <style:text-properties officeooo:rsid="05a7e536"/>
    </style:style>
    <style:style style:name="T589" style:family="text">
      <style:text-properties officeooo:rsid="05a9b1c8"/>
    </style:style>
    <style:style style:name="T590" style:family="text">
      <style:text-properties officeooo:rsid="05a9fac9"/>
    </style:style>
    <style:style style:name="T591" style:family="text">
      <style:text-properties officeooo:rsid="05b0e64d"/>
    </style:style>
    <style:style style:name="T592" style:family="text">
      <style:text-properties officeooo:rsid="05b36f57"/>
    </style:style>
    <style:style style:name="T593" style:family="text">
      <style:text-properties officeooo:rsid="05b3931f"/>
    </style:style>
    <style:style style:name="T594" style:family="text">
      <style:text-properties officeooo:rsid="05b53f40"/>
    </style:style>
    <style:style style:name="T595" style:family="text">
      <style:text-properties officeooo:rsid="05b608f2"/>
    </style:style>
    <style:style style:name="T596" style:family="text">
      <style:text-properties officeooo:rsid="05b74463"/>
    </style:style>
    <style:style style:name="T597" style:family="text">
      <style:text-properties officeooo:rsid="05b8f47d"/>
    </style:style>
    <style:style style:name="T598" style:family="text">
      <style:text-properties officeooo:rsid="05bcc462"/>
    </style:style>
    <style:style style:name="T599" style:family="text">
      <style:text-properties officeooo:rsid="05bd5e48"/>
    </style:style>
    <style:style style:name="T600" style:family="text">
      <style:text-properties officeooo:rsid="05bf0f78"/>
    </style:style>
    <style:style style:name="T601" style:family="text">
      <style:text-properties officeooo:rsid="05c1ba57"/>
    </style:style>
    <style:style style:name="T602" style:family="text">
      <style:text-properties officeooo:rsid="05c32a62"/>
    </style:style>
    <style:style style:name="T603" style:family="text">
      <style:text-properties officeooo:rsid="05c52d6f"/>
    </style:style>
    <style:style style:name="T604" style:family="text">
      <style:text-properties officeooo:rsid="05c68fdc"/>
    </style:style>
    <style:style style:name="T605" style:family="text">
      <style:text-properties officeooo:rsid="05c958d4"/>
    </style:style>
    <style:style style:name="T606" style:family="text">
      <style:text-properties officeooo:rsid="05cc541c"/>
    </style:style>
    <style:style style:name="T607" style:family="text">
      <style:text-properties officeooo:rsid="05cd2502"/>
    </style:style>
    <style:style style:name="T608" style:family="text">
      <style:text-properties officeooo:rsid="05d0754e"/>
    </style:style>
    <style:style style:name="T609" style:family="text">
      <style:text-properties officeooo:rsid="05d0f9b2"/>
    </style:style>
    <style:style style:name="T610" style:family="text">
      <style:text-properties officeooo:rsid="05d29889"/>
    </style:style>
    <style:style style:name="T611" style:family="text">
      <style:text-properties officeooo:rsid="05d46a28"/>
    </style:style>
    <style:style style:name="T612" style:family="text">
      <style:text-properties officeooo:rsid="05d5d109"/>
    </style:style>
    <style:style style:name="T613" style:family="text">
      <style:text-properties officeooo:rsid="05d74cd6"/>
    </style:style>
    <style:style style:name="T614" style:family="text">
      <style:text-properties officeooo:rsid="05d7f79c"/>
    </style:style>
    <style:style style:name="T615" style:family="text">
      <style:text-properties officeooo:rsid="05d9c8b5"/>
    </style:style>
    <style:style style:name="T616" style:family="text">
      <style:text-properties officeooo:rsid="05dbf847"/>
    </style:style>
    <style:style style:name="T617" style:family="text">
      <style:text-properties officeooo:rsid="05dec2ce"/>
    </style:style>
    <style:style style:name="T618" style:family="text">
      <style:text-properties officeooo:rsid="05e07efd"/>
    </style:style>
    <style:style style:name="T619" style:family="text">
      <style:text-properties officeooo:rsid="05e6ab55"/>
    </style:style>
    <style:style style:name="T620" style:family="text">
      <style:text-properties officeooo:rsid="05e79034"/>
    </style:style>
    <style:style style:name="T621" style:family="text">
      <style:text-properties officeooo:rsid="05e8221b"/>
    </style:style>
    <style:style style:name="T622" style:family="text">
      <style:text-properties officeooo:rsid="05e91cab"/>
    </style:style>
    <style:style style:name="T623" style:family="text">
      <style:text-properties officeooo:rsid="05ea8f2c"/>
    </style:style>
    <style:style style:name="T624" style:family="text">
      <style:text-properties officeooo:rsid="05eba585"/>
    </style:style>
    <style:style style:name="T625" style:family="text">
      <style:text-properties officeooo:rsid="05ebd4ef"/>
    </style:style>
    <style:style style:name="T626" style:family="text">
      <style:text-properties officeooo:rsid="05ed25ed"/>
    </style:style>
    <style:style style:name="T627" style:family="text">
      <style:text-properties officeooo:rsid="05efedba"/>
    </style:style>
    <style:style style:name="T628" style:family="text">
      <style:text-properties officeooo:rsid="05f1a256"/>
    </style:style>
    <style:style style:name="T629" style:family="text">
      <style:text-properties officeooo:rsid="05f64025"/>
    </style:style>
    <style:style style:name="T630" style:family="text">
      <style:text-properties officeooo:rsid="05f6ac15"/>
    </style:style>
    <style:style style:name="T631" style:family="text">
      <style:text-properties officeooo:rsid="05f86f03"/>
    </style:style>
    <style:style style:name="T632" style:family="text">
      <style:text-properties officeooo:rsid="05f9ba46"/>
    </style:style>
    <style:style style:name="T633" style:family="text">
      <style:text-properties officeooo:rsid="05fa2cdb"/>
    </style:style>
    <style:style style:name="T634" style:family="text">
      <style:text-properties officeooo:rsid="05fab04e"/>
    </style:style>
    <style:style style:name="T635" style:family="text">
      <style:text-properties officeooo:rsid="05fd2575"/>
    </style:style>
    <style:style style:name="T636" style:family="text">
      <style:text-properties officeooo:rsid="05febb41"/>
    </style:style>
    <style:style style:name="T637" style:family="text">
      <style:text-properties officeooo:rsid="0603ba34"/>
    </style:style>
    <style:style style:name="T638" style:family="text">
      <style:text-properties officeooo:rsid="06045f7b"/>
    </style:style>
    <style:style style:name="T639" style:family="text">
      <style:text-properties officeooo:rsid="06058356"/>
    </style:style>
    <style:style style:name="T640" style:family="text">
      <style:text-properties officeooo:rsid="03112720"/>
    </style:style>
    <style:style style:name="T641" style:family="text">
      <style:text-properties officeooo:rsid="06086fbd"/>
    </style:style>
    <style:style style:name="T642" style:family="text">
      <style:text-properties officeooo:rsid="0609f852"/>
    </style:style>
    <style:style style:name="T643" style:family="text">
      <style:text-properties officeooo:rsid="060ad3d7"/>
    </style:style>
    <style:style style:name="T644" style:family="text">
      <style:text-properties officeooo:rsid="060af3f5"/>
    </style:style>
    <style:style style:name="T645" style:family="text">
      <style:text-properties officeooo:rsid="060c39b8"/>
    </style:style>
    <style:style style:name="T646" style:family="text">
      <style:text-properties officeooo:rsid="0613474a"/>
    </style:style>
    <style:style style:name="T647" style:family="text">
      <style:text-properties officeooo:rsid="061555f3"/>
    </style:style>
    <style:style style:name="T648" style:family="text">
      <style:text-properties officeooo:rsid="06157f82"/>
    </style:style>
    <style:style style:name="T649" style:family="text">
      <style:text-properties officeooo:rsid="0617326b"/>
    </style:style>
    <style:style style:name="T650" style:family="text">
      <style:text-properties officeooo:rsid="061757a2"/>
    </style:style>
    <style:style style:name="T651" style:family="text">
      <style:text-properties officeooo:rsid="061d21be"/>
    </style:style>
    <style:style style:name="T652" style:family="text">
      <style:text-properties officeooo:rsid="061f4f9c"/>
    </style:style>
    <style:style style:name="T653" style:family="text">
      <style:text-properties officeooo:rsid="06215d56"/>
    </style:style>
    <style:style style:name="T654" style:family="text">
      <style:text-properties officeooo:rsid="0625277d"/>
    </style:style>
    <style:style style:name="T655" style:family="text">
      <style:text-properties officeooo:rsid="0627b679"/>
    </style:style>
    <style:style style:name="T656" style:family="text">
      <style:text-properties officeooo:rsid="0629875e"/>
    </style:style>
    <style:style style:name="T657" style:family="text">
      <style:text-properties officeooo:rsid="062c31af"/>
    </style:style>
    <style:style style:name="T658" style:family="text">
      <style:text-properties officeooo:rsid="062d3f84"/>
    </style:style>
    <style:style style:name="T659" style:family="text">
      <style:text-properties officeooo:rsid="062f324e"/>
    </style:style>
    <style:style style:name="T660" style:family="text">
      <style:text-properties officeooo:rsid="062fbcd6"/>
    </style:style>
    <style:style style:name="T661" style:family="text">
      <style:text-properties officeooo:rsid="0632e3da"/>
    </style:style>
    <style:style style:name="T662" style:family="text">
      <style:text-properties officeooo:rsid="0634c7b6"/>
    </style:style>
    <style:style style:name="T663" style:family="text">
      <style:text-properties officeooo:rsid="06354b6b"/>
    </style:style>
    <style:style style:name="T664" style:family="text">
      <style:text-properties officeooo:rsid="0636eaa8"/>
    </style:style>
    <style:style style:name="T665" style:family="text">
      <style:text-properties officeooo:rsid="063a5e79"/>
    </style:style>
    <style:style style:name="T666" style:family="text">
      <style:text-properties officeooo:rsid="063c9232"/>
    </style:style>
    <style:style style:name="T667" style:family="text">
      <style:text-properties officeooo:rsid="063e2dc1"/>
    </style:style>
    <style:style style:name="T668" style:family="text">
      <style:text-properties officeooo:rsid="063e9233"/>
    </style:style>
    <style:style style:name="T669" style:family="text">
      <style:text-properties officeooo:rsid="06409836"/>
    </style:style>
    <style:style style:name="T670" style:family="text">
      <style:text-properties officeooo:rsid="0640c641"/>
    </style:style>
    <style:style style:name="T671" style:family="text">
      <style:text-properties officeooo:rsid="0640ffcc"/>
    </style:style>
    <style:style style:name="T672" style:family="text">
      <style:text-properties officeooo:rsid="0641df49"/>
    </style:style>
    <style:style style:name="T673" style:family="text">
      <style:text-properties officeooo:rsid="06422c26"/>
    </style:style>
    <style:style style:name="T674" style:family="text">
      <style:text-properties officeooo:rsid="06440ffd"/>
    </style:style>
    <style:style style:name="T675" style:family="text">
      <style:text-properties officeooo:rsid="06448f0a"/>
    </style:style>
    <style:style style:name="T676" style:family="text">
      <style:text-properties officeooo:rsid="06476f6d"/>
    </style:style>
    <style:style style:name="T677" style:family="text">
      <style:text-properties officeooo:rsid="064d9428"/>
    </style:style>
    <style:style style:name="T678" style:family="text">
      <style:text-properties officeooo:rsid="064f35b0"/>
    </style:style>
    <style:style style:name="T679" style:family="text">
      <style:text-properties officeooo:rsid="065177a8"/>
    </style:style>
    <style:style style:name="T680" style:family="text">
      <style:text-properties officeooo:rsid="0652071d"/>
    </style:style>
    <style:style style:name="T681" style:family="text">
      <style:text-properties officeooo:rsid="0652e0c9"/>
    </style:style>
    <style:style style:name="T682" style:family="text">
      <style:text-properties officeooo:rsid="06538d69"/>
    </style:style>
    <style:style style:name="T683" style:family="text">
      <style:text-properties officeooo:rsid="066218da"/>
    </style:style>
    <style:style style:name="T684" style:family="text">
      <style:text-properties officeooo:rsid="066377a9"/>
    </style:style>
    <style:style style:name="T685" style:family="text">
      <style:text-properties officeooo:rsid="06690a4e"/>
    </style:style>
    <style:style style:name="T686" style:family="text">
      <style:text-properties officeooo:rsid="066b3141"/>
    </style:style>
    <style:style style:name="T687" style:family="text">
      <style:text-properties officeooo:rsid="066b5984"/>
    </style:style>
    <style:style style:name="T688" style:family="text">
      <style:text-properties officeooo:rsid="066ba6b7"/>
    </style:style>
    <style:style style:name="T689" style:family="text">
      <style:text-properties officeooo:rsid="066cb29f"/>
    </style:style>
    <style:style style:name="T690" style:family="text">
      <style:text-properties officeooo:rsid="066f57ff"/>
    </style:style>
    <style:style style:name="T691" style:family="text">
      <style:text-properties officeooo:rsid="066f5a60"/>
    </style:style>
    <style:style style:name="T692" style:family="text">
      <style:text-properties officeooo:rsid="0670db4e"/>
    </style:style>
    <style:style style:name="T693" style:family="text">
      <style:text-properties officeooo:rsid="0670f1c7"/>
    </style:style>
    <style:style style:name="T694" style:family="text">
      <style:text-properties officeooo:rsid="0672426f"/>
    </style:style>
    <style:style style:name="T695" style:family="text">
      <style:text-properties officeooo:rsid="067713fd"/>
    </style:style>
    <style:style style:name="T696" style:family="text">
      <style:text-properties officeooo:rsid="06823666"/>
    </style:style>
    <style:style style:name="T697" style:family="text">
      <style:text-properties officeooo:rsid="068880ef"/>
    </style:style>
    <style:style style:name="T698" style:family="text">
      <style:text-properties officeooo:rsid="068aa851"/>
    </style:style>
    <style:style style:name="T699" style:family="text">
      <style:text-properties officeooo:rsid="068c0046"/>
    </style:style>
    <style:style style:name="T700" style:family="text">
      <style:text-properties officeooo:rsid="06903f5c"/>
    </style:style>
    <style:style style:name="T701" style:family="text">
      <style:text-properties officeooo:rsid="069e3f3c"/>
    </style:style>
    <style:style style:name="T702" style:family="text">
      <style:text-properties officeooo:rsid="06a5894c"/>
    </style:style>
    <style:style style:name="T703" style:family="text">
      <style:text-properties officeooo:rsid="06a77c9d"/>
    </style:style>
    <style:style style:name="T704" style:family="text">
      <style:text-properties officeooo:rsid="06a982cd"/>
    </style:style>
    <style:style style:name="T705" style:family="text">
      <style:text-properties officeooo:rsid="06ace1e8"/>
    </style:style>
    <style:style style:name="T706" style:family="text">
      <style:text-properties officeooo:rsid="06aeefe3"/>
    </style:style>
    <style:style style:name="T707" style:family="text">
      <style:text-properties officeooo:rsid="06b232a1"/>
    </style:style>
    <style:style style:name="T708" style:family="text">
      <style:text-properties officeooo:rsid="06b41c8c"/>
    </style:style>
    <style:style style:name="T709" style:family="text">
      <style:text-properties officeooo:rsid="06b69599"/>
    </style:style>
    <style:style style:name="T710" style:family="text">
      <style:text-properties officeooo:rsid="06bde250"/>
    </style:style>
    <style:style style:name="T711" style:family="text">
      <style:text-properties officeooo:rsid="06c0acd6"/>
    </style:style>
    <style:style style:name="T712" style:family="text">
      <style:text-properties officeooo:rsid="06ca7224"/>
    </style:style>
    <style:style style:name="T713" style:family="text">
      <style:text-properties officeooo:rsid="06cb304e"/>
    </style:style>
    <style:style style:name="T714" style:family="text">
      <style:text-properties officeooo:rsid="06cd0ea7"/>
    </style:style>
    <style:style style:name="T715" style:family="text">
      <style:text-properties officeooo:rsid="06d34c49"/>
    </style:style>
    <style:style style:name="T716" style:family="text">
      <style:text-properties officeooo:rsid="06d6e703"/>
    </style:style>
    <style:style style:name="T717" style:family="text">
      <style:text-properties officeooo:rsid="06d7c28d"/>
    </style:style>
    <style:style style:name="T718" style:family="text">
      <style:text-properties officeooo:rsid="06db3c30"/>
    </style:style>
    <style:style style:name="T719" style:family="text">
      <style:text-properties officeooo:rsid="06dddd87"/>
    </style:style>
    <style:style style:name="T720" style:family="text">
      <style:text-properties officeooo:rsid="06e39fe8"/>
    </style:style>
    <style:style style:name="T721" style:family="text">
      <style:text-properties officeooo:rsid="06e7dec8"/>
    </style:style>
    <style:style style:name="T722" style:family="text">
      <style:text-properties officeooo:rsid="06ea7091"/>
    </style:style>
    <style:style style:name="T723" style:family="text">
      <style:text-properties officeooo:rsid="06ec9652"/>
    </style:style>
    <style:style style:name="T724" style:family="text">
      <style:text-properties officeooo:rsid="06eea9dc"/>
    </style:style>
    <style:style style:name="T725" style:family="text">
      <style:text-properties officeooo:rsid="06f1f316"/>
    </style:style>
    <style:style style:name="T726" style:family="text">
      <style:text-properties officeooo:rsid="06f39c4d"/>
    </style:style>
    <style:style style:name="T727" style:family="text">
      <style:text-properties officeooo:rsid="06f8657a"/>
    </style:style>
    <style:style style:name="T728" style:family="text">
      <style:text-properties officeooo:rsid="06fa67cc"/>
    </style:style>
    <style:style style:name="T729" style:family="text">
      <style:text-properties officeooo:rsid="06faf284"/>
    </style:style>
    <style:style style:name="T730" style:family="text">
      <style:text-properties officeooo:rsid="06faf6de"/>
    </style:style>
    <style:style style:name="T731" style:family="text">
      <style:text-properties officeooo:rsid="06fc29c9"/>
    </style:style>
    <style:style style:name="T732" style:family="text">
      <style:text-properties officeooo:rsid="07033ede"/>
    </style:style>
    <style:style style:name="T733" style:family="text">
      <style:text-properties officeooo:rsid="0704cc8f"/>
    </style:style>
    <style:style style:name="T734" style:family="text">
      <style:text-properties officeooo:rsid="07086371"/>
    </style:style>
    <style:style style:name="T735" style:family="text">
      <style:text-properties officeooo:rsid="0709d32c"/>
    </style:style>
    <style:style style:name="T736" style:family="text">
      <style:text-properties officeooo:rsid="071d7ab4"/>
    </style:style>
    <style:style style:name="T737" style:family="text">
      <style:text-properties officeooo:rsid="0723ea59"/>
    </style:style>
    <style:style style:name="T738" style:family="text">
      <style:text-properties officeooo:rsid="0730b50e"/>
    </style:style>
    <style:style style:name="T739" style:family="text">
      <style:text-properties officeooo:rsid="07317418"/>
    </style:style>
    <style:style style:name="T740" style:family="text">
      <style:text-properties officeooo:rsid="07321227"/>
    </style:style>
    <style:style style:name="T741" style:family="text">
      <style:text-properties officeooo:rsid="07322ddb"/>
    </style:style>
    <style:style style:name="T742" style:family="text">
      <style:text-properties officeooo:rsid="0732d496"/>
    </style:style>
    <style:style style:name="T743" style:family="text">
      <style:text-properties officeooo:rsid="07332d8f"/>
    </style:style>
    <style:style style:name="T744" style:family="text">
      <style:text-properties officeooo:rsid="0736e651"/>
    </style:style>
    <style:style style:name="T745" style:family="text">
      <style:text-properties officeooo:rsid="073727fe"/>
    </style:style>
    <style:style style:name="T746" style:family="text">
      <style:text-properties officeooo:rsid="07390b95"/>
    </style:style>
    <style:style style:name="T747" style:family="text">
      <style:text-properties officeooo:rsid="073cc43a"/>
    </style:style>
    <style:style style:name="T748" style:family="text">
      <style:text-properties officeooo:rsid="074b7844"/>
    </style:style>
    <style:style style:name="T749" style:family="text">
      <style:text-properties officeooo:rsid="074dabb9"/>
    </style:style>
    <style:style style:name="T750" style:family="text">
      <style:text-properties officeooo:rsid="075027e6"/>
    </style:style>
    <style:style style:name="T751" style:family="text">
      <style:text-properties officeooo:rsid="0750966a"/>
    </style:style>
    <style:style style:name="T752" style:family="text">
      <style:text-properties officeooo:rsid="0752dee5"/>
    </style:style>
    <style:style style:name="T753" style:family="text">
      <style:text-properties officeooo:rsid="075920e0"/>
    </style:style>
    <style:style style:name="T754" style:family="text">
      <style:text-properties officeooo:rsid="07598a85"/>
    </style:style>
    <style:style style:name="T755" style:family="text">
      <style:text-properties officeooo:rsid="0759a1b2"/>
    </style:style>
    <style:style style:name="T756" style:family="text">
      <style:text-properties officeooo:rsid="0759d3a3"/>
    </style:style>
    <style:style style:name="T757" style:family="text">
      <style:text-properties officeooo:rsid="075ce370"/>
    </style:style>
    <style:style style:name="T758" style:family="text">
      <style:text-properties officeooo:rsid="075d51d0"/>
    </style:style>
    <style:style style:name="T759" style:family="text">
      <style:text-properties officeooo:rsid="075e0569"/>
    </style:style>
    <style:style style:name="T760" style:family="text">
      <style:text-properties officeooo:rsid="075fc138"/>
    </style:style>
    <style:style style:name="T761" style:family="text">
      <style:text-properties officeooo:rsid="075ff862"/>
    </style:style>
    <style:style style:name="T762" style:family="text">
      <style:text-properties officeooo:rsid="07601cd9"/>
    </style:style>
    <style:style style:name="T763" style:family="text">
      <style:text-properties officeooo:rsid="0761e988"/>
    </style:style>
    <style:style style:name="T764" style:family="text">
      <style:text-properties officeooo:rsid="0767c80e"/>
    </style:style>
    <style:style style:name="T765" style:family="text">
      <style:text-properties officeooo:rsid="0769c79d"/>
    </style:style>
    <style:style style:name="T766" style:family="text">
      <style:text-properties officeooo:rsid="076c388a"/>
    </style:style>
    <style:style style:name="T767" style:family="text">
      <style:text-properties officeooo:rsid="0770e6b7"/>
    </style:style>
    <style:style style:name="T768" style:family="text">
      <style:text-properties style:font-weight-asian="bold" style:font-weight-complex="bold"/>
    </style:style>
    <style:style style:name="T769" style:family="text">
      <style:text-properties officeooo:rsid="05d74cd6" style:font-weight-asian="bold" style:font-weight-complex="bold"/>
    </style:style>
    <style:style style:name="T770" style:family="text">
      <style:text-properties officeooo:rsid="07332d8f" style:font-weight-asian="bold" style:font-weight-complex="bold"/>
    </style:style>
    <style:style style:name="T771" style:family="text">
      <style:text-properties officeooo:rsid="06086fbd" style:font-weight-asian="bold" style:font-weight-complex="bold"/>
    </style:style>
    <style:style style:name="T772" style:family="text">
      <style:text-properties officeooo:rsid="0609f852" style:font-weight-asian="bold" style:font-weight-complex="bold"/>
    </style:style>
    <style:style style:name="T773" style:family="text">
      <style:text-properties officeooo:rsid="060ad3d7" style:font-weight-asian="bold" style:font-weight-complex="bold"/>
    </style:style>
    <style:style style:name="T774" style:family="text">
      <style:text-properties officeooo:rsid="0632e3da" style:font-weight-asian="bold" style:font-weight-complex="bold"/>
    </style:style>
    <style:style style:name="T775" style:family="text">
      <style:text-properties officeooo:rsid="0437df6e" style:font-weight-asian="bold" style:font-weight-complex="bold"/>
    </style:style>
    <style:style style:name="T776" style:family="text">
      <style:text-properties officeooo:rsid="0372aeaf" style:font-weight-asian="bold" style:font-weight-complex="bold"/>
    </style:style>
    <style:style style:name="T777" style:family="text">
      <style:text-properties officeooo:rsid="060af3f5" style:font-weight-asian="bold" style:font-weight-complex="bold"/>
    </style:style>
    <style:style style:name="T778" style:family="text">
      <style:text-properties officeooo:rsid="04238af5" style:font-weight-asian="bold" style:font-weight-complex="bold"/>
    </style:style>
    <style:style style:name="T779" style:family="text">
      <style:text-properties officeooo:rsid="060c39b8" style:font-weight-asian="bold" style:font-weight-complex="bold"/>
    </style:style>
    <style:style style:name="T780" style:family="text">
      <style:text-properties officeooo:rsid="03a4e9a6" style:font-weight-asian="bold" style:font-weight-complex="bold"/>
    </style:style>
    <style:style style:name="T781" style:family="text">
      <style:text-properties officeooo:rsid="061f4f9c" style:font-weight-asian="bold" style:font-weight-complex="bold"/>
    </style:style>
    <style:style style:name="T782" style:family="text">
      <style:text-properties officeooo:rsid="06ca7224" style:font-weight-asian="bold" style:font-weight-complex="bold"/>
    </style:style>
    <style:style style:name="T783" style:family="text">
      <style:text-properties officeooo:rsid="0625277d" style:font-weight-asian="bold" style:font-weight-complex="bold"/>
    </style:style>
    <style:style style:name="T784" style:family="text">
      <style:text-properties officeooo:rsid="06cd0ea7" style:font-weight-asian="bold" style:font-weight-complex="bold"/>
    </style:style>
    <style:style style:name="T785" style:family="text">
      <style:text-properties officeooo:rsid="063e9233" style:font-weight-asian="bold" style:font-weight-complex="bold"/>
    </style:style>
    <style:style style:name="T786" style:family="text">
      <style:text-properties officeooo:rsid="061df09b" style:font-weight-asian="bold" style:font-weight-complex="bold"/>
    </style:style>
    <style:style style:name="T787" style:family="text">
      <style:text-properties officeooo:rsid="062f324e" style:font-weight-asian="bold" style:font-weight-complex="bold"/>
    </style:style>
    <style:style style:name="T788" style:family="text">
      <style:text-properties officeooo:rsid="0634c7b6" style:font-weight-asian="bold" style:font-weight-complex="bold"/>
    </style:style>
    <style:style style:name="T789" style:family="text">
      <style:text-properties officeooo:rsid="05f9ba46" style:font-weight-asian="bold" style:font-weight-complex="bold"/>
    </style:style>
    <style:style style:name="T790" style:family="text">
      <style:text-properties officeooo:rsid="06ea7091" style:font-weight-asian="bold" style:font-weight-complex="bold"/>
    </style:style>
    <style:style style:name="T791" style:family="text">
      <style:text-properties officeooo:rsid="042e993b" style:font-weight-asian="bold" style:font-weight-complex="bold"/>
    </style:style>
    <style:style style:name="T792" style:family="text">
      <style:text-properties officeooo:rsid="050bb4ca" style:font-weight-asian="bold" style:font-weight-complex="bold"/>
    </style:style>
    <style:style style:name="T793" style:family="text">
      <style:text-properties officeooo:rsid="051d8c5e" style:font-weight-asian="bold" style:font-weight-complex="bold"/>
    </style:style>
    <style:style style:name="T794" style:family="text">
      <style:text-properties officeooo:rsid="0523a25e" style:font-weight-asian="bold" style:font-weight-complex="bold"/>
    </style:style>
    <style:style style:name="T795" style:family="text">
      <style:text-properties officeooo:rsid="053248e7" style:font-weight-asian="bold" style:font-weight-complex="bold"/>
    </style:style>
    <style:style style:name="T796" style:family="text">
      <style:text-properties officeooo:rsid="05354e78" style:font-weight-asian="bold" style:font-weight-complex="bold"/>
    </style:style>
    <style:style style:name="T797" style:family="text">
      <style:text-properties officeooo:rsid="0537219d" style:font-weight-asian="bold" style:font-weight-complex="bold"/>
    </style:style>
    <style:style style:name="T798" style:family="text">
      <style:text-properties officeooo:rsid="055469f5" style:font-weight-asian="bold" style:font-weight-complex="bold"/>
    </style:style>
    <style:style style:name="T799" style:family="text">
      <style:text-properties officeooo:rsid="05a0a2ac" style:font-weight-asian="bold" style:font-weight-complex="bold"/>
    </style:style>
    <style:style style:name="T800" style:family="text">
      <style:text-properties officeooo:rsid="05d29889" style:font-weight-asian="bold" style:font-weight-complex="bold"/>
    </style:style>
    <style:style style:name="T801" style:family="text">
      <style:text-properties officeooo:rsid="05b8f47d" style:font-weight-asian="bold" style:font-weight-complex="bold"/>
    </style:style>
    <style:style style:name="T802" style:family="text">
      <style:text-properties officeooo:rsid="05c958d4" style:font-weight-asian="bold" style:font-weight-complex="bold"/>
    </style:style>
    <style:style style:name="T803" style:family="text">
      <style:text-properties officeooo:rsid="05e07efd" style:font-weight-asian="bold" style:font-weight-complex="bold"/>
    </style:style>
    <style:style style:name="T804" style:family="text">
      <style:text-properties officeooo:rsid="025caa0e" style:font-weight-asian="bold" style:font-weight-complex="bold"/>
    </style:style>
    <style:style style:name="T805" style:family="text">
      <style:text-properties officeooo:rsid="04d86354" style:font-weight-asian="bold" style:font-weight-complex="bold"/>
    </style:style>
    <style:style style:name="T806" style:family="text">
      <style:text-properties officeooo:rsid="04de7130" style:font-weight-asian="bold" style:font-weight-complex="bold"/>
    </style:style>
    <style:style style:name="T807" style:family="text">
      <style:text-properties officeooo:rsid="0753718c" style:font-weight-asian="bold" style:font-weight-complex="bold"/>
    </style:style>
    <style:style style:name="T808" style:family="text">
      <style:text-properties officeooo:rsid="07550873" style:font-weight-asian="bold" style:font-weight-complex="bold"/>
    </style:style>
    <style:style style:name="T809" style:family="text">
      <style:text-properties officeooo:rsid="04bf7578" style:font-weight-asian="bold" style:font-weight-complex="bold"/>
    </style:style>
    <style:style style:name="T810" style:family="text">
      <style:text-properties officeooo:rsid="04b6c830" style:font-weight-asian="bold" style:font-weight-complex="bold"/>
    </style:style>
    <style:style style:name="T811" style:family="text">
      <style:text-properties officeooo:rsid="0766af6c" style:font-weight-asian="bold" style:font-weight-complex="bold"/>
    </style:style>
    <style:style style:name="T812" style:family="text">
      <style:text-properties officeooo:rsid="0767c80e" style:font-weight-asian="bold" style:font-weight-complex="bold"/>
    </style:style>
    <style:style style:name="T813" style:family="text">
      <style:text-properties officeooo:rsid="07598a85" style:font-weight-asian="bold" style:font-weight-complex="bold"/>
    </style:style>
    <style:style style:name="T814" style:family="text">
      <style:text-properties officeooo:rsid="0759d3a3" style:font-weight-asian="bold" style:font-weight-complex="bold"/>
    </style:style>
    <style:style style:name="T815" style:family="text">
      <style:text-properties officeooo:rsid="075fc138" style:font-weight-asian="bold" style:font-weight-complex="bold"/>
    </style:style>
    <style:style style:name="T816" style:family="text">
      <style:text-properties officeooo:rsid="014cf5a9" style:font-weight-asian="bold" style:font-weight-complex="bold"/>
    </style:style>
    <style:style style:name="T817" style:family="text">
      <style:text-properties officeooo:rsid="02b3acad" style:font-weight-asian="bold" style:font-weight-complex="bold"/>
    </style:style>
    <style:style style:name="T818" style:family="text">
      <style:text-properties officeooo:rsid="02c27374" style:font-weight-asian="bold" style:font-weight-complex="bold"/>
    </style:style>
    <style:style style:name="T819" style:family="text">
      <style:text-properties officeooo:rsid="02d7f4b0" style:font-weight-asian="bold" style:font-weight-complex="bold"/>
    </style:style>
    <style:style style:name="T820" style:family="text">
      <style:text-properties officeooo:rsid="02e6e887" style:font-weight-asian="bold" style:font-weight-complex="bold"/>
    </style:style>
    <style:style style:name="T821" style:family="text">
      <style:text-properties officeooo:rsid="0118a6a6" style:font-weight-asian="bold" style:font-weight-complex="bold"/>
    </style:style>
    <style:style style:name="T822" style:family="text">
      <style:text-properties officeooo:rsid="0118e77e" style:font-weight-asian="bold" style:font-weight-complex="bold"/>
    </style:style>
    <style:style style:name="T823" style:family="text">
      <style:text-properties officeooo:rsid="01d4361f" style:font-weight-asian="bold" style:font-weight-complex="bold"/>
    </style:style>
    <style:style style:name="T824" style:family="text">
      <style:text-properties officeooo:rsid="0120ea38" style:font-weight-asian="bold" style:font-weight-complex="bold"/>
    </style:style>
    <style:style style:name="T825" style:family="text">
      <style:text-properties officeooo:rsid="01311a80" style:font-weight-asian="bold" style:font-weight-complex="bold"/>
    </style:style>
    <style:style style:name="T826" style:family="text">
      <style:text-properties officeooo:rsid="01318492" style:font-weight-asian="bold" style:font-weight-complex="bold"/>
    </style:style>
    <style:style style:name="T827" style:family="text">
      <style:text-properties officeooo:rsid="01384f38" style:font-weight-asian="bold" style:font-weight-complex="bold"/>
    </style:style>
    <style:style style:name="T828" style:family="text">
      <style:text-properties officeooo:rsid="0133721b" style:font-weight-asian="bold" style:font-weight-complex="bold"/>
    </style:style>
    <style:style style:name="T829" style:family="text">
      <style:text-properties officeooo:rsid="013de234" style:font-weight-asian="bold" style:font-weight-complex="bold"/>
    </style:style>
    <style:style style:name="T830" style:family="text">
      <style:text-properties officeooo:rsid="01438800" style:font-weight-asian="bold" style:font-weight-complex="bold"/>
    </style:style>
    <style:style style:name="T831" style:family="text">
      <style:text-properties officeooo:rsid="014feb0b" style:font-weight-asian="bold" style:font-weight-complex="bold"/>
    </style:style>
    <style:style style:name="T832" style:family="text">
      <style:text-properties officeooo:rsid="0173fa91" style:font-weight-asian="bold" style:font-weight-complex="bold"/>
    </style:style>
    <style:style style:name="T833" style:family="text">
      <style:text-properties officeooo:rsid="017a0847" style:font-weight-asian="bold" style:font-weight-complex="bold"/>
    </style:style>
    <style:style style:name="T834" style:family="text">
      <style:text-properties officeooo:rsid="017aa7f2" style:font-weight-asian="bold" style:font-weight-complex="bold"/>
    </style:style>
    <style:style style:name="T835" style:family="text">
      <style:text-properties officeooo:rsid="019ce3cc" style:font-weight-asian="bold" style:font-weight-complex="bold"/>
    </style:style>
    <style:style style:name="T836" style:family="text">
      <style:text-properties officeooo:rsid="019e2b1f" style:font-weight-asian="bold" style:font-weight-complex="bold"/>
    </style:style>
    <style:style style:name="T837" style:family="text">
      <style:text-properties officeooo:rsid="01bf3ed5" style:font-weight-asian="bold" style:font-weight-complex="bold"/>
    </style:style>
    <style:style style:name="T838" style:family="text">
      <style:text-properties officeooo:rsid="02227558" style:font-weight-asian="bold" style:font-weight-complex="bold"/>
    </style:style>
    <style:style style:name="T839" style:family="text">
      <style:text-properties officeooo:rsid="0830bbed" style:font-weight-asian="bold" style:font-weight-complex="bold"/>
    </style:style>
    <style:style style:name="T840" style:family="text">
      <style:text-properties officeooo:rsid="09582543" style:font-weight-asian="bold" style:font-weight-complex="bold"/>
    </style:style>
    <style:style style:name="T841" style:family="text">
      <style:text-properties officeooo:rsid="09582648" style:font-weight-asian="bold" style:font-weight-complex="bold"/>
    </style:style>
    <style:style style:name="T842" style:family="text">
      <style:text-properties officeooo:rsid="09602b06" style:font-weight-asian="bold" style:font-weight-complex="bold"/>
    </style:style>
    <style:style style:name="T843" style:family="text">
      <style:text-properties officeooo:rsid="096699c3" style:font-weight-asian="bold" style:font-weight-complex="bold"/>
    </style:style>
    <style:style style:name="T844" style:family="text">
      <style:text-properties officeooo:rsid="0975b3ad" style:font-weight-asian="bold" style:font-weight-complex="bold"/>
    </style:style>
    <style:style style:name="T845" style:family="text">
      <style:text-properties officeooo:rsid="0976943b" style:font-weight-asian="bold" style:font-weight-complex="bold"/>
    </style:style>
    <style:style style:name="T846" style:family="text">
      <style:text-properties officeooo:rsid="098139f5" style:font-weight-asian="bold" style:font-weight-complex="bold"/>
    </style:style>
    <style:style style:name="T847" style:family="text">
      <style:text-properties officeooo:rsid="0c581156" style:font-weight-asian="bold" style:font-weight-complex="bold"/>
    </style:style>
    <style:style style:name="T848" style:family="text">
      <style:text-properties officeooo:rsid="04c9d0e6" style:font-weight-asian="bold" style:font-weight-complex="bold"/>
    </style:style>
    <style:style style:name="T849" style:family="text">
      <style:text-properties officeooo:rsid="02783f62" style:font-weight-asian="bold" style:font-weight-complex="bold"/>
    </style:style>
    <style:style style:name="T850" style:family="text">
      <style:text-properties officeooo:rsid="00ea2ee5" style:font-size-asian="12pt" style:font-weight-asian="bold" style:font-size-complex="12pt" style:font-weight-complex="bold"/>
    </style:style>
    <style:style style:name="T851" style:family="text">
      <style:text-properties officeooo:rsid="0f4532e3" style:font-size-asian="12pt" style:font-weight-asian="bold" style:font-size-complex="12pt" style:font-weight-complex="bold"/>
    </style:style>
    <style:style style:name="T852" style:family="text">
      <style:text-properties officeooo:rsid="07943d53"/>
    </style:style>
    <style:style style:name="T853" style:family="text">
      <style:text-properties officeooo:rsid="07a8a14b"/>
    </style:style>
    <style:style style:name="T854" style:family="text">
      <style:text-properties officeooo:rsid="07aa0252"/>
    </style:style>
    <style:style style:name="T855" style:family="text">
      <style:text-properties officeooo:rsid="07b0c38b"/>
    </style:style>
    <style:style style:name="T856" style:family="text">
      <style:text-properties officeooo:rsid="07b729ce"/>
    </style:style>
    <style:style style:name="T857" style:family="text">
      <style:text-properties officeooo:rsid="07b896f7"/>
    </style:style>
    <style:style style:name="T858" style:family="text">
      <style:text-properties officeooo:rsid="07b93712"/>
    </style:style>
    <style:style style:name="T859" style:family="text">
      <style:text-properties officeooo:rsid="07bd6177"/>
    </style:style>
    <style:style style:name="T860" style:family="text">
      <style:text-properties officeooo:rsid="07bd96ca"/>
    </style:style>
    <style:style style:name="T861" style:family="text">
      <style:text-properties officeooo:rsid="07be8631"/>
    </style:style>
    <style:style style:name="T862" style:family="text">
      <style:text-properties officeooo:rsid="07bf300a"/>
    </style:style>
    <style:style style:name="T863" style:family="text">
      <style:text-properties officeooo:rsid="07bf79f7"/>
    </style:style>
    <style:style style:name="T864" style:family="text">
      <style:text-properties officeooo:rsid="07c16ce6"/>
    </style:style>
    <style:style style:name="T865" style:family="text">
      <style:text-properties officeooo:rsid="07c27967"/>
    </style:style>
    <style:style style:name="T866" style:family="text">
      <style:text-properties officeooo:rsid="07c7fe8f"/>
    </style:style>
    <style:style style:name="T867" style:family="text">
      <style:text-properties officeooo:rsid="07c8c7e4"/>
    </style:style>
    <style:style style:name="T868" style:family="text">
      <style:text-properties officeooo:rsid="07cb4b54"/>
    </style:style>
    <style:style style:name="T869" style:family="text">
      <style:text-properties officeooo:rsid="07ce040e"/>
    </style:style>
    <style:style style:name="T870" style:family="text">
      <style:text-properties officeooo:rsid="07ce0f00"/>
    </style:style>
    <style:style style:name="T871" style:family="text">
      <style:text-properties officeooo:rsid="07cf7bcd"/>
    </style:style>
    <style:style style:name="T872" style:family="text">
      <style:text-properties officeooo:rsid="07d41262"/>
    </style:style>
    <style:style style:name="T873" style:family="text">
      <style:text-properties officeooo:rsid="07d5633c"/>
    </style:style>
    <style:style style:name="T874" style:family="text">
      <style:text-properties officeooo:rsid="07d5843b"/>
    </style:style>
    <style:style style:name="T875" style:family="text">
      <style:text-properties officeooo:rsid="07d69de3"/>
    </style:style>
    <style:style style:name="T876" style:family="text">
      <style:text-properties officeooo:rsid="07d82fd4"/>
    </style:style>
    <style:style style:name="T877" style:family="text">
      <style:text-properties officeooo:rsid="07da0771"/>
    </style:style>
    <style:style style:name="T878" style:family="text">
      <style:text-properties officeooo:rsid="07dcfb14"/>
    </style:style>
    <style:style style:name="T879" style:family="text">
      <style:text-properties officeooo:rsid="07dfc171"/>
    </style:style>
    <style:style style:name="T880" style:family="text">
      <style:text-properties officeooo:rsid="07e1abd0"/>
    </style:style>
    <style:style style:name="T881" style:family="text">
      <style:text-properties officeooo:rsid="07e5f11c"/>
    </style:style>
    <style:style style:name="T882" style:family="text">
      <style:text-properties officeooo:rsid="07e7abec"/>
    </style:style>
    <style:style style:name="T883" style:family="text">
      <style:text-properties officeooo:rsid="07e7d761"/>
    </style:style>
    <style:style style:name="T884" style:family="text">
      <style:text-properties officeooo:rsid="07e87943"/>
    </style:style>
    <style:style style:name="T885" style:family="text">
      <style:text-properties officeooo:rsid="07ea724b"/>
    </style:style>
    <style:style style:name="T886" style:family="text">
      <style:text-properties officeooo:rsid="07eb58b1"/>
    </style:style>
    <style:style style:name="T887" style:family="text">
      <style:text-properties officeooo:rsid="07ec9397"/>
    </style:style>
    <style:style style:name="T888" style:family="text">
      <style:text-properties officeooo:rsid="07edaf0c"/>
    </style:style>
    <style:style style:name="T889" style:family="text">
      <style:text-properties officeooo:rsid="07edb52c"/>
    </style:style>
    <style:style style:name="T890" style:family="text">
      <style:text-properties officeooo:rsid="07eeae75"/>
    </style:style>
    <style:style style:name="T891" style:family="text">
      <style:text-properties officeooo:rsid="07ef765f"/>
    </style:style>
    <style:style style:name="T892" style:family="text">
      <style:text-properties officeooo:rsid="07f12425"/>
    </style:style>
    <style:style style:name="T893" style:family="text">
      <style:text-properties officeooo:rsid="07f22e13"/>
    </style:style>
    <style:style style:name="T894" style:family="text">
      <style:text-properties officeooo:rsid="07f3ee20"/>
    </style:style>
    <style:style style:name="T895" style:family="text">
      <style:text-properties officeooo:rsid="07f4568f"/>
    </style:style>
    <style:style style:name="T896" style:family="text">
      <style:text-properties officeooo:rsid="07f53974"/>
    </style:style>
    <style:style style:name="T897" style:family="text">
      <style:text-properties officeooo:rsid="07f68ce8"/>
    </style:style>
    <style:style style:name="T898" style:family="text">
      <style:text-properties officeooo:rsid="07f7a56a"/>
    </style:style>
    <style:style style:name="T899" style:family="text">
      <style:text-properties officeooo:rsid="07f87ada"/>
    </style:style>
    <style:style style:name="T900" style:family="text">
      <style:text-properties officeooo:rsid="07fb9066"/>
    </style:style>
    <style:style style:name="T901" style:family="text">
      <style:text-properties officeooo:rsid="07fbbbfd"/>
    </style:style>
    <style:style style:name="T902" style:family="text">
      <style:text-properties officeooo:rsid="07fd6c70"/>
    </style:style>
    <style:style style:name="T903" style:family="text">
      <style:text-properties officeooo:rsid="07fee197"/>
    </style:style>
    <style:style style:name="T904" style:family="text">
      <style:text-properties officeooo:rsid="07ffbc24"/>
    </style:style>
    <style:style style:name="T905" style:family="text">
      <style:text-properties officeooo:rsid="07ffdc71"/>
    </style:style>
    <style:style style:name="T906" style:family="text">
      <style:text-properties officeooo:rsid="08000b39"/>
    </style:style>
    <style:style style:name="T907" style:family="text">
      <style:text-properties officeooo:rsid="0801f095"/>
    </style:style>
    <style:style style:name="T908" style:family="text">
      <style:text-properties officeooo:rsid="0802bf6a"/>
    </style:style>
    <style:style style:name="T909" style:family="text">
      <style:text-properties officeooo:rsid="080395a1"/>
    </style:style>
    <style:style style:name="T910" style:family="text">
      <style:text-properties officeooo:rsid="0806b93d"/>
    </style:style>
    <style:style style:name="T911" style:family="text">
      <style:text-properties officeooo:rsid="08091ec0"/>
    </style:style>
    <style:style style:name="T912" style:family="text">
      <style:text-properties officeooo:rsid="080bc407"/>
    </style:style>
    <style:style style:name="T913" style:family="text">
      <style:text-properties officeooo:rsid="080fba1e"/>
    </style:style>
    <style:style style:name="T914" style:family="text">
      <style:text-properties officeooo:rsid="0812832f"/>
    </style:style>
    <style:style style:name="T915" style:family="text">
      <style:text-properties officeooo:rsid="08137b70"/>
    </style:style>
    <style:style style:name="T916" style:family="text">
      <style:text-properties officeooo:rsid="08195eda"/>
    </style:style>
    <style:style style:name="T917" style:family="text">
      <style:text-properties officeooo:rsid="081a0aa8"/>
    </style:style>
    <style:style style:name="T918" style:family="text">
      <style:text-properties officeooo:rsid="081bec56"/>
    </style:style>
    <style:style style:name="T919" style:family="text">
      <style:text-properties officeooo:rsid="081c1144"/>
    </style:style>
    <style:style style:name="T920" style:family="text">
      <style:text-properties officeooo:rsid="081caec0"/>
    </style:style>
    <style:style style:name="T921" style:family="text">
      <style:text-properties officeooo:rsid="081d68db"/>
    </style:style>
    <style:style style:name="T922" style:family="text">
      <style:text-properties officeooo:rsid="082122bf"/>
    </style:style>
    <style:style style:name="T923" style:family="text">
      <style:text-properties officeooo:rsid="0822c67e"/>
    </style:style>
    <style:style style:name="T924" style:family="text">
      <style:text-properties officeooo:rsid="0827e8f0"/>
    </style:style>
    <style:style style:name="T925" style:family="text">
      <style:text-properties officeooo:rsid="0832a904"/>
    </style:style>
    <style:style style:name="T926" style:family="text">
      <style:text-properties officeooo:rsid="03f3db74"/>
    </style:style>
    <style:style style:name="T927" style:family="text">
      <style:text-properties officeooo:rsid="083e46f7"/>
    </style:style>
    <style:style style:name="T928" style:family="text">
      <style:text-properties officeooo:rsid="02cab066"/>
    </style:style>
    <style:style style:name="T929" style:family="text">
      <style:text-properties officeooo:rsid="083e787c"/>
    </style:style>
    <style:style style:name="T930" style:family="text">
      <style:text-properties officeooo:rsid="0840593f"/>
    </style:style>
    <style:style style:name="T931" style:family="text">
      <style:text-properties officeooo:rsid="08414ae1"/>
    </style:style>
    <style:style style:name="T932" style:family="text">
      <style:text-properties officeooo:rsid="084270b7"/>
    </style:style>
    <style:style style:name="T933" style:family="text">
      <style:text-properties officeooo:rsid="08446432"/>
    </style:style>
    <style:style style:name="T934" style:family="text">
      <style:text-properties officeooo:rsid="0845f5a3"/>
    </style:style>
    <style:style style:name="T935" style:family="text">
      <style:text-properties officeooo:rsid="08493dba"/>
    </style:style>
    <style:style style:name="T936" style:family="text">
      <style:text-properties officeooo:rsid="084bf5e0"/>
    </style:style>
    <style:style style:name="T937" style:family="text">
      <style:text-properties officeooo:rsid="084cfa00"/>
    </style:style>
    <style:style style:name="T938" style:family="text">
      <style:text-properties officeooo:rsid="084e5390"/>
    </style:style>
    <style:style style:name="T939" style:family="text">
      <style:text-properties officeooo:rsid="08542f14"/>
    </style:style>
    <style:style style:name="T940" style:family="text">
      <style:text-properties officeooo:rsid="08552323"/>
    </style:style>
    <style:style style:name="T941" style:family="text">
      <style:text-properties officeooo:rsid="0858963c"/>
    </style:style>
    <style:style style:name="T942" style:family="text">
      <style:text-properties officeooo:rsid="0858d414"/>
    </style:style>
    <style:style style:name="T943" style:family="text">
      <style:text-properties officeooo:rsid="085a3191"/>
    </style:style>
    <style:style style:name="T944" style:family="text">
      <style:text-properties officeooo:rsid="085ac14a"/>
    </style:style>
    <style:style style:name="T945" style:family="text">
      <style:text-properties officeooo:rsid="085ca051"/>
    </style:style>
    <style:style style:name="T946" style:family="text">
      <style:text-properties officeooo:rsid="085e8842"/>
    </style:style>
    <style:style style:name="T947" style:family="text">
      <style:text-properties officeooo:rsid="086392ec"/>
    </style:style>
    <style:style style:name="T948" style:family="text">
      <style:text-properties officeooo:rsid="0865900f"/>
    </style:style>
    <style:style style:name="T949" style:family="text">
      <style:text-properties officeooo:rsid="086634fb"/>
    </style:style>
    <style:style style:name="T950" style:family="text">
      <style:text-properties officeooo:rsid="0869d2bd"/>
    </style:style>
    <style:style style:name="T951" style:family="text">
      <style:text-properties officeooo:rsid="086a5e9c"/>
    </style:style>
    <style:style style:name="T952" style:family="text">
      <style:text-properties officeooo:rsid="086d03d7"/>
    </style:style>
    <style:style style:name="T953" style:family="text">
      <style:text-properties officeooo:rsid="086e178e"/>
    </style:style>
    <style:style style:name="T954" style:family="text">
      <style:text-properties officeooo:rsid="086ff0fa"/>
    </style:style>
    <style:style style:name="T955" style:family="text">
      <style:text-properties officeooo:rsid="087290ff"/>
    </style:style>
    <style:style style:name="T956" style:family="text">
      <style:text-properties officeooo:rsid="087306ba"/>
    </style:style>
    <style:style style:name="T957" style:family="text">
      <style:text-properties officeooo:rsid="0874e748"/>
    </style:style>
    <style:style style:name="T958" style:family="text">
      <style:text-properties officeooo:rsid="087593c4"/>
    </style:style>
    <style:style style:name="T959" style:family="text">
      <style:text-properties officeooo:rsid="087921da"/>
    </style:style>
    <style:style style:name="T960" style:family="text">
      <style:text-properties officeooo:rsid="087a0a4f"/>
    </style:style>
    <style:style style:name="T961" style:family="text">
      <style:text-properties officeooo:rsid="087a12f4"/>
    </style:style>
    <style:style style:name="T962" style:family="text">
      <style:text-properties officeooo:rsid="087b1727"/>
    </style:style>
    <style:style style:name="T963" style:family="text">
      <style:text-properties officeooo:rsid="087d18ca"/>
    </style:style>
    <style:style style:name="T964" style:family="text">
      <style:text-properties officeooo:rsid="087d3abf"/>
    </style:style>
    <style:style style:name="T965" style:family="text">
      <style:text-properties officeooo:rsid="087f2f39"/>
    </style:style>
    <style:style style:name="T966" style:family="text">
      <style:text-properties officeooo:rsid="087f6eae"/>
    </style:style>
    <style:style style:name="T967" style:family="text">
      <style:text-properties officeooo:rsid="088113a0"/>
    </style:style>
    <style:style style:name="T968" style:family="text">
      <style:text-properties officeooo:rsid="08825cee"/>
    </style:style>
    <style:style style:name="T969" style:family="text">
      <style:text-properties officeooo:rsid="08828c49"/>
    </style:style>
    <style:style style:name="T970" style:family="text">
      <style:text-properties officeooo:rsid="088516da"/>
    </style:style>
    <style:style style:name="T971" style:family="text">
      <style:text-properties officeooo:rsid="08874e19"/>
    </style:style>
    <style:style style:name="T972" style:family="text">
      <style:text-properties officeooo:rsid="088978d3"/>
    </style:style>
    <style:style style:name="T973" style:family="text">
      <style:text-properties officeooo:rsid="088b5b26"/>
    </style:style>
    <style:style style:name="T974" style:family="text">
      <style:text-properties officeooo:rsid="088c64a6"/>
    </style:style>
    <style:style style:name="T975" style:family="text">
      <style:text-properties officeooo:rsid="088d258e"/>
    </style:style>
    <style:style style:name="T976" style:family="text">
      <style:text-properties officeooo:rsid="088e08f4"/>
    </style:style>
    <style:style style:name="T977" style:family="text">
      <style:text-properties officeooo:rsid="0890b8c4"/>
    </style:style>
    <style:style style:name="T978" style:family="text">
      <style:text-properties officeooo:rsid="08925cc5"/>
    </style:style>
    <style:style style:name="T979" style:family="text">
      <style:text-properties officeooo:rsid="08928c6c"/>
    </style:style>
    <style:style style:name="T980" style:family="text">
      <style:text-properties officeooo:rsid="089539aa"/>
    </style:style>
    <style:style style:name="T981" style:family="text">
      <style:text-properties officeooo:rsid="089687aa"/>
    </style:style>
    <style:style style:name="T982" style:family="text">
      <style:text-properties officeooo:rsid="0896acde"/>
    </style:style>
    <style:style style:name="T983" style:family="text">
      <style:text-properties officeooo:rsid="0899d6d5"/>
    </style:style>
    <style:style style:name="T984" style:family="text">
      <style:text-properties officeooo:rsid="089a7954"/>
    </style:style>
    <style:style style:name="T985" style:family="text">
      <style:text-properties officeooo:rsid="089dd5ba"/>
    </style:style>
    <style:style style:name="T986" style:family="text">
      <style:text-properties officeooo:rsid="089fff8f"/>
    </style:style>
    <style:style style:name="T987" style:family="text">
      <style:text-properties officeooo:rsid="08a172bf"/>
    </style:style>
    <style:style style:name="T988" style:family="text">
      <style:text-properties officeooo:rsid="08a2a082"/>
    </style:style>
    <style:style style:name="T989" style:family="text">
      <style:text-properties officeooo:rsid="08a46e41"/>
    </style:style>
    <style:style style:name="T990" style:family="text">
      <style:text-properties officeooo:rsid="08a66b1d"/>
    </style:style>
    <style:style style:name="T991" style:family="text">
      <style:text-properties officeooo:rsid="08aa0307"/>
    </style:style>
    <style:style style:name="T992" style:family="text">
      <style:text-properties officeooo:rsid="08ab5a51"/>
    </style:style>
    <style:style style:name="T993" style:family="text">
      <style:text-properties officeooo:rsid="08acf39a"/>
    </style:style>
    <style:style style:name="T994" style:family="text">
      <style:text-properties officeooo:rsid="08ae6576"/>
    </style:style>
    <style:style style:name="T995" style:family="text">
      <style:text-properties officeooo:rsid="08af039e"/>
    </style:style>
    <style:style style:name="T996" style:family="text">
      <style:text-properties officeooo:rsid="08b001a2"/>
    </style:style>
    <style:style style:name="T997" style:family="text">
      <style:text-properties officeooo:rsid="08b136a8"/>
    </style:style>
    <style:style style:name="T998" style:family="text">
      <style:text-properties officeooo:rsid="08b36d74"/>
    </style:style>
    <style:style style:name="T999" style:family="text">
      <style:text-properties officeooo:rsid="08b3d34f"/>
    </style:style>
    <style:style style:name="T1000" style:family="text">
      <style:text-properties officeooo:rsid="08b59f09"/>
    </style:style>
    <style:style style:name="T1001" style:family="text">
      <style:text-properties officeooo:rsid="08b5bdc5"/>
    </style:style>
    <style:style style:name="T1002" style:family="text">
      <style:text-properties officeooo:rsid="08b82b3d"/>
    </style:style>
    <style:style style:name="T1003" style:family="text">
      <style:text-properties officeooo:rsid="08b8d286"/>
    </style:style>
    <style:style style:name="T1004" style:family="text">
      <style:text-properties officeooo:rsid="08b93abe"/>
    </style:style>
    <style:style style:name="T1005" style:family="text">
      <style:text-properties officeooo:rsid="08bd1e55"/>
    </style:style>
    <style:style style:name="T1006" style:family="text">
      <style:text-properties officeooo:rsid="08bf140f"/>
    </style:style>
    <style:style style:name="T1007" style:family="text">
      <style:text-properties officeooo:rsid="08bf3a67"/>
    </style:style>
    <style:style style:name="T1008" style:family="text">
      <style:text-properties officeooo:rsid="08bfcd67"/>
    </style:style>
    <style:style style:name="T1009" style:family="text">
      <style:text-properties officeooo:rsid="08c12692"/>
    </style:style>
    <style:style style:name="T1010" style:family="text">
      <style:text-properties officeooo:rsid="08cbda9e"/>
    </style:style>
    <style:style style:name="T1011" style:family="text">
      <style:text-properties officeooo:rsid="08ce8d1a"/>
    </style:style>
    <style:style style:name="T1012" style:family="text">
      <style:text-properties officeooo:rsid="08cf8749"/>
    </style:style>
    <style:style style:name="T1013" style:family="text">
      <style:text-properties officeooo:rsid="08d35a7d"/>
    </style:style>
    <style:style style:name="T1014" style:family="text">
      <style:text-properties officeooo:rsid="08deb17f"/>
    </style:style>
    <style:style style:name="T1015" style:family="text">
      <style:text-properties officeooo:rsid="08dfc2f1"/>
    </style:style>
    <style:style style:name="T1016" style:family="text">
      <style:text-properties officeooo:rsid="08e17f29"/>
    </style:style>
    <style:style style:name="T1017" style:family="text">
      <style:text-properties officeooo:rsid="08e6ddf6"/>
    </style:style>
    <style:style style:name="T1018" style:family="text">
      <style:text-properties officeooo:rsid="08e7720d"/>
    </style:style>
    <style:style style:name="T1019" style:family="text">
      <style:text-properties officeooo:rsid="08e99531"/>
    </style:style>
    <style:style style:name="T1020" style:family="text">
      <style:text-properties officeooo:rsid="08ec32c1"/>
    </style:style>
    <style:style style:name="T1021" style:family="text">
      <style:text-properties officeooo:rsid="08f82700"/>
    </style:style>
    <style:style style:name="T1022" style:family="text">
      <style:text-properties officeooo:rsid="08f89a21"/>
    </style:style>
    <style:style style:name="T1023" style:family="text">
      <style:text-properties officeooo:rsid="08f8a93a"/>
    </style:style>
    <style:style style:name="T1024" style:family="text">
      <style:text-properties officeooo:rsid="08fc6d86"/>
    </style:style>
    <style:style style:name="T1025" style:family="text">
      <style:text-properties officeooo:rsid="08fdd2d0"/>
    </style:style>
    <style:style style:name="T1026" style:family="text">
      <style:text-properties officeooo:rsid="08ffea82"/>
    </style:style>
    <style:style style:name="T1027" style:family="text">
      <style:text-properties officeooo:rsid="0907685b"/>
    </style:style>
    <style:style style:name="T1028" style:family="text">
      <style:text-properties officeooo:rsid="09092fae"/>
    </style:style>
    <style:style style:name="T1029" style:family="text">
      <style:text-properties officeooo:rsid="090a81f0"/>
    </style:style>
    <style:style style:name="T1030" style:family="text">
      <style:text-properties officeooo:rsid="090d20ae"/>
    </style:style>
    <style:style style:name="T1031" style:family="text">
      <style:text-properties officeooo:rsid="091162cc"/>
    </style:style>
    <style:style style:name="T1032" style:family="text">
      <style:text-properties officeooo:rsid="09124caa"/>
    </style:style>
    <style:style style:name="T1033" style:family="text">
      <style:text-properties officeooo:rsid="09139e05"/>
    </style:style>
    <style:style style:name="T1034" style:family="text">
      <style:text-properties officeooo:rsid="09151866"/>
    </style:style>
    <style:style style:name="T1035" style:family="text">
      <style:text-properties officeooo:rsid="0916e88d"/>
    </style:style>
    <style:style style:name="T1036" style:family="text">
      <style:text-properties officeooo:rsid="0917906c"/>
    </style:style>
    <style:style style:name="T1037" style:family="text">
      <style:text-properties officeooo:rsid="091af1fc"/>
    </style:style>
    <style:style style:name="T1038" style:family="text">
      <style:text-properties officeooo:rsid="091c1e47"/>
    </style:style>
    <style:style style:name="T1039" style:family="text">
      <style:text-properties officeooo:rsid="091d25f8"/>
    </style:style>
    <style:style style:name="T1040" style:family="text">
      <style:text-properties officeooo:rsid="091dfcce"/>
    </style:style>
    <style:style style:name="T1041" style:family="text">
      <style:text-properties officeooo:rsid="091f6557"/>
    </style:style>
    <style:style style:name="T1042" style:family="text">
      <style:text-properties officeooo:rsid="092370f8"/>
    </style:style>
    <style:style style:name="T1043" style:family="text">
      <style:text-properties officeooo:rsid="0924b8ed"/>
    </style:style>
    <style:style style:name="T1044" style:family="text">
      <style:text-properties officeooo:rsid="09260fd6"/>
    </style:style>
    <style:style style:name="T1045" style:family="text">
      <style:text-properties officeooo:rsid="0926c302"/>
    </style:style>
    <style:style style:name="T1046" style:family="text">
      <style:text-properties officeooo:rsid="0928c144"/>
    </style:style>
    <style:style style:name="T1047" style:family="text">
      <style:text-properties officeooo:rsid="092da239"/>
    </style:style>
    <style:style style:name="T1048" style:family="text">
      <style:text-properties officeooo:rsid="092e9839"/>
    </style:style>
    <style:style style:name="T1049" style:family="text">
      <style:text-properties officeooo:rsid="092f7ffa"/>
    </style:style>
    <style:style style:name="T1050" style:family="text">
      <style:text-properties officeooo:rsid="09313398"/>
    </style:style>
    <style:style style:name="T1051" style:family="text">
      <style:text-properties officeooo:rsid="0932cd0b"/>
    </style:style>
    <style:style style:name="T1052" style:family="text">
      <style:text-properties officeooo:rsid="093405eb"/>
    </style:style>
    <style:style style:name="T1053" style:family="text">
      <style:text-properties officeooo:rsid="093605c9"/>
    </style:style>
    <style:style style:name="T1054" style:family="text">
      <style:text-properties officeooo:rsid="09397865"/>
    </style:style>
    <style:style style:name="T1055" style:family="text">
      <style:text-properties officeooo:rsid="093a1e20"/>
    </style:style>
    <style:style style:name="T1056" style:family="text">
      <style:text-properties officeooo:rsid="093b5601"/>
    </style:style>
    <style:style style:name="T1057" style:family="text">
      <style:text-properties officeooo:rsid="09413357"/>
    </style:style>
    <style:style style:name="T1058" style:family="text">
      <style:text-properties officeooo:rsid="09421b2d"/>
    </style:style>
    <style:style style:name="T1059" style:family="text">
      <style:text-properties officeooo:rsid="094366ac"/>
    </style:style>
    <style:style style:name="T1060" style:family="text">
      <style:text-properties officeooo:rsid="0944aa60"/>
    </style:style>
    <style:style style:name="T1061" style:family="text">
      <style:text-properties officeooo:rsid="0946c1e2"/>
    </style:style>
    <style:style style:name="T1062" style:family="text">
      <style:text-properties officeooo:rsid="09480e95"/>
    </style:style>
    <style:style style:name="T1063" style:family="text">
      <style:text-properties officeooo:rsid="094c25fe"/>
    </style:style>
    <style:style style:name="T1064" style:family="text">
      <style:text-properties officeooo:rsid="094d60b9"/>
    </style:style>
    <style:style style:name="T1065" style:family="text">
      <style:text-properties officeooo:rsid="094e524e"/>
    </style:style>
    <style:style style:name="T1066" style:family="text">
      <style:text-properties officeooo:rsid="094ff7f2"/>
    </style:style>
    <style:style style:name="T1067" style:family="text">
      <style:text-properties officeooo:rsid="0951813b"/>
    </style:style>
    <style:style style:name="T1068" style:family="text">
      <style:text-properties officeooo:rsid="095251d5"/>
    </style:style>
    <style:style style:name="T1069" style:family="text">
      <style:text-properties officeooo:rsid="0953fc00"/>
    </style:style>
    <style:style style:name="T1070" style:family="text">
      <style:text-properties officeooo:rsid="09543191"/>
    </style:style>
    <style:style style:name="T1071" style:family="text">
      <style:text-properties officeooo:rsid="095713c9"/>
    </style:style>
    <style:style style:name="T1072" style:family="text">
      <style:text-properties officeooo:rsid="09582543"/>
    </style:style>
    <style:style style:name="T1073" style:family="text">
      <style:text-properties officeooo:rsid="09582648"/>
    </style:style>
    <style:style style:name="T1074" style:family="text">
      <style:text-properties officeooo:rsid="0958c81d"/>
    </style:style>
    <style:style style:name="T1075" style:family="text">
      <style:text-properties officeooo:rsid="095a2a0f"/>
    </style:style>
    <style:style style:name="T1076" style:family="text">
      <style:text-properties officeooo:rsid="095be431"/>
    </style:style>
    <style:style style:name="T1077" style:family="text">
      <style:text-properties officeooo:rsid="095c637a"/>
    </style:style>
    <style:style style:name="T1078" style:family="text">
      <style:text-properties officeooo:rsid="095d516c"/>
    </style:style>
    <style:style style:name="T1079" style:family="text">
      <style:text-properties officeooo:rsid="095ea716"/>
    </style:style>
    <style:style style:name="T1080" style:family="text">
      <style:text-properties officeooo:rsid="09614e6f"/>
    </style:style>
    <style:style style:name="T1081" style:family="text">
      <style:text-properties officeooo:rsid="0961d72c"/>
    </style:style>
    <style:style style:name="T1082" style:family="text">
      <style:text-properties officeooo:rsid="096336d0"/>
    </style:style>
    <style:style style:name="T1083" style:family="text">
      <style:text-properties officeooo:rsid="0964f856"/>
    </style:style>
    <style:style style:name="T1084" style:family="text">
      <style:text-properties officeooo:rsid="096699c3"/>
    </style:style>
    <style:style style:name="T1085" style:family="text">
      <style:text-properties officeooo:rsid="09676dd0"/>
    </style:style>
    <style:style style:name="T1086" style:family="text">
      <style:text-properties officeooo:rsid="09678be4"/>
    </style:style>
    <style:style style:name="T1087" style:family="text">
      <style:text-properties officeooo:rsid="096892a8"/>
    </style:style>
    <style:style style:name="T1088" style:family="text">
      <style:text-properties officeooo:rsid="0969828e"/>
    </style:style>
    <style:style style:name="T1089" style:family="text">
      <style:text-properties officeooo:rsid="096a22d5"/>
    </style:style>
    <style:style style:name="T1090" style:family="text">
      <style:text-properties officeooo:rsid="096bc028"/>
    </style:style>
    <style:style style:name="T1091" style:family="text">
      <style:text-properties officeooo:rsid="096cf465"/>
    </style:style>
    <style:style style:name="T1092" style:family="text">
      <style:text-properties officeooo:rsid="096ff565"/>
    </style:style>
    <style:style style:name="T1093" style:family="text">
      <style:text-properties officeooo:rsid="0970fb78"/>
    </style:style>
    <style:style style:name="T1094" style:family="text">
      <style:text-properties officeooo:rsid="0973d278"/>
    </style:style>
    <style:style style:name="T1095" style:family="text">
      <style:text-properties officeooo:rsid="0974691b"/>
    </style:style>
    <style:style style:name="T1096" style:family="text">
      <style:text-properties officeooo:rsid="0601ba37"/>
    </style:style>
    <style:style style:name="T1097" style:family="text">
      <style:text-properties officeooo:rsid="0975b3ad"/>
    </style:style>
    <style:style style:name="T1098" style:family="text">
      <style:text-properties officeooo:rsid="0976943b"/>
    </style:style>
    <style:style style:name="T1099" style:family="text">
      <style:text-properties officeooo:rsid="09785fc2"/>
    </style:style>
    <style:style style:name="T1100" style:family="text">
      <style:text-properties officeooo:rsid="097a17ce"/>
    </style:style>
    <style:style style:name="T1101" style:family="text">
      <style:text-properties officeooo:rsid="097b0759"/>
    </style:style>
    <style:style style:name="T1102" style:family="text">
      <style:text-properties officeooo:rsid="097cd71a"/>
    </style:style>
    <style:style style:name="T1103" style:family="text">
      <style:text-properties officeooo:rsid="097eaf65"/>
    </style:style>
    <style:style style:name="T1104" style:family="text">
      <style:text-properties officeooo:rsid="09808c0e"/>
    </style:style>
    <style:style style:name="T1105" style:family="text">
      <style:text-properties officeooo:rsid="098139f5"/>
    </style:style>
    <style:style style:name="T1106" style:family="text">
      <style:text-properties officeooo:rsid="09815b7e"/>
    </style:style>
    <style:style style:name="T1107" style:family="text">
      <style:text-properties officeooo:rsid="0983446e"/>
    </style:style>
    <style:style style:name="T1108" style:family="text">
      <style:text-properties officeooo:rsid="09842e84"/>
    </style:style>
    <style:style style:name="T1109" style:family="text">
      <style:text-properties officeooo:rsid="09866926"/>
    </style:style>
    <style:style style:name="T1110" style:family="text">
      <style:text-properties officeooo:rsid="09868822"/>
    </style:style>
    <style:style style:name="T1111" style:family="text">
      <style:text-properties officeooo:rsid="0986b4e6"/>
    </style:style>
    <style:style style:name="T1112" style:family="text">
      <style:text-properties officeooo:rsid="0989914e"/>
    </style:style>
    <style:style style:name="T1113" style:family="text">
      <style:text-properties officeooo:rsid="098aa1cc"/>
    </style:style>
    <style:style style:name="T1114" style:family="text">
      <style:text-properties officeooo:rsid="098b4e46"/>
    </style:style>
    <style:style style:name="T1115" style:family="text">
      <style:text-properties officeooo:rsid="098b6823"/>
    </style:style>
    <style:style style:name="T1116" style:family="text">
      <style:text-properties officeooo:rsid="098f80c5"/>
    </style:style>
    <style:style style:name="T1117" style:family="text">
      <style:text-properties officeooo:rsid="0991581f"/>
    </style:style>
    <style:style style:name="T1118" style:family="text">
      <style:text-properties officeooo:rsid="0991eb9b"/>
    </style:style>
    <style:style style:name="T1119" style:family="text">
      <style:text-properties officeooo:rsid="0993c5f7"/>
    </style:style>
    <style:style style:name="T1120" style:family="text">
      <style:text-properties officeooo:rsid="0994b598"/>
    </style:style>
    <style:style style:name="T1121" style:family="text">
      <style:text-properties officeooo:rsid="09957784"/>
    </style:style>
    <style:style style:name="T1122" style:family="text">
      <style:text-properties officeooo:rsid="09972dd3"/>
    </style:style>
    <style:style style:name="T1123" style:family="text">
      <style:text-properties officeooo:rsid="0997c0c9"/>
    </style:style>
    <style:style style:name="T1124" style:family="text">
      <style:text-properties officeooo:rsid="09985e30"/>
    </style:style>
    <style:style style:name="T1125" style:family="text">
      <style:text-properties officeooo:rsid="099a752b"/>
    </style:style>
    <style:style style:name="T1126" style:family="text">
      <style:text-properties officeooo:rsid="099c4819"/>
    </style:style>
    <style:style style:name="T1127" style:family="text">
      <style:text-properties officeooo:rsid="099e71bc"/>
    </style:style>
    <style:style style:name="T1128" style:family="text">
      <style:text-properties officeooo:rsid="09a33716"/>
    </style:style>
    <style:style style:name="T1129" style:family="text">
      <style:text-properties officeooo:rsid="09a4c3c1"/>
    </style:style>
    <style:style style:name="T1130" style:family="text">
      <style:text-properties officeooo:rsid="09a69252"/>
    </style:style>
    <style:style style:name="T1131" style:family="text">
      <style:text-properties officeooo:rsid="09a88a41"/>
    </style:style>
    <style:style style:name="T1132" style:family="text">
      <style:text-properties officeooo:rsid="09a97713"/>
    </style:style>
    <style:style style:name="T1133" style:family="text">
      <style:text-properties officeooo:rsid="09aa0988"/>
    </style:style>
    <style:style style:name="T1134" style:family="text">
      <style:text-properties officeooo:rsid="09ab1766"/>
    </style:style>
    <style:style style:name="T1135" style:family="text">
      <style:text-properties officeooo:rsid="09af3c4c"/>
    </style:style>
    <style:style style:name="T1136" style:family="text">
      <style:text-properties officeooo:rsid="09afcc9e"/>
    </style:style>
    <style:style style:name="T1137" style:family="text">
      <style:text-properties officeooo:rsid="09b125a4"/>
    </style:style>
    <style:style style:name="T1138" style:family="text">
      <style:text-properties officeooo:rsid="09b31cb4"/>
    </style:style>
    <style:style style:name="T1139" style:family="text">
      <style:text-properties officeooo:rsid="09b36abe"/>
    </style:style>
    <style:style style:name="T1140" style:family="text">
      <style:text-properties officeooo:rsid="09b3a5fb"/>
    </style:style>
    <style:style style:name="T1141" style:family="text">
      <style:text-properties officeooo:rsid="09b3af73"/>
    </style:style>
    <style:style style:name="T1142" style:family="text">
      <style:text-properties officeooo:rsid="09b5b518"/>
    </style:style>
    <style:style style:name="T1143" style:family="text">
      <style:text-properties officeooo:rsid="09b82faa"/>
    </style:style>
    <style:style style:name="T1144" style:family="text">
      <style:text-properties officeooo:rsid="09b8eba8"/>
    </style:style>
    <style:style style:name="T1145" style:family="text">
      <style:text-properties officeooo:rsid="09b9d6ae"/>
    </style:style>
    <style:style style:name="T1146" style:family="text">
      <style:text-properties officeooo:rsid="09bf8baf"/>
    </style:style>
    <style:style style:name="T1147" style:family="text">
      <style:text-properties officeooo:rsid="09c1e41c"/>
    </style:style>
    <style:style style:name="T1148" style:family="text">
      <style:text-properties officeooo:rsid="09c3029b"/>
    </style:style>
    <style:style style:name="T1149" style:family="text">
      <style:text-properties officeooo:rsid="09c56054"/>
    </style:style>
    <style:style style:name="T1150" style:family="text">
      <style:text-properties officeooo:rsid="09c848a1"/>
    </style:style>
    <style:style style:name="T1151" style:family="text">
      <style:text-properties officeooo:rsid="09ca775b"/>
    </style:style>
    <style:style style:name="T1152" style:family="text">
      <style:text-properties officeooo:rsid="09cad273"/>
    </style:style>
    <style:style style:name="T1153" style:family="text">
      <style:text-properties officeooo:rsid="09ce5a09"/>
    </style:style>
    <style:style style:name="T1154" style:family="text">
      <style:text-properties officeooo:rsid="09dbc59f"/>
    </style:style>
    <style:style style:name="T1155" style:family="text">
      <style:text-properties officeooo:rsid="09df1666"/>
    </style:style>
    <style:style style:name="T1156" style:family="text">
      <style:text-properties officeooo:rsid="09e0ece4"/>
    </style:style>
    <style:style style:name="T1157" style:family="text">
      <style:text-properties officeooo:rsid="09e7f3e6"/>
    </style:style>
    <style:style style:name="T1158" style:family="text">
      <style:text-properties officeooo:rsid="09e99054"/>
    </style:style>
    <style:style style:name="T1159" style:family="text">
      <style:text-properties officeooo:rsid="09ec2841"/>
    </style:style>
    <style:style style:name="T1160" style:family="text">
      <style:text-properties officeooo:rsid="09ee34d9"/>
    </style:style>
    <style:style style:name="T1161" style:family="text">
      <style:text-properties officeooo:rsid="09f1055c"/>
    </style:style>
    <style:style style:name="T1162" style:family="text">
      <style:text-properties officeooo:rsid="09f35dcd"/>
    </style:style>
    <style:style style:name="T1163" style:family="text">
      <style:text-properties officeooo:rsid="09f4df9a"/>
    </style:style>
    <style:style style:name="T1164" style:family="text">
      <style:text-properties officeooo:rsid="09f5b3fd"/>
    </style:style>
    <style:style style:name="T1165" style:family="text">
      <style:text-properties officeooo:rsid="09f9d863"/>
    </style:style>
    <style:style style:name="T1166" style:family="text">
      <style:text-properties officeooo:rsid="09fdb11f"/>
    </style:style>
    <style:style style:name="T1167" style:family="text">
      <style:text-properties officeooo:rsid="0a01c9ef"/>
    </style:style>
    <style:style style:name="T1168" style:family="text">
      <style:text-properties officeooo:rsid="0a02c548"/>
    </style:style>
    <style:style style:name="T1169" style:family="text">
      <style:text-properties officeooo:rsid="0a043402"/>
    </style:style>
    <style:style style:name="T1170" style:family="text">
      <style:text-properties officeooo:rsid="0a072126"/>
    </style:style>
    <style:style style:name="T1171" style:family="text">
      <style:text-properties officeooo:rsid="0a0806b7"/>
    </style:style>
    <style:style style:name="T1172" style:family="text">
      <style:text-properties officeooo:rsid="0a08be7e"/>
    </style:style>
    <style:style style:name="T1173" style:family="text">
      <style:text-properties officeooo:rsid="0a0b13bf"/>
    </style:style>
    <style:style style:name="T1174" style:family="text">
      <style:text-properties officeooo:rsid="0a0b544d"/>
    </style:style>
    <style:style style:name="T1175" style:family="text">
      <style:text-properties officeooo:rsid="0a0b677e"/>
    </style:style>
    <style:style style:name="T1176" style:family="text">
      <style:text-properties officeooo:rsid="0a0c6cb6"/>
    </style:style>
    <style:style style:name="T1177" style:family="text">
      <style:text-properties officeooo:rsid="0a0eac36"/>
    </style:style>
    <style:style style:name="T1178" style:family="text">
      <style:text-properties officeooo:rsid="0a0ef3b4"/>
    </style:style>
    <style:style style:name="T1179" style:family="text">
      <style:text-properties officeooo:rsid="0a131e7a"/>
    </style:style>
    <style:style style:name="T1180" style:family="text">
      <style:text-properties officeooo:rsid="0a163a49"/>
    </style:style>
    <style:style style:name="T1181" style:family="text">
      <style:text-properties officeooo:rsid="0a174319"/>
    </style:style>
    <style:style style:name="T1182" style:family="text">
      <style:text-properties officeooo:rsid="0a1ad57b"/>
    </style:style>
    <style:style style:name="T1183" style:family="text">
      <style:text-properties officeooo:rsid="0a1cc671"/>
    </style:style>
    <style:style style:name="T1184" style:family="text">
      <style:text-properties officeooo:rsid="0a1ee5b1"/>
    </style:style>
    <style:style style:name="T1185" style:family="text">
      <style:text-properties officeooo:rsid="0a232b3a"/>
    </style:style>
    <style:style style:name="T1186" style:family="text">
      <style:text-properties officeooo:rsid="0a2371e4"/>
    </style:style>
    <style:style style:name="T1187" style:family="text">
      <style:text-properties officeooo:rsid="0a25260f"/>
    </style:style>
    <style:style style:name="T1188" style:family="text">
      <style:text-properties officeooo:rsid="0a26a613"/>
    </style:style>
    <style:style style:name="T1189" style:family="text">
      <style:text-properties officeooo:rsid="0a280a5e"/>
    </style:style>
    <style:style style:name="T1190" style:family="text">
      <style:text-properties officeooo:rsid="0a29da8f"/>
    </style:style>
    <style:style style:name="T1191" style:family="text">
      <style:text-properties officeooo:rsid="0a2cde03"/>
    </style:style>
    <style:style style:name="T1192" style:family="text">
      <style:text-properties officeooo:rsid="0a2e90c1"/>
    </style:style>
    <style:style style:name="T1193" style:family="text">
      <style:text-properties officeooo:rsid="0a2f346f"/>
    </style:style>
    <style:style style:name="T1194" style:family="text">
      <style:text-properties officeooo:rsid="0a2f752a"/>
    </style:style>
    <style:style style:name="T1195" style:family="text">
      <style:text-properties officeooo:rsid="0a305a0c"/>
    </style:style>
    <style:style style:name="T1196" style:family="text">
      <style:text-properties officeooo:rsid="0a351e3d"/>
    </style:style>
    <style:style style:name="T1197" style:family="text">
      <style:text-properties officeooo:rsid="0a3824a7"/>
    </style:style>
    <style:style style:name="T1198" style:family="text">
      <style:text-properties officeooo:rsid="0a382f2f"/>
    </style:style>
    <style:style style:name="T1199" style:family="text">
      <style:text-properties officeooo:rsid="0a394ea2"/>
    </style:style>
    <style:style style:name="T1200" style:family="text">
      <style:text-properties officeooo:rsid="0a3c5021"/>
    </style:style>
    <style:style style:name="T1201" style:family="text">
      <style:text-properties officeooo:rsid="0a404705"/>
    </style:style>
    <style:style style:name="T1202" style:family="text">
      <style:text-properties officeooo:rsid="0a40ff29"/>
    </style:style>
    <style:style style:name="T1203" style:family="text">
      <style:text-properties officeooo:rsid="0a415af1"/>
    </style:style>
    <style:style style:name="T1204" style:family="text">
      <style:text-properties officeooo:rsid="0a428c0d"/>
    </style:style>
    <style:style style:name="T1205" style:family="text">
      <style:text-properties officeooo:rsid="0a429bd3"/>
    </style:style>
    <style:style style:name="T1206" style:family="text">
      <style:text-properties officeooo:rsid="0a432be5"/>
    </style:style>
    <style:style style:name="T1207" style:family="text">
      <style:text-properties officeooo:rsid="0a46bcb2"/>
    </style:style>
    <style:style style:name="T1208" style:family="text">
      <style:text-properties officeooo:rsid="0a495185"/>
    </style:style>
    <style:style style:name="T1209" style:family="text">
      <style:text-properties officeooo:rsid="0a4da1a0"/>
    </style:style>
    <style:style style:name="T1210" style:family="text">
      <style:text-properties officeooo:rsid="0a50630e"/>
    </style:style>
    <style:style style:name="T1211" style:family="text">
      <style:text-properties officeooo:rsid="0a52ad94"/>
    </style:style>
    <style:style style:name="T1212" style:family="text">
      <style:text-properties officeooo:rsid="0a531ae8"/>
    </style:style>
    <style:style style:name="T1213" style:family="text">
      <style:text-properties officeooo:rsid="0a532271"/>
    </style:style>
    <style:style style:name="T1214" style:family="text">
      <style:text-properties officeooo:rsid="0a53bea1"/>
    </style:style>
    <style:style style:name="T1215" style:family="text">
      <style:text-properties officeooo:rsid="0a558c01"/>
    </style:style>
    <style:style style:name="T1216" style:family="text">
      <style:text-properties officeooo:rsid="0a576a46"/>
    </style:style>
    <style:style style:name="T1217" style:family="text">
      <style:text-properties officeooo:rsid="0a579921"/>
    </style:style>
    <style:style style:name="T1218" style:family="text">
      <style:text-properties officeooo:rsid="0a59b90b"/>
    </style:style>
    <style:style style:name="T1219" style:family="text">
      <style:text-properties officeooo:rsid="0a5ed008"/>
    </style:style>
    <style:style style:name="T1220" style:family="text">
      <style:text-properties officeooo:rsid="0a618943"/>
    </style:style>
    <style:style style:name="T1221" style:family="text">
      <style:text-properties officeooo:rsid="0a650f60"/>
    </style:style>
    <style:style style:name="T1222" style:family="text">
      <style:text-properties officeooo:rsid="0a655b2e"/>
    </style:style>
    <style:style style:name="T1223" style:family="text">
      <style:text-properties officeooo:rsid="0a6748b9"/>
    </style:style>
    <style:style style:name="T1224" style:family="text">
      <style:text-properties officeooo:rsid="0a6c03c2"/>
    </style:style>
    <style:style style:name="T1225" style:family="text">
      <style:text-properties officeooo:rsid="0a6f831f"/>
    </style:style>
    <style:style style:name="T1226" style:family="text">
      <style:text-properties officeooo:rsid="0a71954f"/>
    </style:style>
    <style:style style:name="T1227" style:family="text">
      <style:text-properties officeooo:rsid="0a746705"/>
    </style:style>
    <style:style style:name="T1228" style:family="text">
      <style:text-properties officeooo:rsid="0a77b286"/>
    </style:style>
    <style:style style:name="T1229" style:family="text">
      <style:text-properties officeooo:rsid="0a78fa91"/>
    </style:style>
    <style:style style:name="T1230" style:family="text">
      <style:text-properties officeooo:rsid="0a7a5fad"/>
    </style:style>
    <style:style style:name="T1231" style:family="text">
      <style:text-properties officeooo:rsid="0a7bd871"/>
    </style:style>
    <style:style style:name="T1232" style:family="text">
      <style:text-properties officeooo:rsid="0a859b56"/>
    </style:style>
    <style:style style:name="T1233" style:family="text">
      <style:text-properties officeooo:rsid="0a864e5e"/>
    </style:style>
    <style:style style:name="T1234" style:family="text">
      <style:text-properties officeooo:rsid="0a886aaf"/>
    </style:style>
    <style:style style:name="T1235" style:family="text">
      <style:text-properties officeooo:rsid="0a8c203b"/>
    </style:style>
    <style:style style:name="T1236" style:family="text">
      <style:text-properties officeooo:rsid="0a8e9a55"/>
    </style:style>
    <style:style style:name="T1237" style:family="text">
      <style:text-properties officeooo:rsid="0a8f61a6"/>
    </style:style>
    <style:style style:name="T1238" style:family="text">
      <style:text-properties officeooo:rsid="0a93e76f"/>
    </style:style>
    <style:style style:name="T1239" style:family="text">
      <style:text-properties officeooo:rsid="0a98594d"/>
    </style:style>
    <style:style style:name="T1240" style:family="text">
      <style:text-properties officeooo:rsid="0a997589"/>
    </style:style>
    <style:style style:name="T1241" style:family="text">
      <style:text-properties officeooo:rsid="0a9b64d7"/>
    </style:style>
    <style:style style:name="T1242" style:family="text">
      <style:text-properties officeooo:rsid="0a9be2cd"/>
    </style:style>
    <style:style style:name="T1243" style:family="text">
      <style:text-properties officeooo:rsid="0aa0afd0"/>
    </style:style>
    <style:style style:name="T1244" style:family="text">
      <style:text-properties officeooo:rsid="0aa1eafb"/>
    </style:style>
    <style:style style:name="T1245" style:family="text">
      <style:text-properties officeooo:rsid="0aa4b11b"/>
    </style:style>
    <style:style style:name="T1246" style:family="text">
      <style:text-properties officeooo:rsid="0aa7a8a2"/>
    </style:style>
    <style:style style:name="T1247" style:family="text">
      <style:text-properties officeooo:rsid="0aa8c667"/>
    </style:style>
    <style:style style:name="T1248" style:family="text">
      <style:text-properties officeooo:rsid="0aa985ca"/>
    </style:style>
    <style:style style:name="T1249" style:family="text">
      <style:text-properties officeooo:rsid="0aab29f2"/>
    </style:style>
    <style:style style:name="T1250" style:family="text">
      <style:text-properties officeooo:rsid="0abb36b1"/>
    </style:style>
    <style:style style:name="T1251" style:family="text">
      <style:text-properties officeooo:rsid="0abd9db5"/>
    </style:style>
    <style:style style:name="T1252" style:family="text">
      <style:text-properties officeooo:rsid="0ac43531"/>
    </style:style>
    <style:style style:name="T1253" style:family="text">
      <style:text-properties officeooo:rsid="0ac93a89"/>
    </style:style>
    <style:style style:name="T1254" style:family="text">
      <style:text-properties officeooo:rsid="0acac340"/>
    </style:style>
    <style:style style:name="T1255" style:family="text">
      <style:text-properties officeooo:rsid="0acb7008"/>
    </style:style>
    <style:style style:name="T1256" style:family="text">
      <style:text-properties officeooo:rsid="0acc00f1"/>
    </style:style>
    <style:style style:name="T1257" style:family="text">
      <style:text-properties officeooo:rsid="0ad205ef"/>
    </style:style>
    <style:style style:name="T1258" style:family="text">
      <style:text-properties officeooo:rsid="0adad406"/>
    </style:style>
    <style:style style:name="T1259" style:family="text">
      <style:text-properties officeooo:rsid="0ae082dd"/>
    </style:style>
    <style:style style:name="T1260" style:family="text">
      <style:text-properties officeooo:rsid="0ae26b17"/>
    </style:style>
    <style:style style:name="T1261" style:family="text">
      <style:text-properties officeooo:rsid="0ae5d7b7"/>
    </style:style>
    <style:style style:name="T1262" style:family="text">
      <style:text-properties officeooo:rsid="0ae60fd4"/>
    </style:style>
    <style:style style:name="T1263" style:family="text">
      <style:text-properties officeooo:rsid="0ae68c4c"/>
    </style:style>
    <style:style style:name="T1264" style:family="text">
      <style:text-properties officeooo:rsid="0ae9a132"/>
    </style:style>
    <style:style style:name="T1265" style:family="text">
      <style:text-properties officeooo:rsid="0aeaa293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bd16a"/>
    </style:style>
    <style:style style:name="T2057" style:family="text">
      <style:text-properties officeooo:rsid="11501715"/>
    </style:style>
    <style:style style:name="T2058" style:family="text">
      <style:text-properties officeooo:rsid="1150d3c2"/>
    </style:style>
    <style:style style:name="T2059" style:family="text">
      <style:text-properties officeooo:rsid="1151bd16"/>
    </style:style>
    <style:style style:name="T2060" style:family="text">
      <style:text-properties officeooo:rsid="11525ee2"/>
    </style:style>
    <style:style style:name="T2061" style:family="text">
      <style:text-properties officeooo:rsid="11540e22"/>
    </style:style>
    <style:style style:name="T2062" style:family="text">
      <style:text-properties officeooo:rsid="1154b2bf"/>
    </style:style>
    <style:style style:name="T2063" style:family="text">
      <style:text-properties officeooo:rsid="1154f970"/>
    </style:style>
    <style:style style:name="T2064" style:family="text">
      <style:text-properties officeooo:rsid="11558fd5"/>
    </style:style>
    <style:style style:name="T2065" style:family="text">
      <style:text-properties officeooo:rsid="11576a0c"/>
    </style:style>
    <style:style style:name="T2066" style:family="text">
      <style:text-properties officeooo:rsid="1157f38e"/>
    </style:style>
    <style:style style:name="T2067" style:family="text">
      <style:text-properties officeooo:rsid="115942de"/>
    </style:style>
    <style:style style:name="T2068" style:family="text">
      <style:text-properties officeooo:rsid="115a82a7"/>
    </style:style>
    <style:style style:name="T2069" style:family="text">
      <style:text-properties officeooo:rsid="115d2fe4"/>
    </style:style>
    <style:style style:name="T2070" style:family="text">
      <style:text-properties officeooo:rsid="116362a3"/>
    </style:style>
    <style:style style:name="T2071" style:family="text">
      <style:text-properties officeooo:rsid="11640fbe"/>
    </style:style>
    <style:style style:name="T2072" style:family="text">
      <style:text-properties officeooo:rsid="1166da97"/>
    </style:style>
    <style:style style:name="T2073" style:family="text">
      <style:text-properties officeooo:rsid="1167d53f"/>
    </style:style>
    <style:style style:name="T2074" style:family="text">
      <style:text-properties officeooo:rsid="1167d972"/>
    </style:style>
    <style:style style:name="T2075" style:family="text">
      <style:text-properties officeooo:rsid="1167f84a"/>
    </style:style>
    <style:style style:name="T2076" style:family="text">
      <style:text-properties officeooo:rsid="116c99e6"/>
    </style:style>
    <style:style style:name="T2077" style:family="text">
      <style:text-properties officeooo:rsid="116f7606"/>
    </style:style>
    <style:style style:name="T2078" style:family="text">
      <style:text-properties officeooo:rsid="11713cd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xml:id="list51977498" text:style-name="L1">
        <text:list-item>
          <text:p text:style-name="P882">пробельные символы: пробел, табуляция, возврат каретки, перевод строки;</text:p>
        </text:list-item>
        <text:list-item>
          <text:p text:style-name="P881"><text:span text:style-name="T986">буквы латиницы: </text:span><text:span text:style-name="Source_20_Text"><text:span text:style-name="T986">A-Z</text:span></text:span><text:span text:style-name="T986"> и </text:span><text:span text:style-name="Source_20_Text"><text:span text:style-name="T986">a-z</text:span></text:span><text:span text:style-name="T986">;</text:span></text:p>
        </text:list-item>
        <text:list-item>
          <text:p text:style-name="P883">буквы кириллицы: <text:span text:style-name="Source_20_Text">А-Я</text:span> и <text:span text:style-name="Source_20_Text">а-я</text:span>;</text:p>
        </text:list-item>
        <text:list-item>
          <text:p text:style-name="P883">арабские цифры: <text:span text:style-name="Source_20_Text">0-9</text:span>;</text:p>
        </text:list-item>
        <text:list-item>
          <text:p text:style-name="P881"><text:span text:style-name="T986">символы:</text:span><text:span text:style-name="Source_20_Text"><text:span text:style-name="T986"> _ </text:span></text:span><text:span text:style-name="Source_20_Text"><text:span text:style-name="T987">+ - * \ / % ^ = &lt; &gt; ! &amp; | ~ : ; . , ( ) [ ] { } </text:span></text:span><text:span text:style-name="Source_20_Text"><text:span text:style-name="T988">$ # ` ' " </text:span></text:span><text:span text:style-name="Source_20_Text"><text:span text:style-name="T989">№</text:span></text:span></text:p>
        </text:list-item>
      </text:list>
      <text:p text:style-name="P387"><text:span text:style-name="T990">Строковые и символьные литералы в исходном коде могут содержать любые символы, допустимые в кодировке UTF-8, </text:span><text:span text:style-name="T991">за исключением символов возврата каретки, перевода строки и нулевого символа</text:span><text:span text:style-name="T990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3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2">равнозначны пробелу и </text:span>не имеют специального синтаксического значения, с той оговоркой, что:</text:p>
      <text:list xml:id="list1821284173" text:style-name="L2">
        <text:list-item>
          <text:p text:style-name="P884"><text:span text:style-name="T1001">перевод строки и возврат каретки</text:span> недопустимы в<text:span text:style-name="T1006">нутри</text:span> строковых и символьных литерал<text:span text:style-name="T1006">ов</text:span>;</text:p>
        </text:list-item>
        <text:list-item>
          <text:p text:style-name="P884"><text:span text:style-name="T1001">перевод строки и возврат каретки считаются окончанием</text:span><text:span text:style-name="T1007"> </text:span><text:span text:style-name="T1001">однострочного комментария.</text:span></text:p>
        </text:list-item>
      </text:list>
      <text:p text:style-name="P363"><text:span text:style-name="T1001">В остальном</text:span><text:span text:style-name="T995">, </text:span>разбиение исходного текста на строки остаётся <text:span text:style-name="T1008">полностью </text:span>на усмотрение программиста.</text:p>
      <text:p text:style-name="P364">В тех случаях, когда <text:span text:style-name="T1009">Клаус может распознать </text:span><text:span text:style-name="T996">лексемы однозначно, отделять их </text:span><text:span text:style-name="T997">друг от друга </text:span><text:span text:style-name="T996">пробельными символами не требуется.</text:span></text:p>
      <text:p text:style-name="P362">В языке Клаус <text:span text:style-name="T1071">есть</text:span> следующие виды лексических единиц:</text:p>
      <text:list xml:id="list3294625870" text:style-name="L3">
        <text:list-item>
          <text:p text:style-name="P886"><text:span text:style-name="T19">Ключевое слово</text:span><text:span text:style-name="T992"> </text:span><text:span text:style-name="T1005">(зарезервированное слово) </text:span><text:span text:style-name="T992">— слово, состоящее только из букв кириллицы </text:span><text:span text:style-name="T993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0">одинаковое</text:span><text:span text:style-name="T993"> значение, например, </text:span><text:span text:style-name="Source_20_Text"><text:span text:style-name="T993">любой любая любое</text:span></text:span><text:span text:style-name="T993"> </text:span><text:span text:style-name="T1000">или</text:span><text:span text:style-name="T993"> </text:span><text:span text:style-name="Source_20_Text"><text:span text:style-name="T993">целое </text:span></text:span><text:span text:style-name="Source_20_Text"><text:span text:style-name="T1783">целые </text:span></text:span><text:span text:style-name="Source_20_Text"><text:span text:style-name="T993">целых</text:span></text:span><text:span text:style-name="T993">, и т.п. </text:span><text:span text:style-name="T994">Перечень ключевых слов и их синонимов приведён в соответствующем разделе.</text:span></text:p>
        </text:list-item>
        <text:list-item>
          <text:p text:style-name="P885"><text:span text:style-name="T1">Идентификатор</text:span> <text:span text:style-name="T1563">(имя) </text:span>— слово, состоящее из букв <text:span text:style-name="T1004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8">и их параметров</text:span>, подпрограмм и их параметров, типов данных, констант, переменных, исключений и их параметров, полей структур<text:span text:style-name="T999">.</text:span></text:p>
        </text:list-item>
        <text:list-item>
          <text:p text:style-name="P88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5">круглые и квадратные скобки, </text:span><text:span text:style-name="T1012">точка, двоеточие,</text:span><text:span text:style-name="T1005"> а также другие знаки, имеющие специальное синтаксическое значение.</text:span></text:p>
        </text:list-item>
        <text:list-item>
          <text:p text:style-name="P88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8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1">конца строки — т.е., до </text:span>ближайшего символа перевода строки или возврата каретки.</text:p>
        </text:list-item>
        <text:list-item>
          <text:p text:style-name="P890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3">Вложенные многострочные</text:span> <text:span text:style-name="T1013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66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1">программист </text:span><text:span text:style-name="T1315">может использовать люб</text:span><text:span text:style-name="T41">ую</text:span><text:span text:style-name="T1315"> из перечисленных словоформ </text:span><text:span text:style-name="T44">по своему усмотрению</text:span><text:span text:style-name="T1315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70"><text:span text:style-name="T46">П</text:span><text:span text:style-name="T42">ример:</text:span></text:p>
      <text:p text:style-name="P367">типы<text:line-break/> <text:s text:c="3"/><text:span text:style-name="T721">с: строка;<text:line-break/> <text:s text:c="3"/>ц</text:span><text:span text:style-name="T1778">1, ц2</text:span><text:span text:style-name="T721">: цел</text:span><text:span text:style-name="T1778">ы</text:span><text:span text:style-name="T721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66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50">словарей массив</text:span></text:span><text:span text:style-name="Source_20_Text"><text:span text:style-name="T851">ы</text:span></text:span><text:span text:style-name="Source_20_Text"><text:span text:style-name="T850"> строка</text:span></text:span><text:span text:style-name="T66">» и «</text:span><text:span text:style-name="Source_20_Text"><text:span text:style-name="T850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7">ы</text:span><text:span text:style-name="T66">, однако, наде</text:span><text:span text:style-name="T577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19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6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4">в круглых скобках следует </text:span><text:soft-page-break/><text:span text:style-name="T1779">объявление</text:span><text:span text:style-name="T1014"> единственного параметра, принимаемого программой, который всегда должен быть </text:span><text:span text:style-name="T1779">определён</text:span><text:span text:style-name="T1014"> как входной и иметь тип </text:span><text:span text:style-name="Source_20_Text"><text:span text:style-name="T1014">массив строк</text:span></text:span><text:span text:style-name="T1014">.</text:span></text:p>
      <text:p text:style-name="P369"><text:span text:style-name="T1022">З</text:span><text:span text:style-name="T1015">аголов</text:span><text:span text:style-name="T1022">ок</text:span><text:span text:style-name="T1015"> программы завершается знаком «</text:span><text:span text:style-name="Source_20_Text"><text:span text:style-name="T1015">;</text:span></text:span><text:span text:style-name="T1015">».</text:span></text:p>
      <text:p text:style-name="P393">программа <text:span text:style-name="T1044">Пустая</text:span>;<text:line-break/><text:span text:style-name="T1016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8">объявленным</text:span> выше него по тексту исходного кода.</text:p>
      <text:p text:style-name="P371">Тело программы <text:span text:style-name="T1017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33" text:outline-level="2">Подключение модулей</text:h>
      <text:p text:style-name="P656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57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58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0">Определение</text:span> подпрограмм<text:span text:style-name="T1043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4">тем </text:span>исключением, что функция возвращает значение, а процедура <text:span text:style-name="T1045">не возвращает</text:span>.</text:p>
      <text:p text:style-name="P374">Подпрограммы могут быть определены в <text:span text:style-name="T1067">разделе</text:span> определений основной программы, либо <text:span text:style-name="T1143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6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5"> </text:span>скобки.</text:p>
      <text:p text:style-name="P376">Затем, только <text:span text:style-name="T1039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1">Безымянное определение типа данных в этом случае не допускается.</text:span></text:p>
      <text:p text:style-name="P377">Заголовок подпрограммы <text:span text:style-name="T1023">завершается знаком «</text:span><text:span text:style-name="Source_20_Text"><text:span text:style-name="T1023">;</text:span></text:span><text:span text:style-name="T1023">».</text:span></text:p>
      <text:p text:style-name="P378"><text:span text:style-name="T1068">Раздел</text:span> определений подпрограммы и её тело <text:span text:style-name="T1069">устроены так же</text:span>, <text:span text:style-name="T1069">как</text:span> <text:span text:style-name="T1069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0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7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8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29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1">Ключевое слово </text:span><text:span text:style-name="Source_20_Text"><text:span text:style-name="T1031">вх</text:span></text:span><text:span text:style-name="T1031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0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8">данных</text:span>. Безымянные определения типов в данном случае не допускаются. Единственным исключением из этого правила является <text:span text:style-name="T1037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51" text:outline-level="3"><text:span text:style-name="T1416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2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4">функция </text:span><text:span text:style-name="T1042">к</text:span><text:span text:style-name="T1034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3">тип Точка = структура<text:line-break/> <text:s text:c="3"/></text:span><text:span text:style-name="T1565">г</text:span><text:span text:style-name="T1033">, </text:span><text:span text:style-name="T1565">в</text:span><text:span text:style-name="T1033">: целое;<text:line-break/>конец;<text:line-break/><text:line-break/>функция </text:span><text:span text:style-name="T1564">тчк</text:span><text:span text:style-name="T1033">(</text:span><text:span text:style-name="T1035">х</text:span><text:span text:style-name="T1033">, </text:span><text:span text:style-name="T1035">у</text:span><text:span text:style-name="T1033">: целое): Точка;<text:line-break/>переменная<text:line-break/> <text:s text:c="3"/>т: Точка;<text:line-break/>начало<text:line-break/></text:span><text:soft-page-break/><text:span text:style-name="T1033"> <text:s text:c="3"/>т.</text:span><text:span text:style-name="T1565">г</text:span><text:span text:style-name="T1033"> := </text:span><text:span text:style-name="T1036">х</text:span><text:span text:style-name="T1033">;<text:line-break/> <text:s text:c="3"/>т.</text:span><text:span text:style-name="T1565">в</text:span><text:span text:style-name="T1033"> := </text:span><text:span text:style-name="T1035">у</text:span><text:span text:style-name="T1033">;<text:line-break/> <text:s text:c="3"/>вернуть т;<text:line-break/>окончание;</text:span></text:p>
      <text:p text:style-name="P394"/>
      <text:p text:style-name="Исходный_20_код"><text:span text:style-name="T1041">процедура</text:span><text:span text:style-name="T1033"> </text:span><text:span text:style-name="T1041">подвинуть</text:span><text:span text:style-name="T1033">(</text:span><text:span text:style-name="T1041">вв т: Точка; </text:span><text:span text:style-name="T1046">вх </text:span><text:span text:style-name="T1041">д</text:span><text:span text:style-name="T1035">х</text:span><text:span text:style-name="T1033">, </text:span><text:span text:style-name="T1041">д</text:span><text:span text:style-name="T1035">у</text:span><text:span text:style-name="T1033">: целое);<text:line-break/>начало<text:line-break/> <text:s text:c="3"/>т.</text:span><text:span text:style-name="T1566">г</text:span><text:span text:style-name="T1033"> </text:span><text:span text:style-name="T1041">+</text:span><text:span text:style-name="T1033">= </text:span><text:span text:style-name="T1041">д</text:span><text:span text:style-name="T1036">х</text:span><text:span text:style-name="T1033">;<text:line-break/> <text:s text:c="3"/>т.</text:span><text:span text:style-name="T1566">в</text:span><text:span text:style-name="T1033"> </text:span><text:span text:style-name="T1041">+</text:span><text:span text:style-name="T1033">= </text:span><text:span text:style-name="T1041">д</text:span><text:span text:style-name="T1035">у</text:span><text:span text:style-name="T1033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4">имена</text:span> должны быть уникальны — т.е., ни одно имя не может совпадать с другим именем, объявленным в той же области видимости. <text:span text:style-name="T1047">Регистр букв в именах </text:span><text:span text:style-name="T1050">не учитывается — </text:span><text:span text:style-name="T1047">т.е., </text:span><text:span text:style-name="T1058">слова</text:span><text:span text:style-name="T1047"> </text:span><text:span text:style-name="Source_20_Text"><text:span text:style-name="T1047">имя</text:span></text:span><text:span text:style-name="T1047">, </text:span><text:span text:style-name="Source_20_Text"><text:span text:style-name="T1047">ИМЯ</text:span></text:span><text:span text:style-name="T1047"> и </text:span><text:span text:style-name="Source_20_Text"><text:span text:style-name="T1047">Имя</text:span></text:span><text:span text:style-name="T1047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4">к </text:span>объемлющей подпрограмме, в которой она определена. <text:span text:style-name="T1048">Имена, объявленные во вложенной области видимости, могут совпадать с именами, объявленными в объемлющ</text:span><text:span text:style-name="T1049">их</text:span><text:span text:style-name="T1048"> област</text:span><text:span text:style-name="T1049">ях</text:span><text:span text:style-name="T1048"> видимости, </text:span><text:span text:style-name="T1049">но не друг с другом</text:span><text:span text:style-name="T1048">.</text:span></text:p>
      <text:p text:style-name="P390">К области видимости основной программы относятся:</text:p>
      <text:list xml:id="list1417711303" text:style-name="L4">
        <text:list-item>
          <text:p text:style-name="P891">Имя программы;</text:p>
        </text:list-item>
        <text:list-item>
          <text:p text:style-name="P891">Имя входного параметра программы, если он объявлен;</text:p>
        </text:list-item>
        <text:list-item>
          <text:p text:style-name="P891">Все имена, объявленные в области определений программы.</text:p>
        </text:list-item>
      </text:list>
      <text:p text:style-name="P391"><text:span text:style-name="T1053">По аналогии</text:span>, к области видимости подпрограммы относятся имя подпрограммы, имена её параметров и вс<text:span text:style-name="T1050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2">С</text:span><text:span text:style-name="T1051">ледовательно, имя подпрограммы должно быть уникально в обеих </text:span><text:span text:style-name="T1061">этих </text:span><text:span text:style-name="T1051">областях.</text:span></text:p>
      <text:p text:style-name="P392">При обращении к идентификатору в исходном <text:span text:style-name="T1057">коде</text:span> программы <text:span text:style-name="T1062">имя разрешается по следующим правилам</text:span>:</text:p>
      <text:list xml:id="list1705093196" text:style-name="L5">
        <text:list-item>
          <text:p text:style-name="P892"><text:span text:style-name="T1062">Выполняется п</text:span><text:span text:style-name="T1055">оиск </text:span><text:span text:style-name="T1070">имени</text:span><text:span text:style-name="T1055"> в локальной области видимости, </text:span><text:span text:style-name="T1070">среди тех имён, что объявлены выше по тексту исходного кода</text:span><text:span text:style-name="T1055">;</text:span></text:p>
        </text:list-item>
        <text:list-item>
          <text:p text:style-name="P893">Если имя не найдено, <text:span text:style-name="T1062">то</text:span> <text:span text:style-name="T1062">выполняется </text:span>поиск <text:span text:style-name="T1070">выше по тексту </text:span>в<text:span text:style-name="T1063">о всех</text:span> объемлющих областях видимости, по порядку <text:span text:style-name="T1056">изнутри наружу</text:span>;</text:p>
        </text:list-item>
      </text:list>
      <text:p text:style-name="P396">Иными слова<text:span text:style-name="T1059">ми</text:span>, <text:span text:style-name="T1060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5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09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09">в теле основной программы, а также во всех вложенных областях видимости — </text:span><text:span text:style-name="T1131">в </text:span><text:span text:style-name="T1109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4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2">видны только</text:span> те определения, которые были даны выше по тексту исходного кода. <text:span text:style-name="T1133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0">тип мойТип = массив целых;<text:line-break/> <text:s text:c="3"/>константа Пи = 3.1415926;<text:line-break/> <text:s text:c="3"/></text:span><text:span text:style-name="T1111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6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2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Исходный_20_код">программа Пример;<text:line-break/><text:span text:style-name="T1112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4">п1, п2: целое;<text:line-break/> <text:s text:c="7"/>п3: строка;</text:span><text:span text:style-name="T1112"><text:line-break/> <text:s text:c="3"/>окончание;<text:line-break/></text:span><text:soft-page-break/><text:span text:style-name="T1112">начало<text:line-break/> <text:s text:c="3"/></text:span><text:span text:style-name="T1115">ничего;</text:span><text:span text:style-name="T1112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7">Параметры исключений могут иметь только простой тип, обозначаемый ключевым словом языка.</text:span></text:p>
      <text:p text:style-name="P493">Объявлени<text:span text:style-name="T1119">е</text:span> типов, имеющих различные имена, но <text:span text:style-name="T1118">эквивалентные</text:span> определения, зачастую использу<text:span text:style-name="T1119">е</text:span>тся для улучшения читаемости исходного кода <text:span text:style-name="T1120">п</text:span>рограммы.</text:p>
      <text:p text:style-name="P491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90">программа Пример;<text:line-break/><text:span text:style-name="T1112">тип<text:line-break/> <text:s text:c="3"/></text:span>Точка/Точек<text:span text:style-name="T1112"> = </text:span>структура<text:line-break/> <text:s text:c="7"/>x: дробное;<text:line-break/> <text:s text:c="7"/>y: дробное;<text:line-break/> <text:s text:c="3"/>окончание<text:span text:style-name="T1112">;<text:line-break/></text:span>переменные<text:line-break/> <text:s text:c="3"/>т: Точка;<text:line-break/> <text:s text:c="3"/>мт: массив Точек;<text:span text:style-name="T1112"><text:line-break/>начало<text:line-break/> <text:s text:c="3"/></text:span><text:span text:style-name="T1115">ничего;</text:span><text:span text:style-name="T1112"><text:line-break/>окончание.</text:span></text:p>
      <text:p text:style-name="P413">Синтаксис определений составных типов <text:span text:style-name="T1113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1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1">констант</text:span></text:span><text:span text:style-name="Source_20_Text"><text:span text:style-name="T1125">а</text:span></text:span> или <text:span text:style-name="Source_20_Text"><text:span text:style-name="T1121">константы</text:span></text:span>, за которым следует одно или несколько объявлений <text:span text:style-name="T1121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4">Объявление <text:span text:style-name="T1122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2">буквальное значение, имя ранее определённой константы или выражение</text:span>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P619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6">специально указано как </text:span>дробн<text:span text:style-name="T1126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3">Обращени</text:span><text:span text:style-name="T1124">я</text:span><text:span text:style-name="T1123"> к переменным и вызовы функций в таком выражении недопустимы.</text:span></text:p>
      <text:p text:style-name="P695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6">константы<text:line-break/> <text:s text:c="3"/></text:span><text:span text:style-name="T1129">целыйН</text:span><text:span text:style-name="T1126">уль = 0;<text:line-break/> <text:s text:c="3"/>дробныйНуль = 0.0;<text:line-break/> <text:s text:c="3"/>не</text:span><text:span text:style-name="T1923">ч</text:span><text:span text:style-name="T1126">исло = 0 / 0;<text:line-break/> <text:s text:c="3"/>бесконечность = 1 / 0;<text:line-break/> <text:s text:c="3"/></text:span><text:span text:style-name="T1128">Пи = 3.1415926;<text:line-break/> <text:s text:c="3"/>прямойУгол = Пи / </text:span><text:span text:style-name="T1130">2;<text:line-break/> <text:s text:c="3"/></text:span><text:span text:style-name="T1770">т: Точка = {г = 10, в = 20};</text:span><text:line-break/><text:span text:style-name="T1126">начало<text:line-break/> <text:s text:c="3"/>ничего;<text:line-break/>окончание.</text:span></text:p>
      <text:h text:style-name="P734" text:outline-level="2">Определения <text:span text:style-name="T1135">переменных</text:span></text:h>
      <text:p text:style-name="P417"><text:span text:style-name="T1135">Переменная</text:span> представляет собой именованное значение простого <text:span text:style-name="T1135">или составного </text:span>типа, которое может меняться в процессе выполнения программы. <text:span text:style-name="T1135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5">.</text:span></text:p>
      <text:p text:style-name="P420"><text:span text:style-name="T1136">Для переменных составных типов начальное значение </text:span><text:span text:style-name="T1144">не может быть указано</text:span>.</text:p>
      <text:p text:style-name="P409">Секция определений <text:span text:style-name="T1137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7">переменная</text:span></text:span> или <text:span text:style-name="Source_20_Text"><text:span text:style-name="T1137">переменные</text:span></text:span>, за которым следует одно или несколько объявлений <text:span text:style-name="T1138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09"><text:span text:style-name="T1140">Объявление</text:span> <text:span text:style-name="T1139">переменной</text:span> начинается с идентификатора <text:span text:style-name="T1139">или </text:span><text:span text:style-name="T1777">списка</text:span><text:span text:style-name="T1139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39">Затем</text:span> следует знак «<text:span text:style-name="Source_20_Text">:</text:span>», а за ним — <text:span text:style-name="T1139">определение типа переменной</text:span>. <text:span text:style-name="T1139">После этого может быть указан знак «</text:span><text:span text:style-name="Source_20_Text"><text:span text:style-name="T1139">=</text:span></text:span><text:span text:style-name="T1139">» и начальное значение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620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0">одновременно</text:span> объявляются несколько переменных <text:span text:style-name="T1141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2">раздел</text:span><text:span text:style-name="T1816">у</text:span><text:span text:style-name="T1152"> определений </text:span>той подпрограмм<text:span text:style-name="T1152">ы</text:span>, которая содержит <text:span text:style-name="T1153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7">тип<text:line-break/> <text:s text:c="3"/></text:span><text:span text:style-name="T1150">к</text:span><text:span text:style-name="T1147">омплексное = структура<text:line-break/> <text:s text:c="7"/>д: дробное;<text:line-break/> <text:s text:c="7"/>м: дробное;<text:line-break/> <text:s text:c="3"/>окончание;</text:span><text:line-break/><text:span text:style-name="T1146">переменные</text:span><text:span text:style-name="T1126"><text:line-break/> <text:s text:c="3"/></text:span><text:span text:style-name="T1146">стр: строка</text:span><text:span text:style-name="T1126"> = "</text:span><text:span text:style-name="T1146">Новая строка</text:span><text:span text:style-name="T1126">";<text:line-break/> <text:s text:c="3"/></text:span><text:span text:style-name="T1146">н, м: целое = 1</text:span><text:span text:style-name="T1126">;<text:line-break/> <text:s text:c="3"/></text:span><text:span text:style-name="T1148">к</text:span><text:span text:style-name="T1146">: </text:span><text:span text:style-name="T1150">к</text:span><text:span text:style-name="T1148">омплексное</text:span><text:span text:style-name="T1126">;<text:line-break/> <text:s text:c="3"/></text:span><text:span text:style-name="T1146">точк</text:span><text:span text:style-name="T1149">и/</text:span><text:span text:style-name="T1776">точек</text:span><text:span text:style-name="T1146">: </text:span><text:span text:style-name="T1149">словарь </text:span><text:span text:style-name="T1146">структур<text:line-break/> <text:s text:c="7"/>х, у: дробное;<text:line-break/> <text:s text:c="3"/>окончание </text:span><text:span text:style-name="T1149">ключ </text:span><text:span text:style-name="T1151">строка</text:span><text:span text:style-name="T1128">;</text:span><text:line-break/><text:span text:style-name="T1126">начало<text:line-break/> <text:s text:c="3"/>ничего;<text:line-break/>окончание.</text:span></text:p>
      <text:h text:style-name="P735" text:outline-level="2">Определения исключений</text:h>
      <text:p text:style-name="P475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411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1"><text:span text:style-name="T1140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484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84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1883131771" text:style-name="L6">
        <text:list-item>
          <text:p text:style-name="P894">они могут быть только простых типов;</text:p>
        </text:list-item>
        <text:list-item>
          <text:p text:style-name="P894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0" text:outline-level="1"><text:soft-page-break/>Типы данных</text:h>
      <text:h text:style-name="P736" text:outline-level="2">Приведение типов</text:h>
      <text:p text:style-name="P485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88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58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58">Неявное <text:span text:style-name="T1330">преобразование</text:span> допускается в двух случаях:</text:p>
      <text:list xml:id="list1173993058" text:style-name="L7">
        <text:list-item>
          <text:p text:style-name="P895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895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832" text:outline-level="4">Синтаксис</text:h>
      <text:p text:style-name="Исходный_20_код">переменн<text:span text:style-name="T63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8">символ</text:span></text:span> и <text:span text:style-name="Source_20_Text"><text:span text:style-name="T76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6">A</text:span><text:span text:style-name="T423"> <text:s/></text:span><text:s/>// код символа в формате 16-ричного целого числа</text:p>
      <text:p text:style-name="P144">#<text:span text:style-name="T625">2</text:span><text:span text:style-name="T626">A </text:span><text:span text:style-name="T42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33" text:outline-level="4">Синтаксис</text:h>
      <text:p text:style-name="P677">переменн<text:span text:style-name="T639">ые</text:span><text:line-break/> <text:s text:c="3"/>п1: <text:span text:style-name="T641">строка</text:span>;<text:line-break/> <text:s text:c="3"/>п2: массив <text:span text:style-name="T641">строк</text:span>;</text:p>
      <text:p text:style-name="P677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74"><text:span text:style-name="T640">Ключевые слова </text:span><text:span text:style-name="Source_20_Text"><text:span text:style-name="T771">строка</text:span></text:span><text:span text:style-name="T640"> и </text:span><text:span text:style-name="Source_20_Text"><text:span text:style-name="T771">строк</text:span></text:span><text:span text:style-name="T640"> полностью эквивалентны и взаимозаменяемы.</text:span></text:p>
      <text:p text:style-name="P266"><text:span text:style-name="T649">В исходном коде программы д</text:span>ля обращения к <text:span text:style-name="T1889">символу в строке</text:span> <text:span text:style-name="T650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5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7">с кавычками в начале</text:span></text:p>
      <text:p text:style-name="P235">"<text:span text:style-name="T358">123</text:span>"<text:span text:style-name="T628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8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8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<text:soft-page-break/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34" text:outline-level="4">Синтаксис</text:h>
      <text:p text:style-name="P268">переменн<text:span text:style-name="T639">ые</text:span><text:line-break/> <text:s text:c="3"/>п1: <text:span text:style-name="T642">целое</text:span>;<text:line-break/> <text:s text:c="3"/>п2: массив <text:span text:style-name="T642">целых</text:span>;</text:p>
      <text:p text:style-name="P253">Ключевые слова <text:span text:style-name="Source_20_Text"><text:span text:style-name="T772">целое</text:span></text:span> и <text:span text:style-name="Source_20_Text"><text:span text:style-name="T772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2">е</text:span> цифр<text:span text:style-name="T952">ы</text:span></text:p>
      <text:p text:style-name="Исходный_20_код">-$0123456789abcdef // 16-ричны<text:span text:style-name="T952">е</text:span> цифр<text:span text:style-name="T952">ы</text:span> (латиница)</text:p>
      <text:p text:style-name="Исходный_20_код">-$0123456789абцдеф // 16-ричны<text:span text:style-name="T952">е</text:span> цифр<text:span text:style-name="T952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839" text:outline-level="4">Преобразование типов</text:h>
      <text:p text:style-name="P118">Целочисленные значения приводятся к любым простым типам без ошибок, <text:span text:style-name="T661">за исключением типа </text:span><text:span text:style-name="Source_20_Text"><text:span text:style-name="T774">объект</text:span></text:span>.</text:p>
      <text:p text:style-name="P119">При приведении к символьному типу целое число означает кодпо<text:span text:style-name="T953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835" text:outline-level="4">Синтаксис</text:h>
      <text:p text:style-name="P269">переменн<text:span text:style-name="T639">ые</text:span><text:line-break/> <text:s text:c="3"/>п1: <text:span text:style-name="T643">дробное</text:span>;<text:line-break/> <text:s text:c="3"/>п2: массив <text:span text:style-name="T643">дробных</text:span>;</text:p>
      <text:p text:style-name="P255"><text:soft-page-break/>Ключевые слова <text:span text:style-name="Source_20_Text"><text:span text:style-name="T773">дробное</text:span></text:span> и <text:span text:style-name="Source_20_Text"><text:span text:style-name="T77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840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47"><text:span text:style-name="T386">Переменная типа </text:span><text:span text:style-name="Source_20_Text"><text:span text:style-name="T776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47"><text:span text:style-name="T386">Нулевым моментом считается </text:span><text:span text:style-name="T954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836" text:outline-level="4">Синтаксис</text:h>
      <text:p text:style-name="P257">переменн<text:span text:style-name="T639">ые</text:span><text:line-break/> <text:s text:c="3"/>п1: <text:span text:style-name="T644">момент</text:span>;<text:line-break/> <text:s text:c="3"/>п2: массив <text:span text:style-name="T644">моментов</text:span>;</text:p>
      <text:p text:style-name="P256">Ключевые слова <text:span text:style-name="Source_20_Text"><text:span text:style-name="T777">момент</text:span></text:span> и <text:span text:style-name="Source_20_Text"><text:span text:style-name="T77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<text:soft-page-break/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29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xml:id="list3692555313" text:style-name="L8">
        <text:list-item>
          <text:p text:style-name="P896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896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897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898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8">ОшибкаКонвертации</text:span></text:span><text:span text:style-name="T178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37" text:outline-level="4">Синтаксис</text:h>
      <text:p text:style-name="P270">переменн<text:span text:style-name="T639">ые</text:span><text:line-break/> <text:s text:c="3"/>п1: <text:span text:style-name="T645">логическое</text:span>;<text:line-break/> <text:s text:c="3"/>п2: массив <text:span text:style-name="T645">логических</text:span>;</text:p>
      <text:p text:style-name="P259"><text:span text:style-name="T184">Ключевые слова </text:span><text:span text:style-name="Source_20_Text"><text:span text:style-name="T779">логическое</text:span></text:span><text:span text:style-name="T184"> и </text:span><text:span text:style-name="Source_20_Text"><text:span text:style-name="T779">логических</text:span></text:span><text:span text:style-name="T184"> полностью эквивалентны и взаимозаменяемы.</text:span></text:p>
      <text:h text:style-name="P841" text:outline-level="4"><text:soft-page-break/>Формат литерала</text:h>
      <text:p text:style-name="P260"><text:span text:style-name="T406">В качестве литералов в исходном коде применяются ключевые слова </text:span><text:span text:style-name="Source_20_Text"><text:span text:style-name="T780">да</text:span></text:span><text:span text:style-name="T406"> и </text:span><text:span text:style-name="Source_20_Text"><text:span text:style-name="T780">нет</text:span></text:span><text:span text:style-name="T184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0">приводится к</text:span> значению "да", а ложь — <text:span text:style-name="T720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2">Любые другие строковые значения вызовут исключение <text:span text:style-name="Source_20_Text"><text:span text:style-name="T768">ОшибкаКонвертации</text:span></text:span>.</text:p>
      <text:h text:style-name="P752" text:outline-level="3">Объект</text:h>
      <text:p text:style-name="P261">Переменная типа <text:span text:style-name="Source_20_Text"><text:span text:style-name="T781">объект</text:span></text:span><text:span text:style-name="T652"> содержит дескриптор встроенного объекта Клаус</text:span><text:span text:style-name="T1918">а</text:span><text:span text:style-name="T652"> — например, </text:span><text:span text:style-name="T712">открытого </text:span><text:span text:style-name="T652">файла, окна и др. подобных объектов</text:span>. <text:span text:style-name="T652">Такие объекты создаются и уничтожаются вызовами функций встроенной библиотеки. </text:span><text:span text:style-name="T712">Переменной типа </text:span><text:span text:style-name="Source_20_Text"><text:span text:style-name="T782">объект</text:span></text:span><text:span text:style-name="T712"> можно присвоить значение</text:span><text:span text:style-name="T654"> </text:span><text:span text:style-name="Source_20_Text"><text:span text:style-name="T783">пусто</text:span></text:span><text:span text:style-name="T654">, </text:span><text:span text:style-name="T712">либо непустое значение, возвращаемое функцией</text:span><text:span text:style-name="T652">. </text:span><text:span text:style-name="T712">Кроме того, переменны</text:span><text:span text:style-name="T713">м</text:span><text:span text:style-name="T712"> типа </text:span><text:span text:style-name="Source_20_Text"><text:span text:style-name="T782">объект</text:span></text:span><text:span text:style-name="T712"> можно присваивать </text:span><text:span text:style-name="T713">значения</text:span><text:span text:style-name="T712"> други</text:span><text:span text:style-name="T713">х</text:span><text:span text:style-name="T712"> переменны</text:span><text:span text:style-name="T713">х</text:span><text:span text:style-name="T712"> этого же типа.</text:span></text:p>
      <text:p text:style-name="P262"><text:span text:style-name="T714">Значение типа </text:span><text:span text:style-name="Source_20_Text"><text:span text:style-name="T784">объект</text:span></text:span><text:span text:style-name="T71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2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8">ОшибкаВыполнения</text:span></text:span>. <text:span text:style-name="T653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8">Присваивание переменной типа </text:span><text:span text:style-name="Source_20_Text"><text:span text:style-name="T785">объект</text:span></text:span><text:span text:style-name="T668"> значения </text:span><text:span text:style-name="Source_20_Text"><text:span text:style-name="T785">пусто</text:span></text:span><text:span text:style-name="T668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8">объект</text:span> представляет собой 32-битное целое число <text:span text:style-name="T717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8">пусто</text:span></text:span> соответствует <text:span text:style-name="T656">нулевому </text:span><text:span text:style-name="T655">целочисленному значению, </text:span><text:span text:style-name="T717">отрицательные значения не применяются</text:span>.</text:p>
      <text:p text:style-name="P282">При уничтожении объектов их <text:span text:style-name="T716">целочисленные </text:span>дескрипторы<text:span text:style-name="T716"> </text:span>высвобождаются и <text:span text:style-name="T657">могут быть (и, скорее всего, сразу же будут) использованы повторно при создании других объектов. </text:span><text:span text:style-name="T658">Если программист присвоил значение одного и того же </text:span><text:span text:style-name="T715">объекта</text:span><text:span text:style-name="T658"> нескольким переменным, то его ответственностью является обнуление всех этих переменных при уничтожении объекта.</text:span></text:p>
      <text:h text:style-name="P838" text:outline-level="4">Синтаксис</text:h>
      <text:p text:style-name="P271">переменн<text:span text:style-name="T639">ые</text:span><text:line-break/> <text:s text:c="3"/><text:span text:style-name="T736">п</text:span>1: <text:span text:style-name="T651">объект</text:span>;<text:line-break/> <text:s text:c="3"/><text:span text:style-name="T736">п</text:span>2: массив <text:span text:style-name="T651">объектов</text:span>;</text:p>
      <text:p text:style-name="P261"><text:span text:style-name="T184">Ключевые слова </text:span><text:span text:style-name="Source_20_Text"><text:span text:style-name="T786">объект</text:span></text:span><text:span text:style-name="T184"> и </text:span><text:span text:style-name="Source_20_Text"><text:span text:style-name="T786">объектов</text:span></text:span><text:span text:style-name="T184"> полностью эквивалентны и взаимозаменяемы.</text:span></text:p>
      <text:h text:style-name="P842" text:outline-level="4"><text:soft-page-break/>Формат литерала</text:h>
      <text:p text:style-name="P261"><text:span text:style-name="T406">В качестве литерал</text:span><text:span text:style-name="T659">а</text:span><text:span text:style-name="T406"> в исходном коде применя</text:span><text:span text:style-name="T659">е</text:span><text:span text:style-name="T406">тся ключев</text:span><text:span text:style-name="T659">ое</text:span><text:span text:style-name="T406"> слов</text:span><text:span text:style-name="T659">о</text:span><text:span text:style-name="T406"> </text:span><text:span text:style-name="Source_20_Text"><text:span text:style-name="T787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843" text:outline-level="4">Начальное значение</text:h>
      <text:p text:style-name="P141"><text:span text:style-name="T660">Пусто</text:span>.</text:p>
      <text:h text:style-name="P843" text:outline-level="4">Преобразование типов</text:h>
      <text:p text:style-name="P274">Приведение других типов к типу <text:span text:style-name="Source_20_Text"><text:span text:style-name="T768">объект</text:span></text:span> не допускается.</text:p>
      <text:p text:style-name="P135">П<text:span text:style-name="T664">риведени</text:span><text:span text:style-name="T665">е</text:span><text:span text:style-name="T664"> </text:span><text:span text:style-name="T666">значения</text:span><text:span text:style-name="T663"> типа </text:span><text:span text:style-name="Source_20_Text"><text:span text:style-name="T788">объект</text:span></text:span> к целому <text:span text:style-name="T662">возвращает физическое значение </text:span><text:span text:style-name="T666">дескриптора</text:span><text:span text:style-name="T663"> </text:span><text:span text:style-name="T662">— 32-битное целое </text:span><text:span text:style-name="T718">число</text:span>. <text:span text:style-name="T662">Значение </text:span><text:span text:style-name="Source_20_Text"><text:span text:style-name="T788">пусто</text:span></text:span><text:span text:style-name="T662"> </text:span><text:span text:style-name="T667">приводится к</text:span><text:span text:style-name="T662"> нулю.</text:span></text:p>
      <text:p text:style-name="P492"><text:span text:style-name="T663">При приведении </text:span><text:span text:style-name="T669">объекта </text:span><text:span text:style-name="T663">к строке возвращается строковое представление </text:span><text:span text:style-name="T719">численного значения </text:span><text:span text:style-name="T666">дескриптора </text:span><text:span text:style-name="T719">в 16-ричном формате</text:span><text:span text:style-name="T663">.</text:span></text:p>
      <text:h text:style-name="P737" text:outline-level="2"><text:span text:style-name="T630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1">Элементы массива могут иметь любой тип — простой или составной.</text:span></text:p>
      <text:h text:style-name="P844" text:outline-level="4">Синтаксис</text:h>
      <text:p text:style-name="P240">Определение массивного типа состоит из ключевого слова <text:span text:style-name="Source_20_Text"><text:span text:style-name="T768">массив</text:span></text:span> и следующего за ним определения типа элемента массива. <text:span text:style-name="T632">Для определения многомерн</text:span><text:span text:style-name="T633">ых</text:span><text:span text:style-name="T632"> массив</text:span><text:span text:style-name="T633">ов</text:span><text:span text:style-name="T632"> можно использовать разные формы ключевого слова: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632">,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12"> </text:span><text:span text:style-name="Source_20_Text"><text:span text:style-name="T789">массивов</text:span></text:span><text:span text:style-name="T632"> и т. п.</text:span></text:p>
      <text:p text:style-name="P267">тип<text:line-break/> <text:s text:c="3"/>тМЦ = массив целых;<text:line-break/> <text:s text:c="3"/><text:span text:style-name="T635">т</text:span><text:span text:style-name="T647">МСД</text:span><text:span text:style-name="T648">кС</text:span><text:span text:style-name="T635"> = массив словарей дробных ключ символ;</text:span><text:line-break/>переменная<text:line-break/> <text:s text:c="3"/><text:span text:style-name="T634">мойМассив: массив массивов </text:span><text:span text:style-name="T636">моментов</text:span><text:span text:style-name="T63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4">окончание ключ строка;</text:span></text:p>
      <text:p text:style-name="P243">Ключевые слова <text:span text:style-name="Source_20_Text"><text:span text:style-name="T768">массив</text:span></text:span> и <text:span text:style-name="Source_20_Text"><text:span text:style-name="T768">массивов</text:span></text:span> полностью эквивалентны и взаимозаменяемы.</text:p>
      <text:p text:style-name="P263"><text:span text:style-name="T649">В исходном коде программы д</text:span>ля обращения к элементу массива <text:span text:style-name="T650">нужно указать </text:span>индекс элемента в квадратных скобках после имени переменной-массива. <text:span text:style-name="T1085">Для работы с массивами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6">начало<text:line-break/> <text:s text:c="3"/></text:span><text:span text:style-name="T1093">длина(м1, 1);</text:span><text:span text:style-name="T646"><text:line-break/> <text:s text:c="3"/>м1[0] := 10;<text:line-break/> <text:s text:c="3"/></text:span><text:span text:style-name="T1093">длина(м2, 2);</text:span><text:span text:style-name="T646"><text:line-break/></text:span><text:soft-page-break/><text:span text:style-name="T646"> <text:s text:c="3"/></text:span><text:span text:style-name="T1093">длина(м2[1], 11);</text:span><text:span text:style-name="T646"><text:line-break/> <text:s text:c="3"/>м2[1][10] := `2023-07-06 12:00`;<text:line-break/>окончание.</text:span></text:p>
      <text:h text:style-name="P847" text:outline-level="4">Формат литерала</text:h>
      <text:p text:style-name="P616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24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7">Явное п</text:span>риведение массивов к другим типам данных запрещено.</text:p>
      <text:p text:style-name="P248">Переменной типа <text:span text:style-name="Source_20_Text"><text:span text:style-name="T768">массив</text:span></text:span> можно присвоить значение — массив, состоящий из элементов такого же типа или типа, совместимого по присваиванию. <text:span text:style-name="T638">Например, массиву дробных можно присвоить массив целых, а массиву строк можно присвоить массив символов.</text:span></text:p>
      <text:h text:style-name="P753" text:outline-level="3">Словарь</text:h>
      <text:p text:style-name="P238">Переменная типа <text:span text:style-name="Source_20_Text"><text:span text:style-name="T840">словарь</text:span></text:span> содержит несколько однотипных значений, каждому из которых соответствует <text:span text:style-name="T1072">значение ключа, уникальное в пределах словаря</text:span>. <text:span text:style-name="T1072">Ключи в словаре отсортированы в порядке возрастания. </text:span><text:span text:style-name="T631">Элементы </text:span><text:span text:style-name="T1072">словаря</text:span><text:span text:style-name="T631"> могут иметь любой тип — простой или составной, </text:span><text:span text:style-name="T1075">а </text:span><text:span text:style-name="T1072">ключи — любой из простых типов</text:span><text:span text:style-name="T631">.</text:span></text:p>
      <text:h text:style-name="P845" text:outline-level="4">Синтаксис</text:h>
      <text:p text:style-name="P242">Определение <text:span text:style-name="T1073">словарного</text:span> типа состоит из ключевого слова <text:span text:style-name="Source_20_Text"><text:span text:style-name="T841">словарь</text:span></text:span> и следующего за ним определения типа элемента <text:span text:style-name="T1073">словаря; после этого следует слово </text:span><text:span text:style-name="Source_20_Text"><text:span text:style-name="T1073">ключ</text:span></text:span><text:span text:style-name="T1073"> и </text:span><text:span text:style-name="T1074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6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98">тип<text:line-break/> <text:s text:c="3"/>т<text:span text:style-name="T1077">С</text:span>Ц = <text:span text:style-name="T1077">словарь</text:span> целых <text:span text:style-name="T1078">ключ строка</text:span>;<text:line-break/> <text:s text:c="3"/><text:span text:style-name="T635">т</text:span><text:span text:style-name="T1077">СМ</text:span><text:span text:style-name="T647">Д</text:span><text:span text:style-name="T648">кС</text:span><text:span text:style-name="T635"> = словар</text:span><text:span text:style-name="T1077">ь массивов</text:span><text:span text:style-name="T635"> дробных ключ символ;</text:span><text:line-break/>переменная<text:line-break/> <text:s text:c="3"/><text:span text:style-name="T634">мой</text:span><text:span text:style-name="T1078">Словарь</text:span><text:span text:style-name="T634">: </text:span><text:span text:style-name="T1078">словарь</text:span><text:span text:style-name="T634"> </text:span><text:span text:style-name="T636">моментов </text:span><text:span text:style-name="T1078">ключ объект</text:span><text:span text:style-name="T634">;<text:line-break/> <text:s text:c="3"/>ещё</text:span><text:span text:style-name="T1079">Словарь</text:span><text:span text:style-name="T634">: словар</text:span><text:span text:style-name="T1079">ь</text:span><text:span text:style-name="T634"> структур<text:line-break/> <text:s text:c="7"/>поле1: символ;<text:line-break/> <text:s text:c="7"/>поле2: строка;</text:span></text:p>
      <text:p text:style-name="P398"><text:s text:c="4"/><text:span text:style-name="T634">окончание ключ строка;</text:span></text:p>
      <text:p text:style-name="P244">Ключевые слова <text:span text:style-name="Source_20_Text"><text:span text:style-name="T842">словарь</text:span></text:span> и <text:span text:style-name="Source_20_Text"><text:span text:style-name="T842">словарей</text:span></text:span> полностью эквивалентны и взаимозаменяемы.</text:p>
      <text:p text:style-name="P264"><text:soft-page-break/><text:span text:style-name="T649">В исходном коде программы д</text:span>ля обращения к элементу <text:span text:style-name="T1080">словаря</text:span> <text:span text:style-name="T650">нужно указать </text:span><text:span text:style-name="T1080">ключ</text:span> элемента в квадратных скобках после имени переменной-<text:span text:style-name="T1080">словаря</text:span>. <text:span text:style-name="T1085">Для </text:span><text:span text:style-name="T1092">добавления в словарь пары ключ-значение можно использовать инструкцию присваивания. Кроме того, для </text:span><text:span text:style-name="T1085">работы с</text:span><text:span text:style-name="T1092">о</text:span><text:span text:style-name="T1085"> </text:span><text:span text:style-name="T1092">словарями</text:span><text:span text:style-name="T1085">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</text:span></text:p>
      <text:p text:style-name="P398">переменная<text:line-break/> <text:s text:c="3"/><text:span text:style-name="T1081">сл</text:span>1: <text:span text:style-name="T1081">словарь</text:span> целых <text:span text:style-name="T1081">ключ </text:span><text:span text:style-name="T1094">символ</text:span>;<text:line-break/> <text:s text:c="3"/><text:span text:style-name="T1081">сл</text:span>2: <text:span text:style-name="T1081">словарь словарей</text:span> моментов <text:span text:style-name="T1081">ключ целое ключ строка</text:span>;<text:line-break/><text:span text:style-name="T646">начало<text:line-break/> <text:s text:c="3"/></text:span><text:span text:style-name="T1081">сл</text:span><text:span text:style-name="T646">1['0'] := 10;<text:line-break/> <text:s text:c="3"/></text:span><text:span text:style-name="T1081">сл</text:span><text:span text:style-name="T646">2["</text:span><text:span text:style-name="T1082">первый</text:span><text:span text:style-name="T646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48" text:outline-level="4">Формат литерала</text:h>
      <text:p text:style-name="P617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15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25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49" text:outline-level="4">Начальное значение</text:h>
      <text:p text:style-name="P246">Пустой <text:span text:style-name="T1083">словарь</text:span>.</text:p>
      <text:h text:style-name="P849" text:outline-level="4">Преобразование типов</text:h>
      <text:p text:style-name="P249"><text:span text:style-name="T637">Явное п</text:span>риведение <text:span text:style-name="T1084">словарей</text:span> к другим типам данных запрещено.</text:p>
      <text:p text:style-name="P249"><text:soft-page-break/>Переменной типа <text:span text:style-name="Source_20_Text"><text:span text:style-name="T843">словарь</text:span></text:span> можно присвоить значение — <text:span text:style-name="T1084">словарь</text:span>, состоящий из элементов такого же типа или типа, совместимого по присваиванию, <text:span text:style-name="T1095">при условии точного совпадения типов ключей</text:span>. <text:span text:style-name="T638">Например, </text:span><text:span text:style-name="T1084">словарю</text:span><text:span text:style-name="T638"> дробных можно присвоить </text:span><text:span text:style-name="T1084">словарь</text:span><text:span text:style-name="T638"> целых, а </text:span><text:span text:style-name="T1084">словарю</text:span><text:span text:style-name="T638"> строк можно присвоить </text:span><text:span text:style-name="T1084">словарь</text:span><text:span text:style-name="T638"> символов.</text:span></text:p>
      <text:h text:style-name="P754" text:outline-level="3">Структура</text:h>
      <text:p text:style-name="P239">Переменная типа <text:span text:style-name="Source_20_Text"><text:span text:style-name="T844">структура</text:span></text:span> содержит <text:span text:style-name="T1097">одно или несколько</text:span> <text:span text:style-name="T1097">именованных</text:span> значений <text:span text:style-name="T1097">различных типов, называемых полями структуры; значением структурной переменной является совокупность значений всех её полей. </text:span><text:span text:style-name="T1098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46" text:outline-level="4">Синтаксис</text:h>
      <text:p text:style-name="P241">Определение <text:span text:style-name="T1098">структурного</text:span> типа <text:span text:style-name="T1098">начинается ключевым словом</text:span> <text:span text:style-name="Source_20_Text"><text:span text:style-name="T845">структура</text:span></text:span> и <text:span text:style-name="T1098">заканчивается ключевым словом </text:span><text:span text:style-name="Source_20_Text"><text:span text:style-name="T1103">окончание</text:span></text:span><text:span text:style-name="T1098">, между которыми располагаются определения полей структуры</text:span>. <text:span text:style-name="T1098">Определения полей </text:span><text:span text:style-name="T1099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6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099">Стр</text:span> = <text:span text:style-name="T1099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0">словарь объектов ключ строка</text:span><text:span text:style-name="T1099">;<text:line-break/> <text:s text:c="7"/>конец;<text:line-break/> <text:s text:c="3"/>окончание</text:span>;<text:line-break/>переменная<text:line-break/> <text:s text:c="3"/><text:span text:style-name="T1101">точка</text:span><text:span text:style-name="T634">: </text:span><text:span text:style-name="T1101">структура<text:line-break/> <text:s text:c="7"/></text:span><text:span text:style-name="T1984">г</text:span><text:span text:style-name="T1101">, </text:span><text:span text:style-name="T1984">в</text:span><text:span text:style-name="T1101">: целое</text:span><text:span text:style-name="T634">;<text:line-break/> <text:s text:c="3"/></text:span><text:span text:style-name="T1101">конец;<text:line-break/> <text:s text:c="3"/>люди: массив структур<text:line-break/> <text:s text:c="7"/>фамилия, </text:span><text:span text:style-name="T1107">имя, отчество</text:span><text:span text:style-name="T1101">: строка;<text:line-break/> <text:s text:c="7"/></text:span><text:span text:style-name="T1107">ДР</text:span><text:span text:style-name="T1101">: </text:span><text:span text:style-name="T1107">момент</text:span><text:span text:style-name="T1101">;<text:line-break/> <text:s text:c="3"/>конец;</text:span></text:p>
      <text:p text:style-name="P265"><text:span text:style-name="T649">В исходном коде программы д</text:span>ля обращения к <text:span text:style-name="T1102">полю структуры</text:span> <text:span text:style-name="T650">нужно указать </text:span><text:span text:style-name="T1104">имя поля, отделив его от имени переменной знаком «</text:span><text:span text:style-name="Source_20_Text"><text:span text:style-name="T1104">.</text:span></text:span><text:span text:style-name="T1104">»</text:span><text:span text:style-name="T1086">. </text:span><text:span text:style-name="T1106">Аналогичным образом можно обращаться к полям вложенных структур.</text:span></text:p>
      <text:p text:style-name="P399">переменная<text:line-break/> <text:s text:c="3"/><text:span text:style-name="T1081">с</text:span><text:span text:style-name="T1104">тр</text:span>: <text:span text:style-name="T1104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6">начало<text:line-break/> <text:s text:c="3"/></text:span><text:span text:style-name="T1104">стр.п1 := "значение"</text:span><text:span text:style-name="T646">;<text:line-break/> <text:s text:c="3"/></text:span><text:span text:style-name="T1104">стр.п2.п1 := 10</text:span><text:span text:style-name="T646">;<text:line-break/>окончание.</text:span></text:p>
      <text:h text:style-name="P850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96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23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51" text:outline-level="4">Начальное значение</text:h>
      <text:p text:style-name="P247"><text:span text:style-name="T1104">Все поля структуры имеют начальные значения, </text:span><text:span text:style-name="T1105">соответствующие их типам</text:span>.</text:p>
      <text:h text:style-name="P851" text:outline-level="4">Преобразование типов</text:h>
      <text:p text:style-name="P250"><text:span text:style-name="T637">Явное п</text:span>риведение <text:span text:style-name="T1105">структур</text:span> к другим типам данных запрещено.</text:p>
      <text:p text:style-name="Text_20_body"><text:span text:style-name="T1096">Переменной типа </text:span><text:span text:style-name="Source_20_Text"><text:span text:style-name="T846">структура</text:span></text:span><text:span text:style-name="T1096"> можно присвоить значение — </text:span><text:span text:style-name="T1105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8">. </text:span><text:span text:style-name="T1105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31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6">Операции в выражениях выполняются в порядке </text:span><text:span text:style-name="T730">возрастания</text:span><text:span text:style-name="T926"> приоритета </text:span><text:span text:style-name="T725">(чем меньше приоритет, тем раньше — </text:span><text:span text:style-name="T1108">см. табл. ниже</text:span><text:span text:style-name="T725">)</text:span><text:span text:style-name="T926">. Равноприоритетные операции выполняются по порядку слева направо. </text:span><text:span text:style-name="T727">Д</text:span><text:span text:style-name="T429">ля бинарных операций сначала вычисляется левый, а затем правый операнд</text:span><text:span text:style-name="T926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6"> выражения.</text:span></text:p>
      <text:p text:style-name="P323"><text:soft-page-break/><text:span text:style-name="T1127">О</text:span>перации <text:span text:style-name="T1127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7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7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7">т</text:span>.</text:p>
      <text:p text:style-name="P644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1741247324" text:style-name="L9">
        <text:list-item>
          <text:p text:style-name="P900">символы можно сравнивать с символами, но не со строками;</text:p>
        </text:list-item>
        <text:list-item>
          <text:p text:style-name="P901">строки можно сравнивать со строками, но не с символами;</text:p>
        </text:list-item>
        <text:list-item>
          <text:p text:style-name="P899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902">моменты можно сравнивать с моментами;</text:p>
        </text:list-item>
        <text:list-item>
          <text:p text:style-name="P902">логические <text:span text:style-name="T63">значения</text:span> можно сравнивать <text:span text:style-name="T59">между собой:</text:span> <text:span text:style-name="Source_20_Text"><text:span text:style-name="T768">да</text:span></text:span> больше, чем <text:span text:style-name="Source_20_Text"><text:span text:style-name="T768">нет</text:span></text:span>.</text:p>
        </text:list-item>
        <text:list-item>
          <text:p text:style-name="P90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8">объект</text:span></text:span>. <text:span text:style-name="T722">При сравнении объектов значение </text:span><text:span text:style-name="Source_20_Text"><text:span text:style-name="T790">пусто</text:span></text:span><text:span text:style-name="T722"> </text:span><text:span text:style-name="T723">считается</text:span><text:span text:style-name="T722"> наименьшим.</text:span></text:p>
        </text:list-item>
      </text:list>
      <text:p text:style-name="P142">Операции сравнения запрещены для дробных чисел <text:span text:style-name="T72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8">Не</text:span></text:span><text:span text:style-name="Source_20_Text"><text:span text:style-name="T791">верное</text:span></text:span><text:span text:style-name="Source_20_Text"><text:span text:style-name="T768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38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29"><text:span text:style-name="T50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4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4">У</text:span>нарное отрицание</text:p>
          </table:table-cell>
          <table:table-cell table:style-name="Таблица1.A1" office:value-type="string">
            <text:p text:style-name="P631">логичес<text:span text:style-name="T1806">к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31">логическ<text:span text:style-name="T1806">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1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1">численное</text:span> деление</text:p>
          </table:table-cell>
          <table:table-cell table:style-name="Таблица1.A1" office:value-type="string">
            <text:p text:style-name="P635">цел<text:span text:style-name="T1807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1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5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5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8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29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29">Логическое </text:span>И<text:span text:style-name="T49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1">~ </text:span><text:span text:style-name="T36">либо</text:span></text:p>
          </table:table-cell>
          <table:table-cell table:style-name="Таблица1.A1" office:value-type="string">
            <text:p text:style-name="P635"><text:span text:style-name="T729">Логическое </text:span><text:span text:style-name="T1808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32" text:outline-level="1"><text:soft-page-break/>Инструкции</text:h>
      <text:h text:style-name="Heading_20_2" text:outline-level="2">Знак «;»</text:h>
      <text:p text:style-name="P465"><text:span text:style-name="T1268">После каждой инструкции</text:span> <text:span text:style-name="T1259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1889134679" text:style-name="L10">
        <text:list-item>
          <text:p text:style-name="P904"><text:span text:style-name="T1270">в</text:span><text:span text:style-name="T1257"> условном ветвлении перед ключевым словом </text:span><text:span text:style-name="Source_20_Text"><text:span text:style-name="T1257">иначе</text:span></text:span><text:span text:style-name="T1257">, если оно есть;</text:span></text:p>
        </text:list-item>
        <text:list-item>
          <text:p text:style-name="P905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8">за исключением окончания тела основной программы, где требуется знак «</text:span><text:span text:style-name="Source_20_Text"><text:span text:style-name="T1258">.</text:span></text:span><text:span text:style-name="T1258">» </text:span><text:span text:style-name="T1269">(точка)</text:span>.</text:p>
      <text:h text:style-name="P739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599">или части переменной — элемента массива, </text:span><text:span text:style-name="T600">элемента </text:span><text:span text:style-name="T599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8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55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71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56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55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1814021730" text:style-name="L11">
        <text:list-item>
          <text:p text:style-name="P906">Строковой переменной может быть присвоено символьное значение, но не наоборот;</text:p>
        </text:list-item>
        <text:list-item>
          <text:p text:style-name="P906">Дробной переменной может быть присвоено целое значение, но не наоборот;</text:p>
        </text:list-item>
        <text:list-item>
          <text:p text:style-name="P906"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xml:id="list2694634882" text:style-name="L12">
        <text:list-item>
          <text:p text:style-name="P907">Массиву может быть присвоен массив, состоящий из элементов совместимого типа;</text:p>
        </text:list-item>
        <text:list-item>
          <text:p text:style-name="P907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07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55" text:outline-level="3"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2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3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40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2">ничего</text:span></text:span><text:span text:style-name="T1240">:</text:span></text:p>
      <text:p text:style-name="P494"><text:span text:style-name="T529">начало</text:span><text:line-break/> <text:s text:c="3"/>ничего;<text:line-break/><text:span text:style-name="T529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94"><text:span text:style-name="T530">начало</text:span><text:line-break/> <text:s text:c="3"/>если <text:span text:style-name="T1389">В</text:span>сёХорошо то ничего<text:line-break/> <text:s text:c="3"/>иначе <text:span text:style-name="T1211">сообщить</text:span>("Что-то пошло не так!");<text:line-break/><text:span text:style-name="T530">окончание;</text:span></text:p>
      <text:p text:style-name="P692"><text:span text:style-name="T199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41" text:outline-level="2"><text:span text:style-name="T1351">Завершить — з</text:span>авершени<text:span text:style-name="T1196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508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8">код</text:span></text:span><text:span text:style-name="Source_20_Text"><text:span text:style-name="T847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3">завершить</text:span></text:span><text:span text:style-name="T540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8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8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4">завершить</text:span></text:span><text:span text:style-name="T542"> вызвала исключение.</text:span></text:p>
      <text:h text:style-name="Heading_20_2" text:outline-level="2"><text:span text:style-name="T1352">Вернуть — в</text:span>озврат <text:span text:style-name="T558">из подпрограммы</text:span></text:h>
      <text:p text:style-name="P463">Инструкция возврата используется для <text:span text:style-name="T1284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0">функции</text:span>.</text:p>
      <text:p text:style-name="P471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5">начало<text:line-break/> <text:s text:c="3"/>вернуться;<text:line-break/>окончание;</text:span></text:p>
      <text:p text:style-name="P210">Ключевые слова <text:span text:style-name="Source_20_Text"><text:span text:style-name="T768">вернуть</text:span></text:span> и <text:span text:style-name="Source_20_Text"><text:span text:style-name="T768">вернуться</text:span></text:span> полностью эквивалентны <text:span text:style-name="T561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5">вернуть</text:span></text:span><text:span text:style-name="T547">, то она вернёт нулевое начальное значение соответствующего типа.</text:span></text:p>
      <text:p text:style-name="P209">Для процедур <text:span text:style-name="T562">указывать </text:span>возвращаем<text:span text:style-name="T546">о</text:span>е значение не допускается.</text:p>
      <text:p text:style-name="P211">Если инструкция <text:span text:style-name="Source_20_Text"><text:span text:style-name="T768">вернуть</text:span></text:span> выполняется в теле основной программы, то она работает в точности так же, как инструкция <text:span text:style-name="Source_20_Text"><text:span text:style-name="T768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8">Если инструкция <text:span text:style-name="Source_20_Text"><text:span text:style-name="T796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7">вернуть</text:span></text:span><text:span text:style-name="T542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1"> </text:span>представляет собой инструкцию, которая может содержать <text:span text:style-name="T975">одну или </text:span>несколько других инструкций и предоставл<text:span text:style-name="T738">я</text:span><text:span text:style-name="T585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8">начало</text:span></text:span> и заканчивается словом <text:span text:style-name="Source_20_Text"><text:span text:style-name="T768">конец</text:span></text:span> или <text:span text:style-name="Source_20_Text"><text:span text:style-name="T768">окончание</text:span></text:span>. <text:span text:style-name="T567">Ключевые с</text:span><text:span text:style-name="T563">лова </text:span><text:span text:style-name="Source_20_Text"><text:span text:style-name="T798">конец</text:span></text:span><text:span text:style-name="T563"> и </text:span><text:span text:style-name="Source_20_Text"><text:span text:style-name="T798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4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6">ые</text:span><text:span text:style-name="T564"> составны</text:span><text:span text:style-name="T976">е</text:span><text:span text:style-name="T564"> блок</text:span><text:span text:style-name="T976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2">Тело основной программы </text:span><text:span text:style-name="T575">и</text:span><text:span text:style-name="T572"> любой процедуры или функции </text:span><text:span text:style-name="T573">также </text:span><text:span text:style-name="T572">представляет собой составной блок.</text:span></text:p>
      <text:p text:style-name="Исходный_20_код"><text:span text:style-name="T569">если А &gt; Б то </text:span>чтоТоОдно()<text:line-break/>иначе чтоТоДругое();</text:p>
      <text:p text:style-name="Исходный_20_код"/>
      <text:p text:style-name="P215">если <text:span text:style-name="T570">Ы &lt; </text:span><text:span text:style-name="T1978">Ъ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0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39">одна за другой</text:span>. Если при выполнении<text:span text:style-name="T574"> </text:span><text:span text:style-name="T1251">некоторой </text:span>инструкции возникло исключение, то следующие <text:span text:style-name="T574">за ней </text:span>инструкции не выполняются, и управление <text:span text:style-name="T586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8">исключение</text:span></text:span> или <text:span text:style-name="Source_20_Text"><text:span text:style-name="T768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5">исключени</text:span><text:span text:style-name="T587">е</text:span><text:span text:style-name="T565"><text:line-break/> <text:s text:c="3"/></text:span><text:span text:style-name="T576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8">в т.ч., возможно, за предел</text:span><text:span text:style-name="T620">ы</text:span><text:span text:style-name="T588"> выполняемой подпрограммы</text:span>. Если такой объемлющий блок <text:span text:style-name="T589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2">любое </text:span>исключение считается подавленным, <text:span text:style-name="T621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8">бросить</text:span></text:span>.</text:p>
      <text:p text:style-name="P222">Детализированная секция обработки исключений <text:span text:style-name="T590">содержит</text:span> одну или несколько инструкций перехвата исключений <text:span text:style-name="Source_20_Text"><text:span text:style-name="T768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79">ч</text:span> := <text:span text:style-name="T579">целое("Не число");</text:span><text:line-break/>исключение<text:line-break/> <text:s text:c="3"/><text:span text:style-name="T579">когда ОшибкаКонвертации тогда ч := 0;<text:line-break/> <text:s text:c="3"/>когда люб</text:span><text:span text:style-name="T740">ое</text:span><text:span text:style-name="T579"> тогда сообщить("Какая-то неожиданная ошибка!");</text:span><text:line-break/>конец;</text:p>
      <text:p text:style-name="P225"><text:span text:style-name="T623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3">есть</text:span> секция <text:span text:style-name="T580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2">Также управление передаётся в эту секцию при выходе из блока инструкциями </text:span><text:span text:style-name="Source_20_Text"><text:span text:style-name="T799">прервать</text:span></text:span><text:span text:style-name="T582">, </text:span><text:span text:style-name="Source_20_Text"><text:span text:style-name="T799">продолжить</text:span></text:span><text:span text:style-name="T582">, </text:span><text:span text:style-name="Source_20_Text"><text:span text:style-name="T799">вернуть</text:span></text:span><text:span text:style-name="T582"> и </text:span><text:span text:style-name="Source_20_Text"><text:span text:style-name="T799">завершить</text:span></text:span><text:span text:style-name="T582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8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1">скрытьКурсор();<text:line-break/></text:span>начало<text:line-break/><text:span text:style-name="T581"> <text:s text:c="3"/>чтоТоВыполнить();<text:line-break/></text:span> <text:s text:c="3"/><text:span text:style-name="T581">ещёЧтоТоВыполнить();</text:span></text:p>
      <text:p text:style-name="P234"><text:s text:c="4"/><text:span text:style-name="T584">вернуть 0;</text:span></text:p>
      <text:p text:style-name="P236">исключение</text:p>
      <text:p text:style-name="P234"><text:s text:c="4"/><text:span text:style-name="T624">сообщить(текст_исключения());</text:span><text:line-break/>напоследок<text:line-break/> <text:s text:c="3"/><text:span text:style-name="T581">показатьКурсор();</text:span><text:line-break/>конец;</text:p>
      <text:h text:style-name="P742" text:outline-level="2"><text:span text:style-name="T1841">Для-</text:span><text:span text:style-name="T1842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47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94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48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49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94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50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32"><text:line-break/> <text:s text:c="7"/>г := к * 5; <text:s text:c="5"/>// </text:span><text:span text:style-name="T1837">тчк[к].поз.г</text:span></text:p>
      <text:p text:style-name="P651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43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0">(т.е., после ключевого слова </text:span><text:span text:style-name="Source_20_Text"><text:span text:style-name="T800">исключение</text:span></text:span><text:span text:style-name="T11">)</text:span><text:span text:style-name="T610"> </text:span>и не может соседствовать в н<text:span text:style-name="T611">ей</text:span> с какими-то <text:span text:style-name="T616">ещё</text:span> инструкциями, кроме <text:span text:style-name="T616">других </text:span>инструкций перехвата.</text:p>
      <text:p text:style-name="P226">Инструкция начинается ключевым словом <text:span text:style-name="Source_20_Text"><text:span text:style-name="T768">когда</text:span></text:span>, за которым следует одно из трёх:</text:p>
      <text:list xml:id="list163396790" text:style-name="L13">
        <text:list-item>
          <text:p text:style-name="P908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908"><text:span text:style-name="T1290">о</text:span>пределение переменной исключения;</text:p>
        </text:list-item>
        <text:list-item>
          <text:p text:style-name="P908"><text:span text:style-name="T1290">к</text:span>лючевое слово <text:span text:style-name="Source_20_Text"><text:span text:style-name="T768">любое</text:span></text:span> (или <text:span text:style-name="Source_20_Text"><text:span text:style-name="T768">любой</text:span></text:span>, <text:span text:style-name="Source_20_Text"><text:span text:style-name="T768">любая</text:span></text:span>).</text:p>
        </text:list-item>
      </text:list>
      <text:p text:style-name="P227">Далее следует ключевое слово <text:span text:style-name="Source_20_Text"><text:span text:style-name="T768">тогда</text:span></text:span>, а за ним тело инструкции <text:span text:style-name="T596">перехвата</text:span> — ровно одна инструкция <text:span text:style-name="T1280">(в т.ч., возможно, составной блок)</text:span>, <text:span text:style-name="T603">которая будет выполнена в </text:span><text:span text:style-name="T604">том</text:span><text:span text:style-name="T603"> случае, </text:span><text:span text:style-name="T604">если подходящее исключение возникло при выполнении основной секции составного блока</text:span>. </text:p>
      <text:p text:style-name="P227"><text:span text:style-name="T597">Чтобы просто подавить исключение, телом инструкции перехвата может быть инструкция </text:span><text:span text:style-name="Source_20_Text"><text:span text:style-name="T801">ничего</text:span></text:span><text:span text:style-name="T597">. </text:span><text:span text:style-name="T605">Чтобы возобновить всплытие </text:span><text:span text:style-name="T617">перехваченного</text:span><text:span text:style-name="T605"> исключения, используется инструкция </text:span><text:span text:style-name="Source_20_Text"><text:span text:style-name="T802">бросить</text:span></text:span><text:span text:style-name="T605">.</text:span></text:p>
      <text:p text:style-name="P229"><text:span text:style-name="T591">н</text:span>ачало<text:line-break/> <text:s text:c="3"/><text:span text:style-name="T591">выполнитьОдно();<text:line-break/> <text:s text:c="3"/>выполнитьДругое();</text:span><text:line-break/>исключения<text:line-break/> <text:s text:c="3"/><text:span text:style-name="T591">когда ОшибкаКонвертации тогда сообщить("Не</text:span><text:span text:style-name="T1786">правильный</text:span><text:span text:style-name="T591"> формат данных.");<text:line-break/> <text:s text:c="3"/>когда НеверныйИндекс, НеверныйКлюч тогда сообщить("</text:span><text:span text:style-name="T592">Не</text:span><text:span text:style-name="T1786">правильный</text:span><text:span text:style-name="T592"> программист.</text:span><text:span text:style-name="T591">");<text:line-break/> <text:s text:c="3"/></text:span><text:span text:style-name="T592">когда </text:span><text:span text:style-name="T593">о</text:span><text:span text:style-name="T592">ш: МояОшибка тогда начало</text:span></text:p>
      <text:p text:style-name="P229"><text:span text:style-name="T592"><text:s text:c="8"/></text:span><text:span text:style-name="T593">о</text:span><text:span text:style-name="T592">ш.текст := </text:span><text:span text:style-name="T593">о</text:span><text:span text:style-name="T592">ш.текст ++ " Не волнуйтесь, так и было задумано! ;)";</text:span></text:p>
      <text:p text:style-name="P229"><text:s text:c="8"/><text:span text:style-name="T592">бросить;</text:span></text:p>
      <text:p text:style-name="P230"><text:s text:c="4"/><text:span text:style-name="T592">конец;</text:span></text:p>
      <text:p text:style-name="P230"><text:s text:c="4"/><text:span text:style-name="T594">когда люб</text:span><text:span text:style-name="T595">ое</text:span><text:span text:style-name="T594"> тогда завершить 100;</text:span><text:line-break/>конец;</text:p>
      <text:p text:style-name="P233"><text:span text:style-name="T74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19">инструкции</text:span> выполняется при возникновении любого из них. <text:span text:style-name="T618">П</text:span>ри этом <text:span text:style-name="T618">можно</text:span> узнать, какое именно из исключений возникло, <text:span text:style-name="T618">и получить текст сообщения об ошибке вызовом функций </text:span><text:span text:style-name="Source_20_Text"><text:span text:style-name="T803">имя_исключения()</text:span></text:span><text:span text:style-name="T618"> и </text:span><text:span text:style-name="Source_20_Text"><text:span text:style-name="T803">текст_исключения()</text:span></text:span><text:span text:style-name="T618">, но нет возможности</text:span> модифицировать <text:span text:style-name="T618">текст или </text:span>параметры <text:span text:style-name="T618">исключения</text:span>.</text:p>
      <text:p text:style-name="P231">Для <text:span text:style-name="T607">доступа к параметрам исключения нужно объявить переменную — </text:span>указать <text:span text:style-name="T607">её имя </text:span>после ключевого слова <text:span text:style-name="Source_20_Text"><text:span text:style-name="T768">когда</text:span></text:span> и отделить двоеточием от имени исключения. Такая инструкция может перехватывать только од<text:span text:style-name="T608">и</text:span><text:span text:style-name="T609">н</text:span><text:span text:style-name="T608"> вид</text:span> исключени<text:span text:style-name="T608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xml:id="list3190808003" text:style-name="L14">
        <text:list-item>
          <text:p text:style-name="P910">Поле <text:span text:style-name="Source_20_Text"><text:span text:style-name="T768">текст</text:span></text:span> строкового типа, содержащее текст сообщения об ошибке;</text:p>
        </text:list-item>
        <text:list-item>
          <text:p text:style-name="P909"><text:span text:style-name="T606">Поля простых типов, соответствующие параметрам </text:span><text:span text:style-name="T612">в определении </text:span><text:span text:style-name="T606">исключения.</text:span></text:p>
        </text:list-item>
      </text:list>
      <text:p text:style-name="Text_20_body">Эти поля получают <text:span text:style-name="T612">свои </text:span>значения при создании исключения <text:span text:style-name="T612">и могут быть изменены </text:span><text:span text:style-name="T613">при его перехвате. Следует иметь в виду, что если текст сообщения </text:span><text:span text:style-name="T925">об ошибке </text:span><text:span text:style-name="T613">содержал спецификаторы вида </text:span><text:span text:style-name="Source_20_Text"><text:span text:style-name="T769">%(</text:span></text:span><text:span text:style-name="Source_20_Text"><text:span text:style-name="T839">имя</text:span></text:span><text:span text:style-name="Source_20_Text"><text:span text:style-name="T769">)</text:span></text:span><text:span text:style-name="T613">, то в момент </text:span><text:soft-page-break/><text:span text:style-name="T613">перехвата поле </text:span><text:span text:style-name="Source_20_Text"><text:span text:style-name="T769">текст</text:span></text:span><text:span text:style-name="T613"> </text:span><text:span text:style-name="T61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2">формированию</text:span><text:span text:style-name="T614"> текста сообщения </text:span><text:span text:style-name="T615">об ошибке; </text:span><text:span text:style-name="T743">для того, чтобы изменить текст сообщения, нужно присвоить новое значение полю </text:span><text:span text:style-name="Source_20_Text"><text:span text:style-name="T770">текст</text:span></text:span><text:span text:style-name="T614">.</text:span></text:p>
      <text:p text:style-name="P318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8">бросить</text:span></text:span>.</text:p>
      <text:h text:style-name="Heading_20_2" text:outline-level="2"><text:span text:style-name="T1355">Ошибка — с</text:span>оздани<text:span text:style-name="T1197">е</text:span> исключения</text:h>
      <text:p text:style-name="P319"><text:span text:style-name="T924">Эта и</text:span>нструкция применяется для того, чтобы прервать последовательно<text:span text:style-name="T1248">сть</text:span> выполнени<text:span text:style-name="T1248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6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5">Инструкции, следующие </text:span><text:span text:style-name="T1246">после</text:span><text:span text:style-name="T1245"> инструкци</text:span><text:span text:style-name="T1246">и</text:span><text:span text:style-name="T1245"> </text:span><text:span text:style-name="Source_20_Text"><text:span text:style-name="T1245">ошибка</text:span></text:span><text:span text:style-name="T124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4">завершено</text:span> с кодом -1.</text:p>
      <text:p text:style-name="P697"><text:span text:style-name="T922">исключение<text:line-break/> <text:s text:c="3"/>МояОшибка</text:span><text:span text:style-name="T923">(п1, п2: целое; п3: строка) сообщение "Тут какая-то ошибка";</text:span><text:line-break/><text:span text:style-name="T922"> <text:s text:c="3"/></text:span><text:span text:style-name="T923">Ещё</text:span><text:span text:style-name="T922">Ошибка</text:span><text:span text:style-name="T923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1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19">Если для исключения определены параметры</text:span><text:span text:style-name="T917">, </text:span><text:span text:style-name="T919">то</text:span><text:span text:style-name="T917"> текст сообщения об ошибке может содержать спецификаторы вида </text:span><text:span text:style-name="Source_20_Text"><text:span text:style-name="T917">%(имя)</text:span></text:span><text:span text:style-name="T917">, </text:span><text:span text:style-name="T918">где </text:span><text:span text:style-name="Source_20_Text"><text:span text:style-name="T918">имя</text:span></text:span><text:span text:style-name="T918"> — имя параметра исключения. </text:span><text:span text:style-name="T920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60">Эта инструкция <text:span text:style-name="T1241">записывается ключевым словом </text:span><text:span text:style-name="Source_20_Text"><text:span text:style-name="T1241">бросить</text:span></text:span><text:span text:style-name="T1241">. Её можно применять только в </text:span><text:span text:style-name="T1286">секции обработки исключений составного блока</text:span><text:span text:style-name="T1241">: она прерывает </text:span><text:span text:style-name="T1242">последовательно</text:span><text:span text:style-name="T1247">сть</text:span><text:span text:style-name="T1242"> выполнени</text:span><text:span text:style-name="T1247">я</text:span><text:span text:style-name="T1242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2">.</text:span></text:p>
      <text:p text:style-name="P460"><text:span text:style-name="T1243">Инструкции, следующие после инструкции </text:span><text:span text:style-name="Source_20_Text"><text:span text:style-name="T1243">бросить</text:span></text:span><text:span text:style-name="T1243">, не выполняются. Вместо этого управление передаётся в </text:span><text:span text:style-name="T1292">секцию обработки исключений, расположенную в </text:span><text:span text:style-name="T1243">ближайш</text:span><text:span text:style-name="T1292">ем</text:span><text:span text:style-name="T1243"> объемлющ</text:span><text:span text:style-name="T1292">ем</text:span><text:span text:style-name="T1243"> составно</text:span><text:span text:style-name="T1292">м</text:span><text:span text:style-name="T1243"> блок</text:span><text:span text:style-name="T1292">е</text:span><text:span text:style-name="T1243">. </text:span><text:span text:style-name="T1249">Е</text:span><text:span text:style-name="T1243">сли такой блок <text:s/>отсутствует, </text:span><text:span text:style-name="T1249">выполнение </text:span><text:span text:style-name="T1243">программ</text:span><text:span text:style-name="T1249">ы</text:span><text:span text:style-name="T1243"> </text:span><text:span text:style-name="T1249">будет </text:span><text:span text:style-name="T1243">заверш</text:span><text:span text:style-name="T1249">ено</text:span><text:span text:style-name="T1243"> с кодом -1.</text:span></text:p>
      <text:p text:style-name="P462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4">словно</text:span><text:span text:style-name="T1198">е</text:span><text:span text:style-name="T1154"> </text:span>ветвлени<text:span text:style-name="T1198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5">условие — </text:span><text:span text:style-name="T1159">значение или </text:span>выражение логического типа. <text:span text:style-name="T1155">Далее следует ключевое слово </text:span><text:span text:style-name="Source_20_Text"><text:span text:style-name="T1155">то</text:span></text:span><text:span text:style-name="T1155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7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6">н</text:span>ачало<text:line-break/> <text:s text:c="3"/><text:span text:style-name="T1156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0">начало</text:span><text:span text:style-name="T1156"><text:line-break/> <text:s text:c="7"/>вывести("Н больше или равно М.");<text:line-break/> <text:s text:c="7"/></text:span><text:span text:style-name="T1160">если Н &gt; М то вывести("Всё-таки больше.");</text:span><text:span text:style-name="T1156"><text:line-break/> <text:s text:c="3"/></text:span><text:span text:style-name="T1160">конец;</text:span><text:line-break/>конец;</text:p>
      <text:p text:style-name="Text_20_body">Если требуется <text:span text:style-name="T1158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8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199">ый</text:span> выбор</text:h>
      <text:p text:style-name="P429">Эта инструкция применяется для выполнения <text:span text:style-name="T1190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1">ключевым </text:span>словом <text:span text:style-name="Source_20_Text">выбор</text:span>, за которым следует <text:span text:style-name="T1379">выбираемое</text:span><text:span text:style-name="T1164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2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7">а</text:span> <text:span text:style-name="T1163">за ним ровно одна инструкция </text:span><text:span text:style-name="T1167">и знак «</text:span><text:span text:style-name="Source_20_Text"><text:span text:style-name="T1167">;</text:span></text:span><text:span text:style-name="T1167">».</text:span><text:span text:style-name="T1163"> </text:span><text:span text:style-name="T1167">Эта инструкция </text:span><text:span text:style-name="T1163">будет выполнена в том случае, если </text:span><text:span text:style-name="T1167">данный</text:span><text:span text:style-name="T1163"> вариант выбора окажется подходящим. </text:span><text:span text:style-name="T1994">Инструкция</text:span><text:span text:style-name="T1165"> может представлять собой составной блок, содержащий сколько угодно </text:span><text:span text:style-name="T1995">вложенных </text:span><text:span text:style-name="T1165">инструкций.</text:span></text:p>
      <text:p text:style-name="P432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6">если </text:span><text:span text:style-name="T1381">выбираемое</text:span><text:span text:style-name="T1166"> значение точно совпадает с одним из значений, перечисленных </text:span><text:soft-page-break/><text:span text:style-name="T1166">в описателе варианта </text:span><text:span text:style-name="T1373">(дробные значения и моменты должны совпадать с указанной точностью)</text:span><text:span text:style-name="T1166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2">выше </text:span><text:span text:style-name="T1168">не нашлось никакого другого подходящего </text:span><text:span text:style-name="T1169">описателя</text:span>.</text:p>
      <text:p text:style-name="P499"><text:span text:style-name="T1161">программа Пример;</text:span><text:line-break/>переменная<text:line-break/> <text:s text:c="3"/>имя: строка;<text:line-break/><text:span text:style-name="T1161">начало<text:line-break/> <text:s text:c="3"/></text:span><text:span text:style-name="T1212">сообщить</text:span><text:span text:style-name="T1161">("Введите имя: ");<text:line-break/> <text:s text:c="3"/>ввести(имя);</text:span><text:line-break/> <text:s text:c="3"/>выбор <text:span text:style-name="T1161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2">Оля", "</text:span><text:span text:style-name="T1193">Д</text:span><text:span text:style-name="T1162">аша", "Вика</text:span><text:span text:style-name="T1161">": </text:span><text:span text:style-name="T1162">вывести("Узнаю сестрёнку!");<text:line-break/> <text:s text:c="7"/>"</text:span><text:span text:style-name="T1194">Таня</text:span><text:span text:style-name="T1162">": </text:span><text:span text:style-name="T1194">вывести("Привет, Таня :)");</text:span><text:span text:style-name="T1161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98"><text:span text:style-name="T199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44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35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</text:span>.</text:p>
      <text:p text:style-name="P436"><text:span text:style-name="T1170">Инструкция начинается ключевым словом </text:span><text:span text:style-name="Source_20_Text"><text:span text:style-name="T1904">повторить</text:span></text:span><text:span text:style-name="T1170">, за которым следует </text:span><text:span text:style-name="T1907">целочисленное </text:span><text:span text:style-name="T1170">выражение, определяющее </text:span><text:span text:style-name="T1904">количество итераций цикла</text:span><text:span text:style-name="T1170">. </text:span><text:span text:style-name="T1171">После этого следует слово </text:span><text:span text:style-name="Source_20_Text"><text:span text:style-name="T1904">раз</text:span></text:span><text:span text:style-name="T1171"> </text:span><text:span text:style-name="T1904">(или </text:span><text:span text:style-name="Source_20_Text"><text:span text:style-name="T1904">раза</text:span></text:span><text:span text:style-name="T1904">)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37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. </text:span><text:span text:style-name="T1903">В теле цикла доступна целочисленная переменная </text:span><text:span text:style-name="T1170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34"><text:span text:style-name="T1170">Инструкция начинается ключевым словом </text:span><text:span text:style-name="Source_20_Text"><text:span text:style-name="T1170">для</text:span></text:span><text:span text:style-name="T1170">, за которым следует имя переменной — счётчика цикла.</text:span> <text:span text:style-name="T1170">Далее следует слово </text:span><text:span text:style-name="Source_20_Text"><text:span text:style-name="T1170">от</text:span></text:span><text:span text:style-name="T1170">, за ним выражение, определяющее начальное значение счётчика, а затем слово </text:span><text:span text:style-name="Source_20_Text"><text:span text:style-name="T1170">до</text:span></text:span><text:span text:style-name="T1170"> и выражение, определяющее конечное значение счётчика. </text:span><text:span text:style-name="T1171">После этого следует слово </text:span><text:span text:style-name="Source_20_Text"><text:span text:style-name="T1171">цикл</text:span></text:span><text:span text:style-name="T1171">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38"><text:span text:style-name="T1185">Счётчиком цикла может быть</text:span> только локальная переменная целого типа: <text:span text:style-name="T1175">она должна быть объявлена в разделе определений той программы или подпрограммы, в теле которой выполняется цикл. В</text:span><text:span text:style-name="T1173">ыражения начального и конечного значения </text:span><text:span text:style-name="T1176">счётчика</text:span><text:span text:style-name="T1173"> должны возвращать целое</text:span>. <text:span text:style-name="T1173">Значения этих выражений вычисляются один раз перед первой итерацией цикла. </text:span><text:span text:style-name="T1186">И</text:span><text:span text:style-name="T1173">зменение </text:span><text:span text:style-name="T1912">в теле</text:span><text:span text:style-name="T1173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6">п</text:span>рограмма Пример;<text:line-break/><text:span text:style-name="T1176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3">до 0 обратный </text:span><text:span text:style-name="T1176">цикл начало</text:span></text:p>
      <text:p text:style-name="P442"><text:span text:style-name="T1176"><text:s text:c="8"/>цвет</text:span><text:span text:style-name="T1184">Фона</text:span><text:span text:style-name="T1176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8">Переменная-с</text:span>чётчик сохранит присвоенное е<text:span text:style-name="T1188">й</text:span> значение до конца текущей итерации, после чего е<text:span text:style-name="T1188">й</text:span> будет присвоено <text:span text:style-name="T1178">следующее заранее вычисленное значение, так что на входе в </text:span><text:span text:style-name="T1999">каждую </text:span><text:span text:style-name="T1178">следующую итерацию </text:span><text:span text:style-name="T1189"><text:s/></text:span><text:span text:style-name="T1178">счётчик будет иметь значение на 1 большее, чем на входе в </text:span><text:span text:style-name="T1999">предыдущую</text:span><text:span text:style-name="T1178">.</text:span></text:p>
      <text:p text:style-name="P440">Если начальное значение счётчика больше конечного, тело цикла не будет выполнено ни <text:span text:style-name="T1179">разу</text:span>. <text:span text:style-name="T2000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счётчик </text:span><text:span text:style-name="T1181">ещё </text:span><text:span text:style-name="T1180">не </text:span><text:span text:style-name="T1195">равен</text:span><text:span text:style-name="T1180"> конечно</text:span><text:span text:style-name="T1195">му</text:span><text:span text:style-name="T1180"> значени</text:span><text:span text:style-name="T1195">ю</text:span>.</text:p>
      <text:p text:style-name="P626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0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09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6">итератора</text:span>. <text:span text:style-name="T1226">П</text:span>еременная-<text:span text:style-name="T1226">итератор</text:span> должна быть объявлена в локальной области видимости — т.е., <text:span text:style-name="T1175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7"> </text:span><text:span text:style-name="T1208">позицию </text:span><text:span text:style-name="T1227">итератора</text:span><text:span text:style-name="T1208"> в наборе данных</text:span>.</text:p>
      <text:p text:style-name="P449">Затем следует слово <text:span text:style-name="Source_20_Text">цикл</text:span> <text:span text:style-name="T1255">и </text:span>ровно одна инструкция, составляющая тело цикла. <text:span text:style-name="T1174">Тело цикла</text:span><text:span text:style-name="T1172"> может </text:span><text:span text:style-name="T1255">быть </text:span><text:span text:style-name="T1172">составн</text:span><text:span text:style-name="T1255">ым</text:span><text:span text:style-name="T1172"> блок</text:span><text:span text:style-name="T1255">ом</text:span><text:span text:style-name="T1172">, содержащи</text:span><text:span text:style-name="T1256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50">Для массивов и строк <text:span text:style-name="T2002">переменная-</text:span><text:span text:style-name="T1228">итератор</text:span> долж<text:span text:style-name="T2002">на</text:span> быть цело<text:span text:style-name="T1231">численного</text:span><text:span text:style-name="T1230"> типа</text:span>. <text:span text:style-name="T1205">Для массива он</text:span><text:span text:style-name="T2003">а</text:span><text:span text:style-name="T1205"> </text:span>означает индекс элемента <text:span text:style-name="T1205">в массиве, а для строки — номер байта в строке, с которого начинается очередной символ</text:span>. <text:span text:style-name="T1207">Байты в строке и элементы в массиве нумеруются начиная с нуля.</text:span></text:p>
      <text:p text:style-name="P450">Для словарей тип <text:span text:style-name="T2004">переменной-</text:span><text:span text:style-name="T1229">итератора</text:span> должен точно соответствовать типу ключа словаря — при каждой итерации цикла этой переменной присваивается <text:span text:style-name="T1206">очередное</text:span> значение ключа.</text:p>
      <text:p text:style-name="P452"><text:span text:style-name="T1203">программа ЦиклПоСтроке;</text:span><text:line-break/>переменн<text:span text:style-name="T1210">ые</text:span><text:line-break/><text:span text:style-name="T1201"> <text:s text:c="3"/></text:span><text:span text:style-name="T2005">Б</text:span><text:span text:style-name="T1201">: целое;<text:line-break/></text:span> <text:s text:c="3"/><text:span text:style-name="T2005">С</text:span><text:span text:style-name="T1201">: строка;<text:line-break/> <text:s text:c="3"/>смв: символ;<text:line-break/></text:span>начало<text:line-break/> <text:s text:c="3"/><text:span text:style-name="T1213">сообщить</text:span><text:span text:style-name="T1203">("Введите строку: ");<text:line-break/> <text:s text:c="3"/>ввести(</text:span><text:span text:style-name="T2005">С</text:span><text:span text:style-name="T1203">);</text:span><text:line-break/> <text:s text:c="3"/><text:span text:style-name="T1201">для каждого </text:span><text:span text:style-name="T2005">Б</text:span><text:span text:style-name="T1201"> из </text:span><text:span text:style-name="T2005">С</text:span><text:span text:style-name="T1201"> цикл начало<text:line-break/> <text:s text:c="7"/></text:span><text:span text:style-name="T1202">смв := </text:span><text:span text:style-name="T2005">С</text:span><text:span text:style-name="T1896">[</text:span><text:span text:style-name="T2005">Б</text:span><text:span text:style-name="T1896">]</text:span><text:span text:style-name="T1202">;<text:line-break/> <text:s text:c="7"/></text:span><text:span text:style-name="T1203">вывести(</text:span><text:span text:style-name="T2005">Б</text:span><text:span text:style-name="T1203">, ": ", смв, НС);</text:span><text:span text:style-name="T1202"><text:line-break/></text:span><text:span text:style-name="T1201"> <text:s text:c="3"/></text:span><text:span text:style-name="T1204">конец</text:span><text:span text:style-name="T1201">;</text:span><text:line-break/><text:span text:style-name="T1204">окончание.</text:span></text:p>
      <text:p text:style-name="P452"/>
      <text:p text:style-name="P453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4">сообщить</text:span>("Введите количество: ");<text:line-break/> <text:s text:c="3"/>ввести(кво);<text:line-break/> <text:s text:c="3"/><text:span text:style-name="T1215">длина(</text:span><text:span text:style-name="T2007">М</text:span><text:span text:style-name="T1215">, кво);</text:span><text:line-break/> <text:s text:c="3"/>для <text:span text:style-name="T1215">каждого </text:span><text:span text:style-name="T2007">К</text:span><text:span text:style-name="T1215"> из </text:span><text:span text:style-name="T2007">М</text:span> цикл начало<text:line-break/> <text:s text:c="7"/><text:span text:style-name="T1215">сообщить("Введите элемент ", </text:span><text:span text:style-name="T2007">К</text:span><text:span text:style-name="T1215">, ": ");<text:line-break/> <text:s text:c="7"/></text:span><text:span text:style-name="T1216">ввести(</text:span><text:span text:style-name="T2007">М</text:span><text:span text:style-name="T1216">[</text:span><text:span text:style-name="T2007">К</text:span><text:span text:style-name="T1216">]);</text:span><text:line-break/> <text:s text:c="3"/>конец;<text:line-break/><text:soft-page-break/> <text:s text:c="3"/><text:span text:style-name="T1217">сообщить("Значения в обратном порядке:", </text:span><text:span text:style-name="T1218">НС</text:span><text:span text:style-name="T1217">);<text:line-break/> <text:s text:c="3"/>для каждого </text:span><text:span text:style-name="T2008">К</text:span><text:span text:style-name="T1217"> из </text:span><text:span text:style-name="T2008">М</text:span><text:span text:style-name="T1217"> обратный цикл вывести(</text:span><text:span text:style-name="T2008">М</text:span><text:span text:style-name="T1217">[</text:span><text:span text:style-name="T2008">К</text:span><text:span text:style-name="T1217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3">с</text:span> которого начнётся цикл. <text:span text:style-name="T1234">Тип значения этого выражения должен соответствовать типу переменной-итератора.</text:span></text:p>
      <text:list xml:id="list2848576383" text:style-name="L15">
        <text:list-item>
          <text:p text:style-name="P911">Для строки — выражение должно возвращать целое число, <text:span text:style-name="T1220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912">Для массива — выражение должно возвращать целое число, <text:span text:style-name="T1220">означающее</text:span> индекс элемента массива, с которого начнётся цикл.</text:p>
        </text:list-item>
        <text:list-item>
          <text:p text:style-name="P912"><text:span text:style-name="T1791">Для словаря — е</text:span><text:span text:style-name="T1219">сли </text:span><text:span text:style-name="T1232">в словаре есть ключ, равный значению выражения</text:span><text:span text:style-name="T1219">, то цикл начнётся с этого </text:span><text:span text:style-name="T1225">ключа</text:span><text:span text:style-name="T1219">. Если </text:span><text:span text:style-name="T1233">такого ключа </text:span><text:span text:style-name="T1219">нет, </text:span><text:span text:style-name="T1222">то </text:span><text:span text:style-name="T1219">цикл начнётся с ближайшего следующего значения ключа: </text:span><text:span text:style-name="T1221">прямой цикл с ближайшего большего значения, а обратный цикл с ближайшего меньшего значения</text:span><text:span text:style-name="T1219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436598206" text:style-name="L16">
        <text:list-item>
          <text:p text:style-name="P913">Для строки — символы перебираются от конца строки к началу.</text:p>
        </text:list-item>
        <text:list-item>
          <text:p text:style-name="P913">Для массива — элементы перебираются от <text:span text:style-name="T1793">большего индекса к меньшему</text:span>.</text:p>
        </text:list-item>
        <text:list-item>
          <text:p text:style-name="P913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224">цикл ещё не дошёл до конца набора данных</text:span>.</text:p>
      <text:p text:style-name="P627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8">Переменная-</text:span><text:span text:style-name="T1796">итератор</text:span><text:span text:style-name="T1794"> сохранит присвоенное е</text:span><text:span text:style-name="T1188">й</text:span><text:span text:style-name="T1794"> значение до конца текущей итерации, после чего е</text:span><text:span text:style-name="T1188">й</text:span><text:span text:style-name="T1794"> будет присвоено </text:span><text:span text:style-name="T1178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93"><text:span text:style-name="T199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5">выражение логического типа, слово </text:span><text:span text:style-name="Source_20_Text"><text:span text:style-name="T1235">цикл</text:span></text:span><text:span text:style-name="T1235">, тело цикла и знак «</text:span><text:span text:style-name="Source_20_Text"><text:span text:style-name="T1235">;</text:span></text:span><text:span text:style-name="T1235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6">п</text:span>еременная<text:line-break/> <text:s text:c="3"/><text:span text:style-name="T1236">д: дробное = 0;</text:span><text:line-break/>начало<text:line-break/> <text:s text:c="3"/><text:span text:style-name="T1236">пока д &lt; 10 цикл д += 1.5;<text:line-break/> <text:s text:c="3"/>цикл д -= 1.2 пока д &gt;= 0;</text:span><text:line-break/>окончание.</text:p>
      <text:p text:style-name="P457"><text:span text:style-name="T123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3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2">немедленно </text:span>передаётся к <text:span text:style-name="T1260">ближайшей </text:span>следующей инструкции после цикла.</text:p>
      <text:p text:style-name="P469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3">выполнена</text:span> инструкция <text:span text:style-name="Source_20_Text">прервать</text:span>, то инструкции в секции <text:span text:style-name="Source_20_Text"><text:span text:style-name="T1261">напоследок</text:span></text:span><text:span text:style-name="T1261"> </text:span>будут выполнены перед выходом из цикла.</text:p>
      <text:h text:style-name="P745" text:outline-level="2"><text:span text:style-name="T1364">Продолжить — п</text:span>рерывание <text:span text:style-name="T1264">итерации </text:span>цикла</text:h>
      <text:p text:style-name="P468">Эта инструкция записывается ключевым словом <text:span text:style-name="Source_20_Text"><text:span text:style-name="T1264">продолжить</text:span></text:span>. Она прерывает выполнение <text:span text:style-name="T1264">текущей итерации </text:span>цикла: инструкции в теле цикла, следующие после неё, не выполняются, и <text:span text:style-name="T1265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3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1">напоследок</text:span></text:span><text:span text:style-name="T1261"> </text:span>будут выполнены перед <text:span text:style-name="T1267">завершением итерации</text:span>.</text:p>
      <text:h text:style-name="Heading_20_1" text:outline-level="1"><text:span text:style-name="T1872">Встроенная б</text:span>иблиотека</text:h>
      <text:h text:style-name="P746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9">константы<text:line-break/> <text:s text:c="3"/>НС = ""№0Д№0А; // новая строка<text:line-break/> <text:s text:c="3"/><text:span text:style-name="T671">Таб = №09; <text:s text:c="4"/>// символ табуляции<text:line-break/> <text:s text:c="3"/></text:span><text:span text:style-name="T1335">ВК</text:span><text:span text:style-name="T671"> = №</text:span><text:span text:style-name="T1335">0Д</text:span><text:span text:style-name="T671">; <text:s text:c="5"/>// символ </text:span><text:span text:style-name="T1335">возврата каретки</text:span><text:span text:style-name="T671"><text:line-break/> <text:s text:c="3"/></text:span><text:span text:style-name="T1335">ПС</text:span><text:span text:style-name="T671"> = №</text:span><text:span text:style-name="T1335">0А</text:span><text:span text:style-name="T671">; <text:s text:c="5"/>// символ </text:span><text:span text:style-name="T1335">перевода строки</text:span><text:span text:style-name="T671"><text:line-break/> <text:s text:c="3"/></text:span><text:span text:style-name="T1334">КФ</text:span><text:span text:style-name="T671"> = </text:span><text:span text:style-name="T1331">№1А</text:span><text:span text:style-name="T671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89"/>
      <text:p text:style-name="Исходный_20_код"><text:span text:style-name="T677">константы</text:span><text:line-break/> <text:s text:c="3"/>МинЦелое <text:span text:style-name="T673">= -9223372036854775808; <text:s text:c="3"/>// </text:span><text:span text:style-name="T674">Минимальное значение целого числа</text:span><text:line-break/> <text:s text:c="3"/><text:span text:style-name="T672">максЦелое </text:span><text:span text:style-name="T674">= 9223372036854775807; <text:s text:c="3"/>// Максимальное значение целого числа</text:span><text:span text:style-name="T672"><text:line-break/> <text:s text:c="3"/>минДробное </text:span><text:span text:style-name="T674">= 2.2250738585072E-308; <text:s/>// Минимальное значение дробного числа</text:span><text:span text:style-name="T672"><text:line-break/> <text:s text:c="3"/>максДробное </text:span><text:span text:style-name="T674">= 1.79769313486232E308; // Максимальное значение дробного числа</text:span><text:span text:style-name="T672"><text:line-break/> <text:s text:c="3"/>Pi </text:span><text:span text:style-name="T674">= 3.14159265358979; <text:s text:c="13"/>// Значение числа Пи</text:span></text:p>
      <text:p text:style-name="Исходный_20_код"><text:span text:style-name="T675"><text:s text:c="4"/>Пи</text:span><text:span text:style-name="T672"> </text:span><text:span text:style-name="T674">= 3.14159265358979; <text:s text:c="13"/>// Значение числа Пи</text:span></text:p>
      <text:h text:style-name="Heading_20_3" text:outline-level="3"><text:span text:style-name="T1868">И</text:span>сключения</text:h>
      <text:p text:style-name="P477">В стандартной библиотеке Клаус<text:span text:style-name="T1920">а</text:span> определены следующие исключения:</text:p>
      <text:p text:style-name="P478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09">возникает при синтаксических ошибках.</text:span></text:p>
      <text:p text:style-name="P481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57" text:outline-level="3"><text:span text:style-name="T676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4">параметров</text:span><text:span text:style-name="T288"> простых типов. </text:span>Перед записью в поток значения <text:span text:style-name="T745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8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2">А</text:span></text:span>) или константу <text:span text:style-name="Source_20_Text"><text:span text:style-name="T768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799">поток</text:span><text:span text:style-name="T284"> </text:span><text:span text:style-name="T472">направлен на экран терминала</text:span><text:span text:style-name="T284">, но </text:span><text:span text:style-name="T1800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6">параметров</text:span><text:span text:style-name="T288"> простых типов. </text:span>Перед записью в поток значения <text:span text:style-name="T746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8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2">А</text:span></text:span><text:span text:style-name="T283">) или константу </text:span><text:span text:style-name="Source_20_Text"><text:span text:style-name="T804">НС</text:span></text:span><text:span text:style-name="T283">.</text:span></text:p>
      <text:h text:style-name="P852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67">в</text:span><text:span text:style-name="T292"> </text:span>арг0, арг1, арг2, ...): <text:span text:style-name="T304">целое;</text:span></text:p>
      <text:p text:style-name="P682">Читает значения переданных <text:span text:style-name="T747">параметров</text:span> из стандартного потока ввода <text:span text:style-name="T288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1">По умолчанию поток ввода принимает пользовательский ввод с клавиатуры. </text:span><text:span text:style-name="T1930">В этом случае</text:span><text:span text:style-name="T291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83"><text:span text:style-name="T1934">П</text:span><text:span text:style-name="T1931">оток ввода</text:span><text:span text:style-name="T291"> может быть переназначен </text:span><text:span text:style-name="T1931">на файл</text:span><text:span text:style-name="T291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xml:id="list1532397141" text:style-name="L17">
        <text:list-item>
          <text:p text:style-name="P914"><text:span text:style-name="T2">Символ:</text:span><text:span text:style-name="T430"> </text:span><text:span text:style-name="T1956">с</text:span><text:span text:style-name="T1939">читывает</text:span><text:span text:style-name="T431"> </text:span><text:span text:style-name="T1937">из потока ровно один символ и присваивает его переданному параметру</text:span><text:span text:style-name="T293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15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916"><text:span text:style-name="T38">Целое, Дробное, Момент, Логическое:</text:span> <text:span text:style-name="T1958">п</text:span><text:span text:style-name="T432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40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40">#0A</text:span></text:span><text:span text:style-name="Source_20_Text"><text:span text:style-name="T295">, </text:span></text:span><text:span text:style-name="Source_20_Text"><text:span text:style-name="T1940">#</text:span></text:span><text:span text:style-name="Source_20_Text"><text:span text:style-name="T294">20,</text:span></text:span><text:span text:style-name="T294"> </text:span><text:span text:style-name="Source_20_Text"><text:span text:style-name="T1940">#</text:span></text:span><text:span text:style-name="Source_20_Text"><text:span text:style-name="T295">09</text:span></text:span><text:span text:style-name="T294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2">считывает </text:span><text:span text:style-name="T1940">из потока </text:span><text:span text:style-name="T1960">все </text:span><text:span text:style-name="T1940">символы вплоть </text:span><text:span text:style-name="T432">до ближайшего </text:span><text:span text:style-name="T1940">разделителя — пробела, </text:span><text:span text:style-name="T432">табуляции,</text:span><text:span text:style-name="T1940"> </text:span><text:span text:style-name="T1943">окончания</text:span><text:span text:style-name="T1940"> строки </text:span><text:span text:style-name="T1944">или </text:span><text:soft-page-break/><text:span text:style-name="T1944">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86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49">ОшибкаКонвертации</text:span></text:span><text:span text:style-name="T296">, при ошибках чтения </text:span><text:span text:style-name="T1949">из файла </text:span><text:span text:style-name="T296">— исключение </text:span><text:span text:style-name="Source_20_Text"><text:span text:style-name="T849">ОшибкаВводаВывода</text:span></text:span><text:span text:style-name="T296">.</text:span></text:p>
      <text:p text:style-name="P198"><text:span text:style-name="T199">Примечание </text:span><text:span text:style-name="T201">1</text:span><text:span text:style-name="T199">:</text:span> <text:span text:style-name="T1952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8">параметра</text:span>, расположенных друг за другом — <text:span text:style-name="T299">сначала дату, затем время — и</text:span> <text:span text:style-name="T1972">суммировать</text:span> <text:span text:style-name="T311">полученные</text:span> значения.</text:p>
      <text:p text:style-name="P688"><text:span text:style-name="T199">Примечание 2:</text:span> <text:span text:style-name="T1952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89"><text:span text:style-name="T199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58" text:outline-level="3">Массивы</text:h>
      <text:h text:style-name="P853" text:outline-level="4">Конструкции есть() и нету()</text:h>
      <text:p text:style-name="P404"><text:span text:style-name="T1087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7">если есть(м[10]) </text:span><text:span text:style-name="T1088">то </text:span><text:span text:style-name="T1087">вывести("да");<text:line-break/> <text:s text:c="3"/>если нету(м[10]) </text:span><text:span text:style-name="T1088">то </text:span><text:span text:style-name="T1087">вывести("</text:span><text:span text:style-name="T1088">нет</text:span><text:span text:style-name="T1087">"); // </text:span><text:span text:style-name="T1088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6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<text:soft-page-break/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7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8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8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8">НеверныйИндекс</text:span></text:span>.</text:p>
      <text:h text:style-name="P856" text:outline-level="4">Процедура <text:span text:style-name="T1424">очистить</text:span>()</text:h>
      <text:p text:style-name="P509"><text:span text:style-name="T312">процедура</text:span> <text:span text:style-name="T1424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24">все </text:span><text:span text:style-name="T320">элементы из массива</text:span>.</text:p>
      <text:h text:style-name="P759" text:outline-level="3">Словари</text:h>
      <text:h text:style-name="P854" text:outline-level="4">Конструкции есть() и нету()</text:h>
      <text:p text:style-name="P405"><text:span text:style-name="T1087">переменная<text:line-break/> <text:s text:c="3"/></text:span><text:span text:style-name="T1089">сл</text:span><text:span text:style-name="T1087">: </text:span><text:span text:style-name="T1089">словарь</text:span><text:span text:style-name="T1087"> целых </text:span><text:span text:style-name="T1089">ключ строка</text:span><text:span text:style-name="T1087">;<text:line-break/>н</text:span>ачало<text:line-break/> <text:s text:c="3"/><text:span text:style-name="T1090">сл["первый"] := 10;</text:span><text:line-break/> <text:s text:c="3"/><text:span text:style-name="T1087">если есть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да"); <text:s/>// </text:span><text:span text:style-name="T1088">будет выведено "</text:span><text:span text:style-name="T1090">да</text:span><text:span text:style-name="T1088">"</text:span><text:span text:style-name="T1087"><text:line-break/> <text:s text:c="3"/>если нету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</text:span><text:span text:style-name="T1088">нет</text:span><text:span text:style-name="T1087">");</text:span><text:line-break/>окончание;</text:p>
      <text:p text:style-name="Text_20_body"><text:span text:style-name="T1088">Эти конструкции выглядят как функции, но фактически ими не являются. Конструкция </text:span><text:span text:style-name="Source_20_Text"><text:span text:style-name="T1088">есть()</text:span></text:span><text:span text:style-name="T1088"> имеет истинное значение, если существует указанный в скобках элемент </text:span><text:span text:style-name="T1091">словаря</text:span><text:span text:style-name="T1088"> — т.е., если </text:span><text:span text:style-name="T1091">в словаре есть </text:span><text:span text:style-name="T1088">указанный </text:span><text:span text:style-name="T1091">ключ</text:span><text:span text:style-name="T1088">. Конструкция </text:span><text:span text:style-name="Source_20_Text"><text:span text:style-name="T1088">нету()</text:span></text:span><text:span text:style-name="T1088"> имеет истинное значение в противоположном случае.</text:span></text:p>
      <text:h text:style-name="P857" text:outline-level="4"><text:soft-page-break/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58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19">ключ</text:span></text:span>. <text:span text:style-name="T330">Если передано </text:span><text:span text:style-name="Source_20_Text"><text:span text:style-name="T819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58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сл[ключ] := значение;</text:p>
      <text:h text:style-name="P858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20">НеверныйКлюч</text:span></text:span><text:span text:style-name="T342">.</text:span></text:p>
      <text:h text:style-name="P859" text:outline-level="4">Процедура <text:span text:style-name="T1425">очистить</text:span>()</text:h>
      <text:p text:style-name="P510"><text:span text:style-name="T312">процедура</text:span> <text:span text:style-name="T1425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62" text:outline-level="3">Числа</text:h>
      <text:h text:style-name="P860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61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<text:soft-page-break/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62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8">НеверноеЧисло</text:span></text:span>.</text:p>
      <text:h text:style-name="P863" text:outline-level="4">Функци<text:span text:style-name="T441">я</text:span> <text:span text:style-name="T1924">окр</text:span>()</text:h>
      <text:p text:style-name="P681">функция <text:span text:style-name="T1924">окр</text:span><text:span text:style-name="T437">(</text:span><text:span text:style-name="T442">вх </text:span><text:span text:style-name="T437">число: дробное; </text:span><text:span text:style-name="T1924">вх знаков: целое</text:span><text:span text:style-name="T437">)</text:span>: <text:span text:style-name="T446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63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64" text:outline-level="4"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Возвращает синус переданного числа.</text:p>
      <text:h text:style-name="P865" text:outline-level="4">Функция <text:span text:style-name="T449">cos</text:span>()</text:h>
      <text:p text:style-name="P163">функция <text:span text:style-name="T449">cos</text:span>(<text:span text:style-name="T1879">вх </text:span>число: дробное): дробное;</text:p>
      <text:p text:style-name="P168">Возвращает <text:span text:style-name="T449">ко</text:span>синус переданного числа.</text:p>
      <text:h text:style-name="P866" text:outline-level="4">Функция <text:span text:style-name="T450">tg</text:span>()</text:h>
      <text:p text:style-name="P164">функция <text:span text:style-name="T450">tg</text:span>(<text:span text:style-name="T1879">вх </text:span>число: дробное): дробное;</text:p>
      <text:p text:style-name="P169">Возвращает <text:span text:style-name="T450">тангенс</text:span> переданного числа.</text:p>
      <text:h text:style-name="P867" text:outline-level="4">Функция <text:span text:style-name="T451">arc</text:span>sin()</text:h>
      <text:p text:style-name="P165">функция <text:span text:style-name="T451">arc</text:span>sin(<text:span text:style-name="T1880">вх </text:span>число: дробное): дробное;</text:p>
      <text:p text:style-name="P170"><text:soft-page-break/>Возвращает <text:span text:style-name="T451">арк</text:span>синус переданного числа.</text:p>
      <text:h text:style-name="P867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81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67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81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68" text:outline-level="4">Функция <text:span text:style-name="T452">ln</text:span>()</text:h>
      <text:p text:style-name="P166">функция <text:span text:style-name="T452">ln</text:span>(<text:span text:style-name="T1882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68" text:outline-level="4">Функция <text:span text:style-name="T452">exp</text:span>()</text:h>
      <text:p text:style-name="P166">функция <text:span text:style-name="T452">exp</text:span>(<text:span text:style-name="T1882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69" text:outline-level="4">Функция <text:span text:style-name="T521">случайное</text:span>()</text:h>
      <text:p text:style-name="P199">функция <text:span text:style-name="T521">случайное</text:span>(<text:span text:style-name="T1883">вх </text:span><text:span text:style-name="T521">макс</text:span>: <text:span text:style-name="T521">целое</text:span>): <text:span text:style-name="T521">целое</text:span>;</text:p>
      <text:p text:style-name="P200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3">псевдо</text:span><text:span text:style-name="T526">случайных чисел инициализируется при первом обращении к функции.</text:span></text:p>
      <text:h text:style-name="P760" text:outline-level="3">Моменты</text:h>
      <text:h text:style-name="Heading_20_4" text:outline-level="4">Функци<text:span text:style-name="T940">я</text:span> дата()</text:h>
      <text:p text:style-name="P332">функция дата<text:span text:style-name="T1411">()</text:span>: момент;<text:line-break/><text:span text:style-name="T928">функция дата(</text:span><text:span text:style-name="T1884">вх </text:span><text:span text:style-name="T928">м: момент): момент;</text:span></text:p>
      <text:p text:style-name="P97">Возвращает значение <text:span text:style-name="T930">переданного момента</text:span> с <text:span text:style-name="T930">обнулённ</text:span><text:span text:style-name="T932">ым временем</text:span> — <text:span text:style-name="T931">т. е., только </text:span><text:span text:style-name="T932">дату</text:span>. <text:span text:style-name="T930">Если параметр не передан, возвращает текущ</text:span><text:span text:style-name="T932">ую дату</text:span><text:span text:style-name="T930">.</text:span></text:p>
      <text:h text:style-name="Heading_20_4" text:outline-level="4">Функция время()</text:h>
      <text:p text:style-name="P94">функция <text:span text:style-name="T325">время</text:span><text:span text:style-name="T1412">()</text:span>: момент;<text:line-break/>функция <text:span text:style-name="T929">время</text:span>(<text:span text:style-name="T1884">вх </text:span>м: момент): момент;</text:p>
      <text:p text:style-name="P93">Возвращает значение <text:span text:style-name="T930">переданного момента</text:span> с <text:span text:style-name="T930">обнулённой</text:span> датой — <text:span text:style-name="T931">т. е., только время</text:span>. <text:span text:style-name="T930">Если параметр не передан, возвращает текущ</text:span><text:span text:style-name="T931">ее время</text:span><text:span text:style-name="T930">.</text:span></text:p>
      <text:h text:style-name="Heading_20_4" text:outline-level="4"><text:soft-page-break/>Функция сейчас()</text:h>
      <text:p text:style-name="P99">функция <text:span text:style-name="T326">сейчас</text:span><text:span text:style-name="T1413">()</text:span>: момент;</text:p>
      <text:p text:style-name="P98">Возвращает значение те<text:span text:style-name="T854">ку</text:span>щего момента — дату и время.</text:p>
      <text:h text:style-name="P761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73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1">Не</text:span></text:span><text:span text:style-name="Source_20_Text"><text:span text:style-name="T822">верный</text:span></text:span><text:span text:style-name="Source_20_Text"><text:span text:style-name="T821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55" text:outline-level="4">Конструкции есть() и нету()</text:h>
      <text:p text:style-name="P676"><text:span text:style-name="T1087">переменная<text:line-break/> <text:s text:c="3"/></text:span><text:span text:style-name="T1887">с</text:span><text:span text:style-name="T1087">: </text:span><text:span text:style-name="T1887">строка</text:span><text:span text:style-name="T1087">;<text:line-break/>н</text:span>ачало<text:line-break/> <text:s text:c="3"/><text:span text:style-name="T1887">с := "АБВГ"</text:span><text:span text:style-name="T1780">;</text:span><text:line-break/> <text:s text:c="3"/><text:span text:style-name="T1087">если </text:span><text:span text:style-name="T1901">нету</text:span><text:span text:style-name="T1087">(</text:span><text:span text:style-name="T1887">с</text:span><text:span text:style-name="T1087">[10]) </text:span><text:span text:style-name="T1088">то </text:span><text:span text:style-name="T1087">вывести("</text:span><text:span text:style-name="T1901">нет</text:span><text:span text:style-name="T1087">"); // </text:span><text:span text:style-name="T1887">индекс за пределами длины строки</text:span><text:span text:style-name="T1087"><text:line-break/> <text:s text:c="3"/>если </text:span><text:span text:style-name="T1901">нету</text:span><text:span text:style-name="T1087">(</text:span><text:span text:style-name="T1887">с</text:span><text:span text:style-name="T1087">[</text:span><text:span text:style-name="T1887">3</text:span><text:span text:style-name="T1087">]) </text:span><text:span text:style-name="T1088">то </text:span><text:span text:style-name="T1087">вывести("</text:span><text:span text:style-name="T1901">нет</text:span><text:span text:style-name="T1087">"); <text:s/>// </text:span><text:span text:style-name="T1887">индекс не указывает на начало символа</text:span><text:line-break/><text:span text:style-name="T1087"> <text:s text:c="3"/>если </text:span><text:span text:style-name="T1887">есть</text:span><text:span text:style-name="T1087">(</text:span><text:span text:style-name="T1887">с</text:span><text:span text:style-name="T1087">[</text:span><text:span text:style-name="T1887">4</text:span><text:span text:style-name="T1087">]) </text:span><text:span text:style-name="T1088">то </text:span><text:span text:style-name="T1087">вывести("</text:span><text:span text:style-name="T1887">да</text:span><text:span text:style-name="T1087">"); <text:s text:c="2"/>// </text:span><text:span text:style-name="T1887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70" text:outline-level="4"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2">ов</text:span>.</text:p>
      <text:p text:style-name="P18">Если передан параметр <text:span text:style-name="Source_20_Text"><text:span text:style-name="T81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3">ов</text:span>, не оказался разбит на части — <text:span text:style-name="T154">иначе</text:span> возникнет ошибка <text:span text:style-name="Source_20_Text"><text:span text:style-name="T768">НеверныйСимвол</text:span></text:span><text:span text:style-name="T161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71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3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4">НеверныйСимвол</text:span></text:span><text:span text:style-name="T125">.</text:span></text:p>
      <text:p text:style-name="P672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8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5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8">В параметре <text:span text:style-name="Source_20_Text"><text:span text:style-name="T76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7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8">индекс</text:span></text:span><text:span text:style-name="T133"> и </text:span><text:span text:style-name="Source_20_Text"><text:span text:style-name="T828">максЦелое</text:span></text:span><text:span text:style-name="T133"> в параметре </text:span><text:span text:style-name="Source_20_Text"><text:span text:style-name="T828">кво</text:span></text:span><text:span text:style-name="T133">.</text:span></text:p>
      <text:h text:style-name="P874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5">индекс</text:span></text:span>. <text:span text:style-name="T138">Для получения позиции последнего символа в строке в параметре </text:span><text:span text:style-name="Source_20_Text"><text:span text:style-name="T829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</text:span><text:soft-page-break/><text:span text:style-name="T139">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9">В параметре <text:span text:style-name="Source_20_Text"><text:span text:style-name="T768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7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30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8">индекс</text:span></text:span><text:span text:style-name="T133"> и </text:span><text:span text:style-name="Source_20_Text"><text:span text:style-name="T828">кво</text:span></text:span><text:span text:style-name="T133">.</text:span></text:p>
      <text:p text:style-name="P36"><text:span text:style-name="T199">Примечание:</text:span> для <text:span text:style-name="T855">строки из </text:span>многобайтовых символов функция <text:span text:style-name="Source_20_Text"><text:span text:style-name="T768">след()</text:span></text:span> работает быстрее, чем <text:span text:style-name="Source_20_Text"><text:span text:style-name="T768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35">Если параметр <text:span text:style-name="Source_20_Text"><text:span text:style-name="T768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1">размер</text:span></text:span><text:span text:style-name="T146"> должен иметь такое значение, чтобы 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4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6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8">стр2</text:span></text:span> в конец строки <text:span text:style-name="Source_20_Text"><text:span text:style-name="T768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8">подстр</text:span></text:span> в указанную позицию строки <text:span text:style-name="Source_20_Text"><text:span text:style-name="T768">стр</text:span></text:span>, <text:span text:style-name="T165">так что символы из строки </text:span><text:span text:style-name="Source_20_Text"><text:span text:style-name="T832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2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2">индекс</text:span></text:span><text:span text:style-name="T165">. П</text:span>ри этом длина строки <text:span text:style-name="Source_20_Text"><text:span text:style-name="T768">стр</text:span></text:span> увеличивается на длину строки <text:span text:style-name="Source_20_Text"><text:span text:style-name="T768">подстр</text:span></text:span>.</text:p>
      <text:p text:style-name="P33"><text:span text:style-name="T167">Если переданный </text:span><text:span text:style-name="Source_20_Text"><text:span text:style-name="T833">индекс</text:span></text:span><text:span text:style-name="T167"> больше или равен длине </text:span><text:span text:style-name="Source_20_Text"><text:span text:style-name="T834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5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40"><text:soft-page-break/>Если строка содержит меньше <text:span text:style-name="T188">байт</text:span><text:span text:style-name="T906">ов</text:span> справа от индекса, чем передано в параметре <text:span text:style-name="Source_20_Text"><text:span text:style-name="T768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7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8">стр1</text:span></text:span><text:span text:style-name="T168"> </text:span>байты из <text:span text:style-name="Source_20_Text"><text:span text:style-name="T768">стр2</text:span></text:span>.</text:p>
      <text:p text:style-name="P41"><text:span text:style-name="T196">Из </text:span><text:span text:style-name="Source_20_Text"><text:span text:style-name="T835">стр2</text:span></text:span><text:span text:style-name="T196"> копируется </text:span><text:span text:style-name="T197">указанное </text:span><text:span text:style-name="Source_20_Text"><text:span text:style-name="T835">число</text:span></text:span><text:span text:style-name="T196"> байт</text:span><text:span text:style-name="T908">ов</text:span><text:span text:style-name="T196">, начиная от </text:span><text:span text:style-name="Source_20_Text"><text:span text:style-name="T835">индекс2</text:span></text:span><text:span text:style-name="T196">, включительно; </text:span><text:span text:style-name="T197">эти байты размещаются в </text:span><text:span text:style-name="Source_20_Text"><text:span text:style-name="T836">стр1</text:span></text:span><text:span text:style-name="T171">,</text:span><text:span text:style-name="T197"> начиная от </text:span><text:span text:style-name="Source_20_Text"><text:span text:style-name="T836">индекс</text:span></text:span><text:span text:style-name="T197">, и заменяют собой байты, которые раньше находились в </text:span><text:span text:style-name="Source_20_Text"><text:span text:style-name="T836">стр1</text:span></text:span><text:span text:style-name="T197"> в этих позициях. Если длины </text:span><text:span text:style-name="Source_20_Text"><text:span text:style-name="T836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8">число</text:span></text:span>, то копируются все байты от <text:span text:style-name="Source_20_Text"><text:span text:style-name="T768">индекс2</text:span></text:span> до конца <text:span text:style-name="Source_20_Text"><text:span text:style-name="T768">стр2</text:span></text:span>. Если не передан <text:span text:style-name="Source_20_Text"><text:span text:style-name="T768">индекс2</text:span></text:span>, то копируется вся <text:span text:style-name="Source_20_Text"><text:span text:style-name="T768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8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8">что</text:span></text:span> в строке <text:span text:style-name="Source_20_Text"><text:span text:style-name="T768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7">начИдкс</text:span></text:span><text:span text:style-name="T218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8">учтРегистр</text:span></text:span> передано <text:span text:style-name="Source_20_Text"><text:span text:style-name="T768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75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8">число</text:span></text:span> байт<text:span text:style-name="T909">ов</text:span>, начиная с переданного индекса, на байты из строки <text:span text:style-name="Source_20_Text"><text:span text:style-name="T768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8">индекс</text:span></text:span> и <text:span text:style-name="Source_20_Text"><text:span text:style-name="T76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8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8">Символы в апострофах <text:span text:style-name="T857">должны быть указаны</text:span> в шаблон<text:span text:style-name="T856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8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80" text:outline-level="5"><text:soft-page-break/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8">hh</text:span><text:span text:style-name="T269">:</text:span><text:span text:style-name="T858">mm</text:span><text:span text:style-name="T269">:</text:span><text:span text:style-name="T858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0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4"/>
      <text:p text:style-name="P174"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4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<text:soft-page-break/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72" text:outline-level="4"><text:span text:style-name="T157">Функция </text:span><text:span text:style-name="T933">загл</text:span>()</text:h>
      <text:p text:style-name="P333">функция <text:span text:style-name="T933">загл</text:span>(вх стр: строка): <text:span text:style-name="T933">строка</text:span>;</text:p>
      <text:p text:style-name="P24"><text:span text:style-name="T934">Возвращает строку, в которой все строчные буквы заменены на прописные</text:span>.</text:p>
      <text:h text:style-name="P873" text:outline-level="4"><text:span text:style-name="T157">Функция </text:span><text:span text:style-name="T934">строч</text:span>()</text:h>
      <text:p text:style-name="P324">функция <text:span text:style-name="T934">строч</text:span>(вх стр: строка): <text:span text:style-name="T933">строка</text:span>;</text:p>
      <text:p text:style-name="P25"><text:span text:style-name="T934">Возвращает строку, в которой все прописные буквы заменены на строчные</text:span>.</text:p>
      <text:h text:style-name="P761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63" text:outline-level="3">Разное</text:h>
      <text:h text:style-name="P876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5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5">пусто</text:span></text:span><text:span text:style-name="T935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77" text:outline-level="4"><text:soft-page-break/><text:span text:style-name="T2011">Функция</text:span> <text:span text:style-name="T2011">имя_программы</text:span><text:span text:style-name="T453">()</text:span></text:h>
      <text:p text:style-name="P700"><text:span text:style-name="T2011">функция</text:span> <text:span text:style-name="T2011">имя_программы</text:span>(): <text:span text:style-name="T2011">строка</text:span>;</text:p>
      <text:p text:style-name="P702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77" text:outline-level="4"><text:span text:style-name="T2011">Функция</text:span> <text:span text:style-name="T2011">имя_практикума</text:span><text:span text:style-name="T453">()</text:span></text:h>
      <text:p text:style-name="P700"><text:span text:style-name="T2011">функция</text:span> <text:span text:style-name="T2011">имя_практикума</text:span>(): <text:span text:style-name="T2011">строка</text:span>;</text:p>
      <text:p text:style-name="P702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47" text:outline-level="2"><text:span text:style-name="T1863">Терм</text:span><text:span text:style-name="T1869">инал</text:span><text:span text:style-name="T1863"> — у</text:span><text:span text:style-name="T504">правление</text:span><text:span text:style-name="T1862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4">Эти функции могут не работать или о</text:span><text:span text:style-name="T485">собенности </text:span><text:span text:style-name="T734">их </text:span><text:span text:style-name="T485">работы могут </text:span><text:span text:style-name="T735">раз</text:span><text:span text:style-name="T485">личаться в зависимости от реализации терминала, используемого для запуска программы.</text:span></text:p>
      <text:h text:style-name="P764" text:outline-level="3">Константы</text:h>
      <text:p text:style-name="P299"><text:span text:style-name="T751">к</text:span><text:span text:style-name="T732">онстанты<text:line-break/> <text:s text:c="3"/>// </text:span><text:span text:style-name="T750">Идентификаторы стандартных потоков<text:line-break/> <text:s text:c="3"/></text:span><text:span text:style-name="T752">идС</text:span><text:span text:style-name="T750">тдВывод = 1;<text:line-break/> <text:s text:c="3"/></text:span><text:span text:style-name="T752">идС</text:span><text:span text:style-name="T750">тдСообщ = 2;</text:span><text:span text:style-name="T732"><text:line-break/> <text:s text:c="3"/>// </text:span><text:span text:style-name="T749">Режимы терминала<text:line-break/> <text:s text:c="3"/>трКанон = нет;<text:line-break/> <text:s text:c="3"/>трСквозной = да;</text:span></text:p>
      <text:p text:style-name="P299"><text:span text:style-name="T751">константы</text:span><text:span text:style-name="T749"><text:line-break/></text:span> <text:s text:c="3"/>// <text:span text:style-name="T749">Стили шрифта</text:span><text:line-break/> <text:s text:c="3"/><text:span text:style-name="T732">стшЖирный <text:s/>= </text:span>1; // жирный шрифт<text:line-break/> <text:s text:c="3"/><text:span text:style-name="T732">стшКурсив <text:s/>= </text:span>2; // курсив<text:line-break/> <text:s text:c="3"/><text:span text:style-name="T732">стшПодчерк = </text:span>4; // одинарное подчёркивание<text:line-break/> <text:s text:c="3"/><text:span text:style-name="T732">стшЗачерк <text:s/>= </text:span>8; // <text:span text:style-name="T733">за</text:span>чёркнутый текст</text:p>
      <text:h text:style-name="P765" text:outline-level="3">Процедура <text:span text:style-name="T1870">режимТ</text:span><text:span text:style-name="T502">ерминал</text:span><text:span text:style-name="T1870">а</text:span><text:span text:style-name="T487">()</text:span></text:h>
      <text:p text:style-name="P196"><text:span text:style-name="T473">процедура </text:span><text:span text:style-name="T1870">режимТ</text:span><text:span text:style-name="T502">ерминал</text:span><text:span text:style-name="T1870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6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6"><text:span text:style-name="T502">Параметр </text:span><text:span text:style-name="Source_20_Text"><text:span text:style-name="T848">поток</text:span></text:span><text:span text:style-name="T502"> может иметь одно из двух значений: </text:span><text:span text:style-name="Source_20_Text"><text:span text:style-name="T807">идСтдВывод</text:span></text:span><text:span text:style-name="T502"> — стандартный поток вывода, </text:span><text:span text:style-name="Source_20_Text"><text:span text:style-name="T807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7">Если параметр <text:span text:style-name="Source_20_Text"><text:span text:style-name="T768">сквозной</text:span></text:span> имеет значение <text:span text:style-name="Source_20_Text"><text:span text:style-name="T80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65" text:outline-level="3"><text:soft-page-break/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5">Устанавливает размер<text:span text:style-name="T497">ы</text:span> окна терминала. <text:span text:style-name="T498">Параметр </text:span><text:span text:style-name="Source_20_Text"><text:span text:style-name="T809">горз</text:span></text:span><text:span text:style-name="T498"> означает количество символов по горизонтали, а параметр </text:span><text:span text:style-name="Source_20_Text"><text:span text:style-name="T809">верт</text:span></text:span><text:span text:style-name="T498"> — количество строк по вертикали.</text:span></text:p>
      <text:h text:style-name="P766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05">()</text:span>;</text:p>
      <text:p text:style-name="Text_20_body">Очищает <text:span text:style-name="T485">экран, </text:span><text:span text:style-name="T1421">используя установленный цвет шрифта и фона</text:span><text:span text:style-name="T485">.</text:span></text:p>
      <text:h text:style-name="Heading_20_3" text:outline-level="3"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5">Очищает указанную часть строки <text:span text:style-name="T1801">от</text:span> позиции курсора, <text:span text:style-name="T486">используя установленный цвет </text:span><text:span text:style-name="T1421">шрифта и </text:span><text:span text:style-name="T486">фона</text:span>. Если переданное значение <text:span text:style-name="Source_20_Text"><text:span text:style-name="T768">где</text:span></text:span> отрицательно, очищает строку слева от курсора, включая позицию курсора. Если <text:span text:style-name="Source_20_Text"><text:span text:style-name="T76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67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69" text:outline-level="3">Процедура курсорГорз()</text:h>
      <text:p text:style-name="P193">процедура курсор<text:span text:style-name="T479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72" text:outline-level="3">Процедура курсорВерт()</text:h>
      <text:p text:style-name="P193">процедура курсор<text:span text:style-name="T479">Верт</text:span>(вх верт: целое);</text:p>
      <text:p text:style-name="P182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68" text:outline-level="3">Процедура <text:span text:style-name="T1401">подвинутьК</text:span>урсор()</text:h>
      <text:p text:style-name="P503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8">.</text:span></text:p>
      <text:h text:style-name="P770" text:outline-level="3"><text:soft-page-break/>Процедура <text:span text:style-name="T1397">запомнитьКурсор</text:span>()</text:h>
      <text:p text:style-name="P501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71" text:outline-level="3">Процедура <text:span text:style-name="T1399">вернуть</text:span><text:span text:style-name="T1397">Курсор</text:span>()</text:h>
      <text:p text:style-name="P502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73" text:outline-level="3">Процедура скрытьКурсор()</text:h>
      <text:p text:style-name="P193">процедура <text:span text:style-name="T478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74" text:outline-level="3">Процедура показатьКурсор()</text:h>
      <text:p text:style-name="P194">процедура <text:span text:style-name="T478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8">цвет</text:span></text:span> может принимать значения от 0 до 255 и обозначает номер <text:span text:style-name="T1802">цвета </text:span><text:span text:style-name="T491">в 256-цветной палитре xTerm.</text:span></text:p>
      <text:h text:style-name="P775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7">Устанавливает цвет <text:span text:style-name="T492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8">цвет</text:span></text:span> может принимать значения от 0 до 255 и обозначает номер <text:span text:style-name="T1803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8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5">сбросить</text:span>Атрибуты()</text:h>
      <text:p text:style-name="P195">процедура <text:span text:style-name="T496">сбросить</text:span><text:span text:style-name="T484">А</text:span><text:span text:style-name="T483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4">Параметры </text:span><text:span text:style-name="Source_20_Text"><text:span text:style-name="T810">кр</text:span></text:span><text:span text:style-name="T494">, </text:span><text:span text:style-name="Source_20_Text"><text:span text:style-name="T810">зел</text:span></text:span><text:span text:style-name="T494"> и </text:span><text:span text:style-name="Source_20_Text"><text:span text:style-name="T810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76" text:outline-level="3">Функция прочестьСимвол()</text:h>
      <text:p text:style-name="P653">функция прочестьСимвол<text:span text:style-name="T1408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5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76" text:outline-level="3">Функция есть<text:span text:style-name="T578">Символ</text:span>()</text:h>
      <text:p text:style-name="P653">функция есть<text:span text:style-name="T578">Символ</text:span><text:span text:style-name="T1409">()</text:span>: логическое;</text:p>
      <text:p text:style-name="P664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6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48" text:outline-level="2"><text:soft-page-break/><text:span text:style-name="T1864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77" text:outline-level="3">Типы</text:h>
      <text:p text:style-name="P355">тип<text:line-break/> <text:s text:c="3"/>// <text:span text:style-name="T972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2">= структура<text:line-break/> <text:s text:c="7"/>имя: строка; <text:s text:c="4"/>// </text:span><text:span text:style-name="T973">имя файла</text:span><text:span text:style-name="T972"><text:line-break/> <text:s text:c="7"/>размер: целое; <text:s text:c="2"/>// </text:span><text:span text:style-name="T973">размер в байтах</text:span><text:span text:style-name="T972"><text:line-break/> <text:s text:c="7"/>атрибуты: целое; // </text:span><text:span text:style-name="T973">атрибуты, объединённые побитовым ИЛИ</text:span><text:span text:style-name="T972"><text:line-break/> <text:s text:c="7"/>возраст: момент; // </text:span><text:span text:style-name="T973">дата и время последней модификации</text:span><text:span text:style-name="T972"><text:line-break/> <text:s text:c="3"/>конец;</text:span></text:p>
      <text:h text:style-name="Heading_20_3" text:outline-level="3">Константы</text:h>
      <text:p text:style-name="P276"><text:span text:style-name="T682">к</text:span><text:span text:style-name="T678">онстанты<text:line-break/> <text:s text:c="3"/>// </text:span><text:span text:style-name="T697">типы</text:span><text:span text:style-name="T681"> файлов</text:span><text:span text:style-name="T678"><text:line-break/> <text:s text:c="3"/></text:span><text:span text:style-name="T680">ф</text:span><text:span text:style-name="T704">т</text:span><text:span text:style-name="T680">Текст <text:s text:c="3"/>= 0; // </text:span><text:span text:style-name="T681">текстовый файл</text:span><text:span text:style-name="T680"><text:line-break/> <text:s text:c="3"/>ф</text:span><text:span text:style-name="T704">т</text:span><text:span text:style-name="T680">Двоичный = 1; // </text:span><text:span text:style-name="T681">файл с произвольным форматом данных</text:span></text:p>
      <text:p text:style-name="P276"/>
      <text:p text:style-name="P354"><text:span text:style-name="T683">константы<text:line-break/></text:span><text:span text:style-name="T681"> <text:s text:c="3"/>// режим</text:span><text:span text:style-name="T1444">ы</text:span><text:span text:style-name="T681"> </text:span><text:span text:style-name="T970">открытия файла</text:span><text:line-break/> <text:s text:c="3"/>ф<text:span text:style-name="T711">р</text:span><text:span text:style-name="T710">д</text:span>Чтение <text:s text:c="3"/><text:span text:style-name="T678">= </text:span><text:span text:style-name="T708">$0</text:span><text:span text:style-name="T705">1</text:span><text:span text:style-name="T678">; // </text:span><text:span text:style-name="T705">разрешить чтение файла</text:span><text:line-break/> <text:s text:c="3"/>ф<text:span text:style-name="T711">р</text:span><text:span text:style-name="T710">д</text:span>Запись <text:s text:c="3"/><text:span text:style-name="T678">= </text:span><text:span text:style-name="T708">$0</text:span><text:span text:style-name="T705">2</text:span><text:span text:style-name="T678">; // </text:span><text:span text:style-name="T705">разрешить запись в файл</text:span></text:p>
      <text:p text:style-name="P354"/>
      <text:p text:style-name="P354"><text:span text:style-name="T683">константы<text:line-break/></text:span><text:span text:style-name="T681"> <text:s text:c="3"/>// режим</text:span><text:span text:style-name="T1444">ы</text:span><text:span text:style-name="T681"> совместного доступа к файлу<text:line-break/></text:span> <text:s text:c="3"/>ф<text:span text:style-name="T709">с</text:span><text:span text:style-name="T705">дИсключить</text:span> <text:span text:style-name="T678">= </text:span><text:span text:style-name="T708">$1</text:span><text:span text:style-name="T678">0; // </text:span><text:span text:style-name="T681">закрыть другим процессам доступ к файлу</text:span><text:line-break/> <text:s text:c="3"/>ф<text:span text:style-name="T709">с</text:span><text:span text:style-name="T705">д</text:span>Чтение <text:s text:c="3"/><text:span text:style-name="T678">= </text:span><text:span text:style-name="T708">$20</text:span><text:span text:style-name="T678">; // </text:span><text:span text:style-name="T681">разрешить другим процессам чтение файла</text:span><text:line-break/> <text:s text:c="3"/>ф<text:span text:style-name="T709">с</text:span><text:span text:style-name="T706">д</text:span>Любой <text:s text:c="4"/><text:span text:style-name="T678">= </text:span><text:span text:style-name="T708">$40</text:span><text:span text:style-name="T678">; // </text:span><text:span text:style-name="T681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7">п</text:span>ОтНачала <text:s text:c="4"/>= 0; // <text:span text:style-name="T684">считая от начала файла</text:span><text:line-break/> <text:s text:c="3"/>ф<text:span text:style-name="T707">п</text:span>ОтКонца <text:s text:c="5"/>= 1; // <text:span text:style-name="T684">считая от конца файла</text:span><text:line-break/> <text:s text:c="3"/>ф<text:span text:style-name="T707">п</text:span>Относительно = 2; // <text:span text:style-name="T684">считая от текущей позиции в файле</text:span></text:p>
      <text:p text:style-name="P277"/>
      <text:p text:style-name="P278">константы<text:line-break/> <text:s text:c="3"/>// <text:span text:style-name="T960">атрибуты файлов</text:span><text:line-break/> <text:s text:c="3"/><text:span text:style-name="T961">фаТолькоЧтение</text:span> = $00000001;</text:p>
      <text:p text:style-name="P278"><text:s text:c="4"/><text:span text:style-name="T961">фаСкрытый</text:span> <text:s text:c="5"/>= $00000002;</text:p>
      <text:p text:style-name="P278"><text:s text:c="4"/><text:span text:style-name="T961">фаСистемный</text:span> <text:s text:c="3"/>= $00000004;</text:p>
      <text:p text:style-name="P278"><text:s text:c="4"/><text:span text:style-name="T961">фаМеткаТома</text:span> <text:s text:c="3"/>= $00000008;</text:p>
      <text:p text:style-name="P278"><text:s text:c="4"/><text:span text:style-name="T961">фаКаталог</text:span> <text:s text:c="5"/>= $00000010;</text:p>
      <text:p text:style-name="P278"><text:s text:c="4"/><text:span text:style-name="T961">фаАрхивный</text:span> <text:s text:c="4"/>= $00000020;</text:p>
      <text:p text:style-name="P278"><text:s text:c="4"/><text:span text:style-name="T961">фаНормальный</text:span> <text:s text:c="2"/>= $00000080;</text:p>
      <text:p text:style-name="P278"><text:s text:c="4"/><text:span text:style-name="T961">фаВременный</text:span> <text:s text:c="3"/>= $00000100;</text:p>
      <text:p text:style-name="P278"><text:s text:c="4"/><text:span text:style-name="T961">фаСимвСсылка</text:span> <text:s text:c="2"/>= $00000400;</text:p>
      <text:p text:style-name="P278"><text:s text:c="4"/><text:span text:style-name="T961">фаСжатый</text:span> <text:s text:c="6"/>= $00000800;</text:p>
      <text:p text:style-name="P278"><text:s text:c="4"/><text:span text:style-name="T961">фаШифрованный</text:span> <text:s/>= $00004000;</text:p>
      <text:p text:style-name="P278"><text:s text:c="4"/><text:span text:style-name="T961">фаВиртуальный</text:span> <text:s/>= $00010000;</text:p>
      <text:h text:style-name="P778" text:outline-level="3"><text:soft-page-break/><text:span text:style-name="T699">Ф</text:span>ункция <text:span text:style-name="T679">файл</text:span><text:span text:style-name="T701">Создать</text:span>()</text:h>
      <text:p text:style-name="P285">функция файл<text:span text:style-name="T703">Создать</text:span>(вх <text:span text:style-name="T698">типФайла</text:span>: целое; вх <text:span text:style-name="T2026">путь</text:span>: строка; вх <text:span text:style-name="T702">режим</text:span>: целое): <text:span text:style-name="T685">объект</text:span>;</text:p>
      <text:p text:style-name="P290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8">ОшибкаВводаВывода</text:span></text:span>.</text:p>
      <text:p text:style-name="P296">Параметр <text:span text:style-name="Source_20_Text"><text:span text:style-name="T768">тип</text:span></text:span><text:span text:style-name="Source_20_Text"><text:span text:style-name="T811">Файла</text:span></text:span> означает тип данных создаваемого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8">Параметр <text:span text:style-name="Source_20_Text"><text:span text:style-name="T76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8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59">Успешно с</text:span>озданный файл должен быть закрыт вызовом <text:span text:style-name="T1432">процедуры</text:span> <text:span text:style-name="Source_20_Text"><text:span text:style-name="T768">файлЗакрыть()</text:span></text:span>.</text:p>
      <text:h text:style-name="P779" text:outline-level="3"><text:span text:style-name="T699">Ф</text:span>ункция <text:span text:style-name="T679">файлОткрыть</text:span>()</text:h>
      <text:p text:style-name="P300">функция файлОткрыть(вх <text:span text:style-name="T698">типФайла</text:span>: целое; вх <text:span text:style-name="T2051">путь</text:span>: строка; вх р<text:span text:style-name="T695">е</text:span>ж<text:span text:style-name="T696">им</text:span>: целое): <text:span text:style-name="T685">объект</text:span>;</text:p>
      <text:p text:style-name="P291">Открывает существующий файл с указанным именем <text:span text:style-name="T862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8">ОшибкаВводаВывода</text:span></text:span>.</text:p>
      <text:p text:style-name="P297">Параметр <text:span text:style-name="Source_20_Text"><text:span text:style-name="T768">тип</text:span></text:span><text:span text:style-name="Source_20_Text"><text:span text:style-name="T811">Файла</text:span></text:span> означает тип данных <text:span text:style-name="T766">открываемого</text:span>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7">Параметр <text:span text:style-name="Source_20_Text"><text:span text:style-name="T76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7">открытому</text:span> файлу со стороны других процессов. <text:span text:style-name="T753">Для этого используются константы </text:span><text:span text:style-name="Source_20_Text"><text:span text:style-name="T813">фрдХХХХ</text:span></text:span><text:span text:style-name="T754"> и </text:span><text:span text:style-name="Source_20_Text"><text:span text:style-name="T813">фсдХХХХ</text:span></text:span><text:span text:style-name="T754">, которые можно комбинировать </text:span><text:span text:style-name="T755">с помощью операции побитового «ИЛИ». </text:span><text:span text:style-name="T75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4">режим</text:span></text:span><text:span text:style-name="T756"> выражение </text:span><text:span text:style-name="Source_20_Text"><text:span text:style-name="T756">фрдЧтение | фрдЗапись | фсдЧтение</text:span></text:span><text:span text:style-name="T756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8">Успе</text:span><text:span text:style-name="T759">ш</text:span><text:span text:style-name="T758">но о</text:span><text:span text:style-name="T757">ткрытый</text:span> файл должен быть закрыт вызовом <text:span text:style-name="T1433">процедуры</text:span> <text:span text:style-name="Source_20_Text"><text:span text:style-name="T768">файлЗакрыть()</text:span></text:span>.</text:p>
      <text:h text:style-name="Heading_20_3" text:outline-level="3"><text:span text:style-name="T699">П</text:span>роцедура <text:span text:style-name="T679">файлЗакрыть</text:span>()</text:h>
      <text:p text:style-name="Исходный_20_код">процедура файлЗакрыть(<text:span text:style-name="T687">вв </text:span>файл: объект);</text:p>
      <text:p text:style-name="Text_20_body">Закры<text:span text:style-name="T760">в</text:span>ает <text:span text:style-name="T760">файл, открытый вызовом функции </text:span><text:span text:style-name="Source_20_Text"><text:span text:style-name="T815">файлСоздать()</text:span></text:span><text:span text:style-name="T760"> или </text:span><text:span text:style-name="Source_20_Text"><text:span text:style-name="T815">файлОткрыть()</text:span></text:span><text:span text:style-name="T760">, и присваивает значение </text:span><text:span text:style-name="Source_20_Text"><text:span text:style-name="T815">пусто</text:span></text:span><text:span text:style-name="T760"> переданному объекту.</text:span></text:p>
      <text:p text:style-name="P294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8">ОшибкаВыполнения</text:span></text:span>. Поэтому вызов этой функции желательно помещать в секцию <text:span text:style-name="Source_20_Text"><text:span text:style-name="T768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1">ф := файлОткрыть</text:span>(<text:span text:style-name="T761">фтТекст, "мой-файл.txt", фрдЗапись | фсдИсключить</text:span>);<text:line-break/> <text:s text:c="3"/><text:span text:style-name="T761">начало<text:line-break/> <text:s text:c="7"/></text:span><text:span text:style-name="T762">файлРазмер(ф, 0);</text:span><text:span text:style-name="T76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3">исключение<text:line-break/> <text:s text:c="7"/>когда </text:span><text:span text:style-name="T863">любое</text:span><text:span text:style-name="T763"> тогда сообщить("Ошибка при записи в файл.");</text:span><text:span text:style-name="T761"><text:line-break/> <text:s text:c="3"/>напоследок<text:line-break/> <text:s text:c="7"/>файлЗакрыть(ф);<text:line-break/> <text:s text:c="3"/>конец;<text:line-break/></text:span><text:span text:style-name="T763">исключение<text:line-break/> <text:s text:c="3"/>когда </text:span><text:span text:style-name="T863">любое</text:span><text:span text:style-name="T763"> тогда сообщить("Ошибка при открытии файла.");</text:span><text:line-break/><text:span text:style-name="T761">окончание</text:span>.</text:p>
      <text:h text:style-name="P780" text:outline-level="3"><text:span text:style-name="T699">Ф</text:span>ункция файл<text:span text:style-name="T700">Размер</text:span>()</text:h>
      <text:p text:style-name="P283"><text:span text:style-name="T686">функция</text:span> файл<text:span text:style-name="T700">Размер</text:span>(<text:span text:style-name="T688">вх </text:span>файл: объект): <text:span text:style-name="T689">целое</text:span>;</text:p>
      <text:p text:style-name="P306"><text:span text:style-name="T686">функция</text:span> файл<text:span text:style-name="T728">Размер</text:span>(<text:span text:style-name="T688">вх </text:span>файл: объект; <text:span text:style-name="T689">вх </text:span><text:span text:style-name="T728">размер</text:span><text:span text:style-name="T689">: целое</text:span>): <text:span text:style-name="T689">целое</text:span>;</text:p>
      <text:p text:style-name="P302">Возвращает размер <text:span text:style-name="T859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1">При этом позиция чтения-записи будет установлена в конец файла.</text:span></text:p>
      <text:h text:style-name="P780" text:outline-level="3"><text:span text:style-name="T699">Ф</text:span>ункция файлПоз()</text:h>
      <text:p text:style-name="P279"><text:span text:style-name="T686">функция</text:span> файл<text:span text:style-name="T686">Поз</text:span>(<text:span text:style-name="T688">вх </text:span>файл: объект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</text:span>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; вх откуда: целое</text:span>): <text:span text:style-name="T689">целое</text:span>;</text:p>
      <text:p text:style-name="P303">Возвращает текущую позицию чтения-записи <text:span text:style-name="T860">для </text:span>переданного файла — <text:span text:style-name="T860">номер байта, считая от начала файла</text:span>. <text:span text:style-name="T860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7">ОшибкаВводаВывода</text:span></text:span><text:span text:style-name="T867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410803451" text:style-name="L18">
        <text:list-item>
          <text:p text:style-name="P917"><text:span text:style-name="Source_20_Text"><text:span text:style-name="T864">фпОтНачала</text:span></text:span><text:span text:style-name="T864"> — в </text:span><text:span text:style-name="Source_20_Text"><text:span text:style-name="T864">поз</text:span></text:span><text:span text:style-name="T864"> передан номер байта, считая от начала файла. </text:span><text:span text:style-name="T865">Это значение используется по умолчанию.</text:span></text:p>
        </text:list-item>
        <text:list-item>
          <text:p text:style-name="P918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18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699">П</text:span>роцедура файлПрочесть()</text:h>
      <text:p text:style-name="P315"><text:span text:style-name="T693">процедура</text:span> файл<text:span text:style-name="T690">Прочесть</text:span>(<text:span text:style-name="T688">вх </text:span>файл: объект; <text:span text:style-name="T691">вых </text:span><text:span text:style-name="T692">арг1, арг2, арг3, ...</text:span>);</text:p>
      <text:p text:style-name="P307">Читает данные из переданного файла, начиная с текущей позиции чтения-записи, и <text:span text:style-name="T869">по порядку </text:span><text:span text:style-name="T880">присваивает</text:span> прочитанные значения переданны<text:span text:style-name="T880">м</text:span> параметр<text:span text:style-name="T880">ам</text:span>. Позиция чтения-записи сдвигается к концу файла <text:span text:style-name="T868">на число прочитанных байт</text:span><text:span text:style-name="T899">ов</text:span>. Если в файле недостаточно данных, чтобы <text:span text:style-name="T910">прочесть </text:span><text:span text:style-name="T868">все переданны</text:span><text:span text:style-name="T910">е</text:span><text:span text:style-name="T868"> параметр</text:span><text:span text:style-name="T910">ы</text:span><text:span text:style-name="T868">, возникает исключение </text:span><text:span text:style-name="Source_20_Text"><text:span text:style-name="T868">ОшибкаВводаВывода</text:span></text:span><text:span text:style-name="T868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7">иначе возникнет исключение </text:span><text:span text:style-name="Source_20_Text"><text:span text:style-name="T877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2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455631427" text:style-name="L19">
        <text:list-item>
          <text:p text:style-name="P919"><text:span text:style-name="Source_20_Text"><text:span text:style-name="T869">строка</text:span></text:span><text:span text:style-name="T86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8">число</text:span><text:span text:style-name="T86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21"><text:span text:style-name="Source_20_Text">объект</text:span> — значение этого типа не может быть прочитано из файла. При попытке чтения возник<text:span text:style-name="T876">н</text:span>ет исключение <text:span text:style-name="Source_20_Text">НеверныйТип</text:span>.</text:p>
        </text:list-item>
        <text:list-item>
          <text:p text:style-name="P922"><text:span text:style-name="T17">д</text:span><text:span text:style-name="T1">ругие простые типы</text:span> — читает из файла <text:span text:style-name="T912">один или несколько байтов</text:span>, <text:span text:style-name="T911">в соответствии с</text:span> размер<text:span text:style-name="T91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24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4">текстового</text:span> файла, в зависимости от типа <text:span text:style-name="T893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3286185522" text:style-name="L20">
        <text:list-item>
          <text:p text:style-name="P928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28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7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28"><text:span text:style-name="Source_20_Text">объект</text:span> — <text:span text:style-name="T869">значение этого типа не может быть прочитано из файла. При попытке чтения возник</text:span><text:span text:style-name="T875">н</text:span><text:span text:style-name="T869">ет исключение </text:span><text:span text:style-name="Source_20_Text"><text:span text:style-name="T869">НеверныйТип</text:span></text:span><text:span text:style-name="T869">.</text:span></text:p>
        </text:list-item>
        <text:list-item>
          <text:p text:style-name="P930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3">возврата каретки, </text:span>перевода строки, либо до конца файла. <text:span text:style-name="T87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2">ОшибкаКонвертации</text:span></text:span><text:span text:style-name="T872">.</text:span></text:p>
        </text:list-item>
        <text:list-item>
          <text:p text:style-name="P927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699">П</text:span>роцедура файлЗаписать()</text:h>
      <text:p text:style-name="P316"><text:span text:style-name="T693">процедура</text:span> файл<text:span text:style-name="T694">Записать</text:span>(<text:span text:style-name="T688">вх </text:span>файл: объект; <text:span text:style-name="T691">вх </text:span><text:span text:style-name="T692">арг1, арг2, арг3, ...</text:span>);</text:p>
      <text:p text:style-name="P31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8">Текущая позиция чтения-записи смещается к концу файла на число записанных байт</text:span><text:span text:style-name="T900">ов</text:span><text:span text:style-name="T898">. </text:span><text:span text:style-name="T881">При ошибках записи возник</text:span><text:span text:style-name="T927">а</text:span><text:span text:style-name="T881">ет исключение </text:span><text:span text:style-name="Source_20_Text"><text:span text:style-name="T881">ОшибкаВводаВывода</text:span></text:span><text:span text:style-name="T881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78" text:outline-level="4">Двоичный файл</text:h>
      <text:p text:style-name="P311">При <text:span text:style-name="T882">записи</text:span> данных <text:span text:style-name="T882">в</text:span> двоичн<text:span text:style-name="T882">ый</text:span> файл, в зависимости от типа <text:span text:style-name="T894">каждого </text:span><text:span text:style-name="T870">переданного </text:span>параметра, <text:span text:style-name="T890">процедура</text:span><text:span text:style-name="T889"> </text:span>выполня<text:span text:style-name="T889">ет</text:span> следующие действия:</text:p>
      <text:list xml:id="list20751104872790" text:continue-list="list455631427" text:style-name="L19">
        <text:list-item>
          <text:p text:style-name="P920"><text:span text:style-name="Source_20_Text"><text:span text:style-name="T869">строка</text:span></text:span><text:span text:style-name="T869"> — </text:span><text:span text:style-name="T883">записывает в файл </text:span><text:span text:style-name="T869">64-битное целое со знаком, представляющее собой длину строки в байтах. Затем, если </text:span><text:span text:style-name="T883">строка непустая</text:span><text:span text:style-name="T869">, </text:span><text:span text:style-name="T883">записывает</text:span><text:span text:style-name="T869"> </text:span><text:span text:style-name="T914">один или несколько</text:span><text:span text:style-name="T869"> байтов — </text:span><text:span text:style-name="T883">содержимое строки </text:span><text:span text:style-name="T884">в кодировке UTF-8</text:span><text:span text:style-name="T869">.</text:span></text:p>
        </text:list-item>
        <text:list-item>
          <text:p text:style-name="P923"><text:span text:style-name="T17">д</text:span><text:span text:style-name="T1">ругие простые типы</text:span> — <text:span text:style-name="T885">записывает в файл</text:span> <text:span text:style-name="T913">один или несколько</text:span> байт<text:span text:style-name="T901">ов</text:span>, <text:span text:style-name="T913">в соответствии с</text:span> размер<text:span text:style-name="T91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25"><text:span text:style-name="T17">с</text:span><text:span text:style-name="T1">оставные типы</text:span> — значения составных типов не могут быть <text:span text:style-name="T886">записаны в файл</text:span>.</text:p>
        </text:list-item>
      </text:list>
      <text:h text:style-name="P879" text:outline-level="4">Текстовый файл</text:h>
      <text:p text:style-name="P310">При <text:span text:style-name="T887">записи данных в текстовый файл</text:span>, в зависимости от типа <text:span text:style-name="T895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20749733696085" text:continue-numbering="true" text:style-name="L19">
        <text:list-item>
          <text:p text:style-name="P929"><text:span text:style-name="Source_20_Text">символ</text:span> — <text:span text:style-name="T888">записывает в файл</text:span> один символ в кодировке UTF-8.</text:p>
        </text:list-item>
        <text:list-item>
          <text:p text:style-name="P929"><text:span text:style-name="Source_20_Text">строка</text:span> — <text:span text:style-name="T889">записывает в файл символы в кодировке UTF-8, составляющие содержимое строки</text:span><text:span text:style-name="T879">. </text:span><text:span text:style-name="T889">Никакие дополнительные символы, свидетельствующие об окончании строки, </text:span><text:span text:style-name="T915">в</text:span><text:span text:style-name="T889"> файл не записываются.</text:span></text:p>
        </text:list-item>
        <text:list-item>
          <text:p text:style-name="P931"><text:span text:style-name="T16">д</text:span><text:span text:style-name="T1">ругие простые типы</text:span> — <text:span text:style-name="T889">записывает в файл </text:span><text:span text:style-name="T89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26"><text:span text:style-name="T16">с</text:span><text:span text:style-name="T1">оставные типы</text:span> — значения составных типов не могут быть <text:span text:style-name="T897">записаны в файл</text:span>.</text:p>
        </text:list-item>
      </text:list>
      <text:h text:style-name="P781" text:outline-level="3"><text:span text:style-name="T939">Функция</text:span> файл<text:span text:style-name="T936">Есть</text:span>()</text:h>
      <text:p text:style-name="Исходный_20_код"><text:span text:style-name="T937">функция</text:span> файлЕсть(вх <text:span text:style-name="T2029">путь</text:span>: строка): <text:span text:style-name="T937">логическое</text:span>;</text:p>
      <text:p text:style-name="P330">Возвращает истинное значение, если существует файл, <text:span text:style-name="T938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82" text:outline-level="3"><text:span text:style-name="T939">Функция</text:span> файл<text:span text:style-name="T936">Есть</text:span><text:span text:style-name="T2014">Кат</text:span>()</text:h>
      <text:p text:style-name="P334"><text:span text:style-name="T937">функция</text:span> файл<text:span text:style-name="T2013">Есть</text:span><text:span text:style-name="T2014">Кат</text:span>(вх <text:span text:style-name="T2032">путь</text:span>: строка): <text:span text:style-name="T937">логическое</text:span>;</text:p>
      <text:p text:style-name="P331">Возвращает истинное значение, если существует <text:span text:style-name="T938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706">В случае ошибок создаётся исключение <text:span text:style-name="Source_20_Text">ОшибкаВводаВывода</text:span>.</text:p>
      <text:h text:style-name="P783" text:outline-level="3"><text:soft-page-break/><text:span text:style-name="T2017">Процедура</text:span> файл<text:span text:style-name="T2015">Созд</text:span><text:span text:style-name="T2014">Кат</text:span>()</text:h>
      <text:p text:style-name="P699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7"><text:span text:style-name="T2018">Создаёт</text:span> <text:span text:style-name="T938">каталог</text:span> с указанным именем.</text:p>
      <text:p text:style-name="P703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84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707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328"><text:span text:style-name="T2021">Удаляет</text:span> <text:span text:style-name="T938">каталог</text:span> с указанным именем.</text:p>
      <text:p text:style-name="P704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85" text:outline-level="3"><text:span text:style-name="T2025">Функция</text:span> файл<text:span text:style-name="T2022">Тек</text:span><text:span text:style-name="T2014">Кат</text:span>()</text:h>
      <text:p text:style-name="P712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329"><text:span text:style-name="T2024">Возвращает путь к текущему каталогу</text:span>.</text:p>
      <text:p text:style-name="P705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86" text:outline-level="3">Функция файл<text:span text:style-name="T956">ДомКат</text:span>()</text:h>
      <text:p text:style-name="P707">функция файл<text:span text:style-name="T956">ДомКат</text:span>(): строка;</text:p>
      <text:p text:style-name="P341"><text:span text:style-name="T955">Возвращает </text:span><text:span text:style-name="T956">путь к домашнему каталогу текущего пользователя операционной системы</text:span>.</text:p>
      <text:h text:style-name="P787" text:outline-level="3">Функция файл<text:span text:style-name="T943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6">если это поддерживается операционной системой</text:span>.</text:p>
      <text:h text:style-name="P788" text:outline-level="3">Функция файл<text:span text:style-name="T942">В</text:span>рм<text:span text:style-name="T941">Имя</text:span>()</text:h>
      <text:p text:style-name="P335">функция файлВрм<text:span text:style-name="T1410">Имя</text:span>(вх общий: логическое; <text:span text:style-name="T941">вх префикс: строка</text:span>): строка;</text:p>
      <text:p text:style-name="P337"><text:soft-page-break/>Возвращает путь <text:span text:style-name="T941">и имя файла, которые можно использовать для создания </text:span><text:span text:style-name="T944">временного файла</text:span>. Если в параметре <text:span text:style-name="Source_20_Text">общий</text:span> передано истинное значение, функция вернёт <text:span text:style-name="T945">путь к</text:span><text:span text:style-name="T944"> файл</text:span><text:span text:style-name="T945">у</text:span><text:span text:style-name="T944"> в </text:span>глобальн<text:span text:style-name="T944">ом</text:span> временн<text:span text:style-name="T944">ом</text:span> каталог<text:span text:style-name="T944">е</text:span>, в противном случае — <text:span text:style-name="T944">во </text:span>временн<text:span text:style-name="T944">ом</text:span> каталог<text:span text:style-name="T944">е</text:span> текущего пользователя, <text:span text:style-name="T946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7">ыйПуть</text:span>()</text:h>
      <text:p text:style-name="Исходный_20_код">функция файлПолн<text:span text:style-name="T947">ыйПуть</text:span>(вх <text:span text:style-name="T948">путь</text:span>: строка): строка;</text:p>
      <text:p text:style-name="P339">Дополняет переданный относительный путь к файлу <text:span text:style-name="T951">или каталогу </text:span>до абсолютного, <text:span text:style-name="T950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49">путь</text:span></text:span> передано пустое значение, возвращает полный путь к текущему каталогу.</text:p>
      <text:h text:style-name="P789" text:outline-level="3">Функция файл<text:span text:style-name="T985">Выполняемый</text:span>()</text:h>
      <text:p text:style-name="P348">функция файл<text:span text:style-name="T985">Выполняемый</text:span>(): строка;</text:p>
      <text:p text:style-name="P340"><text:span text:style-name="T955">Возвращает имя файла выполняемой программы</text:span>.</text:p>
      <text:h text:style-name="P790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91" text:outline-level="3">Функция файл<text:span text:style-name="T1578">Имя</text:span>()</text:h>
      <text:p text:style-name="P584">функция файл<text:span text:style-name="T1578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92" text:outline-level="3">Функция файл<text:span text:style-name="T1587">Расширение</text:span>()</text:h>
      <text:p text:style-name="P586">функция файл<text:span text:style-name="T1587">Расширение</text:span>(вх путь: строка): строка;</text:p>
      <text:p text:style-name="P580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793" text:outline-level="3">Функция файл<text:span text:style-name="T957">Атрибуты</text:span>()</text:h>
      <text:p text:style-name="P349">функция файл<text:span text:style-name="T957">Атрибуты</text:span>(<text:span text:style-name="T957">вх </text:span><text:span text:style-name="T2038">путь</text:span><text:span text:style-name="T957">: строка</text:span>): <text:span text:style-name="T957">целое</text:span>;</text:p>
      <text:p text:style-name="P343"><text:span text:style-name="T955">Возвращает </text:span><text:span text:style-name="T958">атрибуты файла </text:span><text:span text:style-name="T2039">с </text:span><text:span text:style-name="T2040">указанным</text:span><text:span text:style-name="T2039"> именем </text:span><text:span text:style-name="T958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342"><text:soft-page-break/><text:span text:style-name="T963">При ошибках создаёт</text:span><text:span text:style-name="T2052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p text:style-name="P353">Возможны<text:span text:style-name="T962">м</text:span> значения<text:span text:style-name="T962">м</text:span> атрибутов <text:span text:style-name="T959">соответствуют</text:span> констант<text:span text:style-name="T962">ы</text:span> <text:span text:style-name="Source_20_Text">фаХХХХ</text:span>. <text:span text:style-name="T962">Некоторые атрибуты могут быть неприменимы, в зависимости от операционной системы.</text:span></text:p>
      <text:h text:style-name="P794" text:outline-level="3">Функция файл<text:span text:style-name="T964">Возраст</text:span>()</text:h>
      <text:p text:style-name="P350">функция файл<text:span text:style-name="T964">Возраст</text:span>(<text:span text:style-name="T957">вх </text:span><text:span text:style-name="T2042">путь</text:span><text:span text:style-name="T957">: строка</text:span>): <text:span text:style-name="T964">момент</text:span>;</text:p>
      <text:p text:style-name="P344"><text:span text:style-name="T955">Возвращает </text:span><text:span text:style-name="T964">дату и время последней модификации</text:span><text:span text:style-name="T958"> файла</text:span>.</text:p>
      <text:p text:style-name="P34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344"><text:span text:style-name="T963">При ошибках создаёт</text:span><text:span text:style-name="T2053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h text:style-name="P795" text:outline-level="3">Функция файл<text:span text:style-name="T971">Переместить</text:span>()</text:h>
      <text:p text:style-name="P351"><text:span text:style-name="T965">процедура</text:span> файл<text:span text:style-name="T971">Переместить</text:span>(<text:span text:style-name="T957">вх </text:span><text:span text:style-name="T965">откуда, куда</text:span><text:span text:style-name="T957">: строка</text:span>);</text:p>
      <text:p text:style-name="P709">Переименовывает <text:span text:style-name="T967">и/</text:span>или перемещает файл <text:span text:style-name="T968">с </text:span><text:span text:style-name="T2044">указанным</text:span><text:span text:style-name="T968"> именем</text:span>.</text:p>
      <text:p text:style-name="P345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6">должен располагаться в</text:span><text:span text:style-name="T2027"> текущем каталоге.</text:span></text:p>
      <text:p text:style-name="P346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6">При ошибках создаёт</text:span><text:span text:style-name="T2054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P796" text:outline-level="3">Функция файл<text:span text:style-name="T969">Удалить</text:span>()</text:h>
      <text:p text:style-name="P352"><text:span text:style-name="T965">процедура</text:span> файл<text:span text:style-name="T969">Удалить</text:span>(<text:span text:style-name="T957">вх </text:span><text:span text:style-name="T2049">путь</text:span><text:span text:style-name="T957">: строка</text:span>);</text:p>
      <text:p text:style-name="P710"><text:span text:style-name="T969">Удаляет</text:span> файл <text:span text:style-name="T968">с переданными именем</text:span>. </text:p>
      <text:p text:style-name="P710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710"><text:span text:style-name="T966">При ошибках создаёт</text:span><text:span text:style-name="T2055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7">переданную </text:span>структуру <text:span text:style-name="T977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79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8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79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97" text:outline-level="3">Функция файл<text:span text:style-name="T980">Следующий</text:span>()</text:h>
      <text:p text:style-name="P357">функция файл<text:span text:style-name="T980">Следующий</text:span>(вх <text:span text:style-name="T980">список</text:span>: <text:span text:style-name="T980">объект</text:span>; вых инфо: ФайлИнфо): <text:span text:style-name="T980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2">нет</text:span></text:span>; <text:span text:style-name="T984">в этом случае структура </text:span><text:span text:style-name="Source_20_Text"><text:span text:style-name="T984">инфо</text:span></text:span><text:span text:style-name="T984"> остаётся незаполненной.</text:span></text:p>
      <text:p text:style-name="P359"><text:span text:style-name="T982">Объект</text:span> <text:span text:style-name="Source_20_Text"><text:span text:style-name="T982">с</text:span></text:span><text:span text:style-name="Source_20_Text"><text:span text:style-name="T981">писок</text:span></text:span><text:span text:style-name="T981"> должен быть создан вызовом функции </text:span><text:span text:style-name="Source_20_Text"><text:span text:style-name="T981">файлПервый()</text:span></text:span><text:span text:style-name="T981"> и в дальнейшем уничтожен вызовом процедуры </text:span><text:span text:style-name="Source_20_Text"><text:span text:style-name="T981">уничтожить()</text:span></text:span><text:span text:style-name="T981">.</text:span></text:p>
      <text:p text:style-name="P360"><text:span text:style-name="T983">П</text:span>ример использования <text:span text:style-name="T983">см. </text:span>в описании функции <text:span text:style-name="Source_20_Text">файлПервый()</text:span>.</text:p>
      <text:h text:style-name="P749" text:outline-level="2"><text:span text:style-name="T1865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<text:soft-page-break/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798" text:outline-level="3">Типы</text:h>
      <text:p text:style-name="P576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799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65"><text:span text:style-name="T751">константы</text:span><text:span text:style-name="T749"><text:line-break/></text:span> <text:s text:c="3"/>// <text:span text:style-name="T1506">с</text:span><text:span text:style-name="T749">тили шрифта</text:span><text:line-break/> <text:s text:c="3"/><text:span text:style-name="T1506">грс</text:span><text:span text:style-name="T732">шЖирный <text:s/>= </text:span>1; // жирный шрифт<text:line-break/> <text:s text:c="3"/><text:span text:style-name="T1506">грс</text:span><text:span text:style-name="T732">шКурсив <text:s/>= </text:span>2; // курсив<text:line-break/> <text:s text:c="3"/><text:span text:style-name="T1506">грс</text:span><text:span text:style-name="T732">шПодчерк = </text:span>4; // одинарное подчёркивание<text:line-break/> <text:s text:c="3"/><text:span text:style-name="T1506">грс</text:span><text:span text:style-name="T732">шЗачерк <text:s/>= </text:span>8; // <text:span text:style-name="T733">за</text:span>чёркнутый текст</text:p>
      <text:h text:style-name="P800" text:outline-level="3"><text:span text:style-name="T1427">Функция</text:span> <text:span text:style-name="T1427">гр</text:span><text:span text:style-name="T1706">Окно</text:span>()</text:h>
      <text:p text:style-name="P512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6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5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801" text:outline-level="3"><text:span text:style-name="T1437">Процедура</text:span> <text:span text:style-name="T1427">гр</text:span><text:span text:style-name="T1598">Уничтожить</text:span>()</text:h>
      <text:p text:style-name="P513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511"><text:soft-page-break/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5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8">ОшибкаВыполнения</text:span></text:span>.</text:p>
      <text:h text:style-name="P802" text:outline-level="3"><text:span text:style-name="T1608">Функция</text:span> <text:span text:style-name="T1427">гр</text:span><text:span text:style-name="T1436">Размер</text:span>()</text:h>
      <text:p text:style-name="P594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26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26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803" text:outline-level="3"><text:span text:style-name="T1438">Процедура</text:span> <text:span text:style-name="T1427">гр</text:span><text:span text:style-name="T1437">Начать</text:span>()</text:h>
      <text:p text:style-name="P529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14"><text:span text:style-name="T1437">Начинает серию операций графического вывода</text:span>.</text:p>
      <text:p text:style-name="P514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804" text:outline-level="3"><text:span text:style-name="T1438">Процедура</text:span> <text:span text:style-name="T1427">гр</text:span><text:span text:style-name="T1442">Закончить</text:span>()</text:h>
      <text:p text:style-name="P531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15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05" text:outline-level="3"><text:span text:style-name="T1438">Процедура</text:span> <text:span text:style-name="T1450">грП</text:span><text:span text:style-name="T1447">еро</text:span>()</text:h>
      <text:p text:style-name="P532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16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37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806" text:outline-level="3"><text:span text:style-name="T1438">Процедура</text:span> <text:span text:style-name="T1450">гр</text:span><text:span text:style-name="T1459">Кисть</text:span>()</text:h>
      <text:p text:style-name="P540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17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34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38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807" text:outline-level="3"><text:span text:style-name="T1438">Процедура</text:span> <text:span text:style-name="T1450">гр</text:span><text:span text:style-name="T1508">Шрифт</text:span>()</text:h>
      <text:p text:style-name="P566">процедура грШрифт(вх <text:span text:style-name="T1622">холст</text:span>: объект; вх <text:span text:style-name="T1625">цвет</text:span>: <text:span text:style-name="T1625">целое</text:span>);</text:p>
      <text:p text:style-name="P566">процедура грШрифт(вх <text:span text:style-name="T1622">холст</text:span>: объект; вх <text:span text:style-name="T1625">цвет, стиль</text:span>: целое);</text:p>
      <text:p text:style-name="P566">процедура грШрифт(вх <text:span text:style-name="T1622">холст</text:span>: объект; вх <text:span text:style-name="T1625">цвет, стиль, размер</text:span>: целое);</text:p>
      <text:p text:style-name="P595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23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61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71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62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810" text:outline-level="3"><text:soft-page-break/>Процедура гр<text:span text:style-name="T1552">Обрезка</text:span>()</text:h>
      <text:p text:style-name="P577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49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25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811" text:outline-level="3"><text:span text:style-name="T1495">Функция</text:span> гр<text:span text:style-name="T1495">Точка</text:span>()</text:h>
      <text:p text:style-name="P569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48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3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808" text:outline-level="3"><text:span text:style-name="T1438">Процедура</text:span> <text:span text:style-name="T1450">гр</text:span><text:span text:style-name="T1451">Круг</text:span>()</text:h>
      <text:p text:style-name="P533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19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19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809" text:outline-level="3"><text:span text:style-name="T1438">Процедура</text:span> <text:span text:style-name="T1450">гр</text:span><text:span text:style-name="T1464">Эллипс</text:span>()</text:h>
      <text:p text:style-name="P555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18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18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43"><text:soft-page-break/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2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0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812" text:outline-level="3">Процедура гр<text:span text:style-name="T1478">Сегмент</text:span>()</text:h>
      <text:p text:style-name="P556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45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3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1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13" text:outline-level="3">Процедура гр<text:span text:style-name="T1478">Се</text:span><text:span text:style-name="T1499">ктор</text:span>()</text:h>
      <text:p text:style-name="P559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46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4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2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14" text:outline-level="3">Процедура гр<text:span text:style-name="T1469">Отрезок</text:span>()</text:h>
      <text:p text:style-name="P541">процедура гр<text:span text:style-name="T1470">Отрезок</text:span>(вх <text:span text:style-name="T1646">холст</text:span>: объект; вх г1, в1, г2, в2: целое);</text:p>
      <text:p text:style-name="P547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815" text:outline-level="3">Процедура гр<text:span text:style-name="T1503">Ломаная</text:span>()</text:h>
      <text:p text:style-name="P560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50"><text:soft-page-break/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16" text:outline-level="3">Процедура гр<text:span text:style-name="T1472">Прямоугольник</text:span>()</text:h>
      <text:p text:style-name="P542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42">процедура грПрямоугольник(вх <text:span text:style-name="T1651">холст</text:span>: объект; вх г1, в1, г2, в2, рг, рв: целое);</text:p>
      <text:p text:style-name="P544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17" text:outline-level="3">Процедура гр<text:span text:style-name="T1534">Многоугольник</text:span>()</text:h>
      <text:p text:style-name="P570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51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51"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818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73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75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75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819" text:outline-level="3"><text:span text:style-name="T1495">Функция</text:span> гр<text:span text:style-name="T1529">Текст</text:span>()</text:h>
      <text:p text:style-name="P568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820" text:outline-level="3">Функция <text:span text:style-name="T1594">грИ</text:span>зо<text:span text:style-name="T1574">Создать</text:span>()</text:h>
      <text:p text:style-name="P583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91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820" text:outline-level="3">Функция <text:span text:style-name="T1594">грИ</text:span>зо<text:span text:style-name="T1568">Загрузить</text:span>()</text:h>
      <text:p text:style-name="P589">функция <text:span text:style-name="T1595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82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821" text:outline-level="3"><text:span text:style-name="T1673">Процедура</text:span> <text:span text:style-name="T1673">грИ</text:span>зо<text:span text:style-name="T1588">Сохранить</text:span>()</text:h>
      <text:p text:style-name="P585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81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822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50" text:outline-level="2"><text:span text:style-name="T1871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</text:span><text:soft-page-break/><text:span text:style-name="T1713">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823" text:outline-level="3">Типы</text:h>
      <text:p text:style-name="P611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606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2">в зависимости от типа события</text:span>:</text:p>
      <text:list xml:id="list3448905504" text:style-name="L21">
        <text:list-item>
          <text:p text:style-name="P932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933"><text:span text:style-name="Source_20_Text">сбтКлСмв</text:span> — кодпойнт Юникод введённого символа;</text:p>
        </text:list-item>
        <text:list-item>
          <text:p text:style-name="P934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934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935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12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91"><text:span text:style-name="T199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608"/>
      <text:p text:style-name="P610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</text:span><text:soft-page-break/><text:span text:style-name="T1726"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610"/>
      <text:p text:style-name="P613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824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97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826" text:outline-level="3"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600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825" text:outline-level="3">Функция <text:span text:style-name="T1685">сбт</text:span><text:span text:style-name="T1703">Забрать</text:span><text:span text:style-name="T1684">()</text:span></text:h>
      <text:p text:style-name="P609">функция сбт<text:span text:style-name="T1704">Забрать</text:span>(<text:span text:style-name="T1719">окно</text:span>: объект): Событие;</text:p>
      <text:p text:style-name="P601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27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827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605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20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отметки и стрелки в текущей клетке, а также закрашивать и очищать текущую клетку.</text:p>
      <text:h text:style-name="Heading_20_3" text:outline-level="3">Константы</text:h>
      <text:p text:style-name="P714">констант<text:span text:style-name="T2058">а</text:span><text:line-break/> <text:s text:c="3"/>// <text:span text:style-name="T2066">т</text:span><text:span text:style-name="T2058">екущее положение Мышки</text:span><text:line-break/> <text:s text:c="3"/><text:span text:style-name="T2057">здесь = 0;</text:span></text:p>
      <text:p text:style-name="P714"><text:span text:style-name="T2058">константы</text:span><text:span text:style-name="T2057"><text:line-break/> <text:s text:c="3"/>// </text:span><text:span text:style-name="T2066">н</text:span><text:span text:style-name="T2058">аправления относительно текущего положения Мышки</text:span><text:span text:style-name="T2057"><text:line-break/> <text:s text:c="3"/>влево/</text:span><text:span text:style-name="T2069">слева</text:span><text:span text:style-name="T2057"> = 1;<text:line-break/> <text:s text:c="3"/>вправо/</text:span><text:span text:style-name="T2069">справа</text:span><text:span text:style-name="T2057"> = 2;<text:line-break/> <text:s text:c="3"/>вперед/вперёд/впереди = 3;<text:line-break/> <text:s text:c="3"/>назад/сзади = 4;</text:span></text:p>
      <text:p text:style-name="P714"><text:span text:style-name="T2058">константы</text:span><text:span text:style-name="T2057"><text:line-break/> <text:s text:c="3"/>// </text:span><text:span text:style-name="T2066">а</text:span><text:span text:style-name="T2058">бсолютные значения направлений</text:span><text:span text:style-name="T2057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28" text:outline-level="3">Процедура <text:span text:style-name="T2067">загрузитьО</text:span>бстановк<text:span text:style-name="T2067">у</text:span>()</text:h>
      <text:p text:style-name="P715">процедура <text:span text:style-name="T2061">загрузитьОбстановку</text:span>(вх файл: строка);<text:line-break/>процедура <text:span text:style-name="T2061">загрузитьОбстановку</text:span>(вх файл: строка; вх индекс: целое);</text:p>
      <text:p text:style-name="P727">В текущей версии не реализована.</text:p>
      <text:h text:style-name="P829" text:outline-level="3">Процедура шаг()</text:h>
      <text:p text:style-name="Исходный_20_код">процедура шаг();<text:line-break/><text:span text:style-name="T2059">процедура шаг(вх куда: целое);</text:span></text:p>
      <text:p text:style-name="P721"><text:span text:style-name="T2070">Перемещает Мышку</text:span> на соседнюю клетку в указанном направлении.</text:p>
      <text:p text:style-name="P721">Если процедура вызвана без параметров, будет сделан шаг в том направлении, куда Мышка смотрит в настоящий момент.</text:p>
      <text:p text:style-name="P722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<text:soft-page-break/>Процедура повернуть()</text:h>
      <text:p text:style-name="P937">процедура повернуть(вх куда: целое);</text:p>
      <text:p text:style-name="P723"><text:span text:style-name="T2071">Поворачивает Мышку</text:span> в указанном направлении.</text:p>
      <text:h text:style-name="Heading_20_3" text:outline-level="3">Процедура закрасить()</text:h>
      <text:p text:style-name="P728">процедура <text:span text:style-name="T2059">закрасить</text:span>();</text:p>
      <text:p text:style-name="P724">Закрашивает клетку, в которой находится Мышка.</text:p>
      <text:h text:style-name="Heading_20_3" text:outline-level="3">Процедура очистить()</text:h>
      <text:p text:style-name="P729">процедура <text:span text:style-name="T2060">очистить</text:span>();</text:p>
      <text:p text:style-name="P724">Возвращает первоначальный цвет клетке, в которой находится Мышка.</text:p>
      <text:h text:style-name="Heading_20_3" text:outline-level="3">Функция стена()</text:h>
      <text:p text:style-name="P716"><text:span text:style-name="T2062">функция</text:span> <text:span text:style-name="T2062">стена</text:span>(вх <text:span text:style-name="T2062">где</text:span>: <text:span text:style-name="T2062">целое</text:span>): <text:span text:style-name="T2062">логическое</text:span>;</text:p>
      <text:p text:style-name="P725">Возвращает <text:span text:style-name="Source_20_Text">да</text:span>, <text:span text:style-name="T2075">если </text:span>между текущей и соседней клеткой в указанном направлении расположена стена.</text:p>
      <text:h text:style-name="P831" text:outline-level="3">Функция <text:span text:style-name="T2077">проход</text:span>()</text:h>
      <text:p text:style-name="P938"><text:span text:style-name="T2062">функция</text:span> <text:span text:style-name="T2077">проход</text:span>(вх <text:span text:style-name="T2062">где</text:span>: <text:span text:style-name="T2062">целое</text:span>): <text:span text:style-name="T2062">логическое</text:span>;</text:p>
      <text:p text:style-name="P936">Возвращает <text:span text:style-name="Source_20_Text">да</text:span>, <text:span text:style-name="T2075">если </text:span><text:span text:style-name="T2078">из</text:span> текущей <text:span text:style-name="T2078">в</text:span> соседн<text:span text:style-name="T2078">юю</text:span> клетк<text:span text:style-name="T2078">у</text:span> в указанном направлении <text:span text:style-name="T2077">можно пройти</text:span>.</text:p>
      <text:h text:style-name="P831" text:outline-level="3">Функция закрашено()</text:h>
      <text:p text:style-name="P717"><text:span text:style-name="T2062">функция</text:span> <text:span text:style-name="T2063">закрашено</text:span>(): <text:span text:style-name="T2062">логическое</text:span>;</text:p>
      <text:p text:style-name="P726">Возвращает <text:span text:style-name="Source_20_Text">да</text:span>, если <text:span text:style-name="T2072">текущая клетка закрашена</text:span>.</text:p>
      <text:h text:style-name="Heading_20_3" text:outline-level="3">Функция метка()</text:h>
      <text:p text:style-name="P718"><text:span text:style-name="T2062">функция</text:span> <text:span text:style-name="T2064">метка</text:span>(): <text:span text:style-name="T2065">строка</text:span>;</text:p>
      <text:p text:style-name="P726">Возвращает <text:span text:style-name="T2072">текст, которым отмечена текущая клетка</text:span>. <text:span text:style-name="T2072">При отсутствии метки возвращает пустую строку.</text:span></text:p>
      <text:h text:style-name="P830" text:outline-level="3">Функция <text:span text:style-name="T2068">стрелка</text:span>()</text:h>
      <text:p text:style-name="P719"><text:span text:style-name="T2062">функция</text:span> <text:span text:style-name="T2068">стрелка</text:span>(): <text:span text:style-name="T2068">целое</text:span>;</text:p>
      <text:p text:style-name="P726">Возвращает <text:span text:style-name="T2072">направление стрелки </text:span><text:span text:style-name="T2076">(одно из значений:</text:span><text:span text:style-name="T2072"> </text:span><text:span text:style-name="Source_20_Text"><text:span text:style-name="T2073">наЗапад</text:span></text:span><text:span text:style-name="T2073">, </text:span><text:span text:style-name="Source_20_Text"><text:span text:style-name="T2073">наСевер</text:span></text:span><text:span text:style-name="T2073">, </text:span><text:span text:style-name="Source_20_Text"><text:span text:style-name="T2073">наЮг</text:span></text:span><text:span text:style-name="T2073"> или </text:span><text:span text:style-name="Source_20_Text"><text:span text:style-name="T2073">наВосток</text:span></text:span><text:span text:style-name="T2076">),</text:span><text:span text:style-name="T2073"> если </text:span><text:span text:style-name="T2072">в текущей клетке есть стрелка</text:span>. <text:span text:style-name="T2074">При отсутствии стрелки</text:span><text:span text:style-name="T2072"> возвращает нул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12-18T02:07:41.565397422</dc:date>
    <meta:editing-duration>P12DT9H12M18S</meta:editing-duration>
    <meta:editing-cycles>3558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6" meta:paragraph-count="1597" meta:word-count="21870" meta:character-count="165516" meta:non-whitespace-character-count="141608"/>
  </office:meta>
</office:document-meta>
</file>